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color="#00008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fo:color="#aaaaaa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Tabelle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>
            <text:p>[1]</text:p>
          </table:table-cell>
          <table:table-cell office:value-type="string">
            <text:p>http://profmokeur.ca/chemistry/covalent_radii.htm, accessed Apr 3, 2014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[2]</text:p>
          </table:table-cell>
          <table:table-cell office:value-type="string">
            <text:p>Mantina et al., "Consistent van der Waals Radii for the Whole Main Group", J. Phys. Chem. A, 2009, 113, 5806.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[3]</text:p>
          </table:table-cell>
          <table:table-cell office:value-type="string">
            <text:p>Hu et al., "Consistent approaches to van der Waals radii for the metallic elements", Z. Kristallogr, 2009, 224, 375.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11"/>
          <table:table-cell table:style-name="ce5"/>
        </table:table-row>
        <table:table-row table:style-name="ro2">
          <table:table-cell table:style-name="ce1"/>
          <table:table-cell table:number-columns-repeated="9"/>
          <table:table-cell office:value-type="string">
            <text:p>Format of decimal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Z</text:p>
          </table:table-cell>
          <table:table-cell office:value-type="string">
            <text:p>element</text:p>
          </table:table-cell>
          <table:table-cell office:value-type="string">
            <text:p>name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covalent[1]</text:p>
          </table:table-cell>
          <table:table-cell office:value-type="string">
            <text:p>vdW[2]</text:p>
          </table:table-cell>
          <table:table-cell office:value-type="string">
            <text:p>vdW[3]</text:p>
          </table:table-cell>
          <table:table-cell/>
          <table:table-cell office:value-type="string">
            <text:p>0.00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"H"</text:p>
          </table:table-cell>
          <table:table-cell office:value-type="string">
            <text:p>"Hydrogen"</text:p>
          </table:table-cell>
          <table:table-cell table:number-columns-repeated="3" table:style-name="ce4" office:value-type="float" office:value="1">
            <text:p>1.00</text:p>
          </table:table-cell>
          <table:table-cell table:style-name="ce4" office:value-type="float" office:value="0.31">
            <text:p>0.31</text:p>
          </table:table-cell>
          <table:table-cell table:style-name="ce4" office:value-type="float" office:value="1.1">
            <text:p>1.10</text:p>
          </table:table-cell>
          <table:table-cell table:style-name="ce4"/>
          <table:table-cell/>
          <table:table-cell table:formula="of:=[.B7]&amp;&quot;: {&quot;&quot;atomic number&quot;&quot;: &quot;&amp;[.A7]&amp;&quot;, &quot;&quot;element name&quot;&quot;: &quot;&amp;[.C7]&amp;&quot;, &quot;&quot;color&quot;&quot;: (&quot;&amp;TEXT([.D7]; [.$K$6])&amp;&quot;, &quot;&amp;TEXT([.E7]; [.$K$6])&amp;&quot;, &quot;&amp;TEXT([.F7]; [.$K$6])&amp;&quot;), &quot;&quot;covalent&quot;&quot;: &quot;&amp;TEXT([.G7]; [.$K$6])&amp;&quot;, &quot;&quot;vdW1&quot;&quot;: &quot;&amp;IF([.I7]=&quot;&quot;;TEXT(0; [.$K$6]);TEXT([.I7]; [.$K$6]))&amp;&quot;, &quot;&quot;vdW2&quot;&quot;: &quot;&amp;IF([.H7]=&quot;&quot;;TEXT(0; [.$K$6]);TEXT([.H7]; [.$K$6]))&amp;&quot;},&quot;" office:value-type="string" office:string-value="&quot;H&quot;: {&quot;atomic number&quot;: 1, &quot;element name&quot;: &quot;Hydrogen&quot;, &quot;color&quot;: (1.00, 1.00, 1.00), &quot;covalent&quot;: 0.31, &quot;vdW1&quot;: 0.00, &quot;vdW2&quot;: 1.10},">
            <text:p>"H": {"atomic number": 1, "element name": "Hydrogen", "color": (1.00, 1.00, 1.00), "covalent": 0.31, "vdW1": 0.00, "vdW2": 1.10},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"He"</text:p>
          </table:table-cell>
          <table:table-cell office:value-type="string">
            <text:p>"Helium"</text:p>
          </table:table-cell>
          <table:table-cell table:style-name="ce4" office:value-type="float" office:value="0.85">
            <text:p>0.85</text:p>
          </table:table-cell>
          <table:table-cell table:number-columns-repeated="2" table:style-name="ce4" office:value-type="float" office:value="1">
            <text:p>1.00</text:p>
          </table:table-cell>
          <table:table-cell table:style-name="ce4" office:value-type="float" office:value="0.28">
            <text:p>0.28</text:p>
          </table:table-cell>
          <table:table-cell table:style-name="ce4" office:value-type="float" office:value="1.4">
            <text:p>1.40</text:p>
          </table:table-cell>
          <table:table-cell table:style-name="ce4"/>
          <table:table-cell/>
          <table:table-cell table:formula="of:=[.B8]&amp;&quot;: {&quot;&quot;atomic number&quot;&quot;: &quot;&amp;[.A8]&amp;&quot;, &quot;&quot;element name&quot;&quot;: &quot;&amp;[.C8]&amp;&quot;, &quot;&quot;color&quot;&quot;: (&quot;&amp;TEXT([.D8]; [.$K$6])&amp;&quot;, &quot;&amp;TEXT([.E8]; [.$K$6])&amp;&quot;, &quot;&amp;TEXT([.F8]; [.$K$6])&amp;&quot;), &quot;&quot;covalent&quot;&quot;: &quot;&amp;TEXT([.G8]; [.$K$6])&amp;&quot;, &quot;&quot;vdW1&quot;&quot;: &quot;&amp;IF([.I8]=&quot;&quot;;TEXT(0; [.$K$6]);TEXT([.I8]; [.$K$6]))&amp;&quot;, &quot;&quot;vdW2&quot;&quot;: &quot;&amp;IF([.H8]=&quot;&quot;;TEXT(0; [.$K$6]);TEXT([.H8]; [.$K$6]))&amp;&quot;},&quot;" office:value-type="string" office:string-value="&quot;He&quot;: {&quot;atomic number&quot;: 2, &quot;element name&quot;: &quot;Helium&quot;, &quot;color&quot;: (0.85, 1.00, 1.00), &quot;covalent&quot;: 0.28, &quot;vdW1&quot;: 0.00, &quot;vdW2&quot;: 1.40},">
            <text:p>"He": {"atomic number": 2, "element name": "Helium", "color": (0.85, 1.00, 1.00), "covalent": 0.28, "vdW1": 0.00, "vdW2": 1.40},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"Li"</text:p>
          </table:table-cell>
          <table:table-cell office:value-type="string">
            <text:p>"Lithium"</text:p>
          </table:table-cell>
          <table:table-cell table:style-name="ce4" office:value-type="float" office:value="0.8">
            <text:p>0.80</text:p>
          </table:table-cell>
          <table:table-cell table:style-name="ce4" office:value-type="float" office:value="0.5">
            <text:p>0.50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1.28">
            <text:p>1.28</text:p>
          </table:table-cell>
          <table:table-cell table:style-name="ce4" office:value-type="float" office:value="1.81">
            <text:p>1.81</text:p>
          </table:table-cell>
          <table:table-cell table:style-name="ce4" office:value-type="float" office:value="2.14">
            <text:p>2.14</text:p>
          </table:table-cell>
          <table:table-cell/>
          <table:table-cell table:formula="of:=[.B9]&amp;&quot;: {&quot;&quot;atomic number&quot;&quot;: &quot;&amp;[.A9]&amp;&quot;, &quot;&quot;element name&quot;&quot;: &quot;&amp;[.C9]&amp;&quot;, &quot;&quot;color&quot;&quot;: (&quot;&amp;TEXT([.D9]; [.$K$6])&amp;&quot;, &quot;&amp;TEXT([.E9]; [.$K$6])&amp;&quot;, &quot;&amp;TEXT([.F9]; [.$K$6])&amp;&quot;), &quot;&quot;covalent&quot;&quot;: &quot;&amp;TEXT([.G9]; [.$K$6])&amp;&quot;, &quot;&quot;vdW1&quot;&quot;: &quot;&amp;IF([.I9]=&quot;&quot;;TEXT(0; [.$K$6]);TEXT([.I9]; [.$K$6]))&amp;&quot;, &quot;&quot;vdW2&quot;&quot;: &quot;&amp;IF([.H9]=&quot;&quot;;TEXT(0; [.$K$6]);TEXT([.H9]; [.$K$6]))&amp;&quot;},&quot;" office:value-type="string" office:string-value="&quot;Li&quot;: {&quot;atomic number&quot;: 3, &quot;element name&quot;: &quot;Lithium&quot;, &quot;color&quot;: (0.80, 0.50, 1.00), &quot;covalent&quot;: 1.28, &quot;vdW1&quot;: 2.14, &quot;vdW2&quot;: 1.81},">
            <text:p>"Li": {"atomic number": 3, "element name": "Lithium", "color": (0.80, 0.50, 1.00), "covalent": 1.28, "vdW1": 2.14, "vdW2": 1.81},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"Be"</text:p>
          </table:table-cell>
          <table:table-cell office:value-type="string">
            <text:p>"Beryllium"</text:p>
          </table:table-cell>
          <table:table-cell table:style-name="ce4" office:value-type="float" office:value="0.76">
            <text:p>0.76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96">
            <text:p>0.96</text:p>
          </table:table-cell>
          <table:table-cell table:style-name="ce4" office:value-type="float" office:value="1.53">
            <text:p>1.53</text:p>
          </table:table-cell>
          <table:table-cell table:style-name="ce4" office:value-type="float" office:value="1.69">
            <text:p>1.69</text:p>
          </table:table-cell>
          <table:table-cell/>
          <table:table-cell table:formula="of:=[.B10]&amp;&quot;: {&quot;&quot;atomic number&quot;&quot;: &quot;&amp;[.A10]&amp;&quot;, &quot;&quot;element name&quot;&quot;: &quot;&amp;[.C10]&amp;&quot;, &quot;&quot;color&quot;&quot;: (&quot;&amp;TEXT([.D10]; [.$K$6])&amp;&quot;, &quot;&amp;TEXT([.E10]; [.$K$6])&amp;&quot;, &quot;&amp;TEXT([.F10]; [.$K$6])&amp;&quot;), &quot;&quot;covalent&quot;&quot;: &quot;&amp;TEXT([.G10]; [.$K$6])&amp;&quot;, &quot;&quot;vdW1&quot;&quot;: &quot;&amp;IF([.I10]=&quot;&quot;;TEXT(0; [.$K$6]);TEXT([.I10]; [.$K$6]))&amp;&quot;, &quot;&quot;vdW2&quot;&quot;: &quot;&amp;IF([.H10]=&quot;&quot;;TEXT(0; [.$K$6]);TEXT([.H10]; [.$K$6]))&amp;&quot;},&quot;" office:value-type="string" office:string-value="&quot;Be&quot;: {&quot;atomic number&quot;: 4, &quot;element name&quot;: &quot;Beryllium&quot;, &quot;color&quot;: (0.76, 1.00, 0.00), &quot;covalent&quot;: 0.96, &quot;vdW1&quot;: 1.69, &quot;vdW2&quot;: 1.53},">
            <text:p>"Be": {"atomic number": 4, "element name": "Beryllium", "color": (0.76, 1.00, 0.00), "covalent": 0.96, "vdW1": 1.69, "vdW2": 1.53},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"B"</text:p>
          </table:table-cell>
          <table:table-cell office:value-type="string">
            <text:p>"Boron"</text:p>
          </table:table-cell>
          <table:table-cell table:style-name="ce4" office:value-type="float" office:value="1">
            <text:p>1.00</text:p>
          </table:table-cell>
          <table:table-cell table:number-columns-repeated="2" table:style-name="ce4" office:value-type="float" office:value="0.7">
            <text:p>0.70</text:p>
          </table:table-cell>
          <table:table-cell table:style-name="ce4" office:value-type="float" office:value="0.84">
            <text:p>0.84</text:p>
          </table:table-cell>
          <table:table-cell table:style-name="ce4" office:value-type="float" office:value="1.92">
            <text:p>1.92</text:p>
          </table:table-cell>
          <table:table-cell table:style-name="ce4" office:value-type="float" office:value="1.68">
            <text:p>1.68</text:p>
          </table:table-cell>
          <table:table-cell/>
          <table:table-cell table:formula="of:=[.B11]&amp;&quot;: {&quot;&quot;atomic number&quot;&quot;: &quot;&amp;[.A11]&amp;&quot;, &quot;&quot;element name&quot;&quot;: &quot;&amp;[.C11]&amp;&quot;, &quot;&quot;color&quot;&quot;: (&quot;&amp;TEXT([.D11]; [.$K$6])&amp;&quot;, &quot;&amp;TEXT([.E11]; [.$K$6])&amp;&quot;, &quot;&amp;TEXT([.F11]; [.$K$6])&amp;&quot;), &quot;&quot;covalent&quot;&quot;: &quot;&amp;TEXT([.G11]; [.$K$6])&amp;&quot;, &quot;&quot;vdW1&quot;&quot;: &quot;&amp;IF([.I11]=&quot;&quot;;TEXT(0; [.$K$6]);TEXT([.I11]; [.$K$6]))&amp;&quot;, &quot;&quot;vdW2&quot;&quot;: &quot;&amp;IF([.H11]=&quot;&quot;;TEXT(0; [.$K$6]);TEXT([.H11]; [.$K$6]))&amp;&quot;},&quot;" office:value-type="string" office:string-value="&quot;B&quot;: {&quot;atomic number&quot;: 5, &quot;element name&quot;: &quot;Boron&quot;, &quot;color&quot;: (1.00, 0.70, 0.70), &quot;covalent&quot;: 0.84, &quot;vdW1&quot;: 1.68, &quot;vdW2&quot;: 1.92},">
            <text:p>"B": {"atomic number": 5, "element name": "Boron", "color": (1.00, 0.70, 0.70), "covalent": 0.84, "vdW1": 1.68, "vdW2": 1.92},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"C"</text:p>
          </table:table-cell>
          <table:table-cell office:value-type="string">
            <text:p>"Carbon"</text:p>
          </table:table-cell>
          <table:table-cell table:number-columns-repeated="3" table:style-name="ce4" office:value-type="float" office:value="0.56">
            <text:p>0.56</text:p>
          </table:table-cell>
          <table:table-cell table:style-name="ce4" office:value-type="float" office:value="0.76">
            <text:p>0.76</text:p>
          </table:table-cell>
          <table:table-cell table:style-name="ce4" office:value-type="float" office:value="1.7">
            <text:p>1.70</text:p>
          </table:table-cell>
          <table:table-cell table:style-name="ce4"/>
          <table:table-cell/>
          <table:table-cell table:formula="of:=[.B12]&amp;&quot;: {&quot;&quot;atomic number&quot;&quot;: &quot;&amp;[.A12]&amp;&quot;, &quot;&quot;element name&quot;&quot;: &quot;&amp;[.C12]&amp;&quot;, &quot;&quot;color&quot;&quot;: (&quot;&amp;TEXT([.D12]; [.$K$6])&amp;&quot;, &quot;&amp;TEXT([.E12]; [.$K$6])&amp;&quot;, &quot;&amp;TEXT([.F12]; [.$K$6])&amp;&quot;), &quot;&quot;covalent&quot;&quot;: &quot;&amp;TEXT([.G12]; [.$K$6])&amp;&quot;, &quot;&quot;vdW1&quot;&quot;: &quot;&amp;IF([.I12]=&quot;&quot;;TEXT(0; [.$K$6]);TEXT([.I12]; [.$K$6]))&amp;&quot;, &quot;&quot;vdW2&quot;&quot;: &quot;&amp;IF([.H12]=&quot;&quot;;TEXT(0; [.$K$6]);TEXT([.H12]; [.$K$6]))&amp;&quot;},&quot;" office:value-type="string" office:string-value="&quot;C&quot;: {&quot;atomic number&quot;: 6, &quot;element name&quot;: &quot;Carbon&quot;, &quot;color&quot;: (0.56, 0.56, 0.56), &quot;covalent&quot;: 0.76, &quot;vdW1&quot;: 0.00, &quot;vdW2&quot;: 1.70},">
            <text:p>"C": {"atomic number": 6, "element name": "Carbon", "color": (0.56, 0.56, 0.56), "covalent": 0.76, "vdW1": 0.00, "vdW2": 1.70},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"N"</text:p>
          </table:table-cell>
          <table:table-cell office:value-type="string">
            <text:p>"Nitrogen"</text:p>
          </table:table-cell>
          <table:table-cell table:style-name="ce4" office:value-type="float" office:value="0.18">
            <text:p>0.18</text:p>
          </table:table-cell>
          <table:table-cell table:style-name="ce4" office:value-type="float" office:value="0.31">
            <text:p>0.31</text:p>
          </table:table-cell>
          <table:table-cell table:style-name="ce4" office:value-type="float" office:value="0.97">
            <text:p>0.97</text:p>
          </table:table-cell>
          <table:table-cell table:style-name="ce4" office:value-type="float" office:value="0.71">
            <text:p>0.71</text:p>
          </table:table-cell>
          <table:table-cell table:style-name="ce4" office:value-type="float" office:value="1.55">
            <text:p>1.55</text:p>
          </table:table-cell>
          <table:table-cell table:style-name="ce4"/>
          <table:table-cell/>
          <table:table-cell table:formula="of:=[.B13]&amp;&quot;: {&quot;&quot;atomic number&quot;&quot;: &quot;&amp;[.A13]&amp;&quot;, &quot;&quot;element name&quot;&quot;: &quot;&amp;[.C13]&amp;&quot;, &quot;&quot;color&quot;&quot;: (&quot;&amp;TEXT([.D13]; [.$K$6])&amp;&quot;, &quot;&amp;TEXT([.E13]; [.$K$6])&amp;&quot;, &quot;&amp;TEXT([.F13]; [.$K$6])&amp;&quot;), &quot;&quot;covalent&quot;&quot;: &quot;&amp;TEXT([.G13]; [.$K$6])&amp;&quot;, &quot;&quot;vdW1&quot;&quot;: &quot;&amp;IF([.I13]=&quot;&quot;;TEXT(0; [.$K$6]);TEXT([.I13]; [.$K$6]))&amp;&quot;, &quot;&quot;vdW2&quot;&quot;: &quot;&amp;IF([.H13]=&quot;&quot;;TEXT(0; [.$K$6]);TEXT([.H13]; [.$K$6]))&amp;&quot;},&quot;" office:value-type="string" office:string-value="&quot;N&quot;: {&quot;atomic number&quot;: 7, &quot;element name&quot;: &quot;Nitrogen&quot;, &quot;color&quot;: (0.18, 0.31, 0.97), &quot;covalent&quot;: 0.71, &quot;vdW1&quot;: 0.00, &quot;vdW2&quot;: 1.55},">
            <text:p>"N": {"atomic number": 7, "element name": "Nitrogen", "color": (0.18, 0.31, 0.97), "covalent": 0.71, "vdW1": 0.00, "vdW2": 1.55},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"O"</text:p>
          </table:table-cell>
          <table:table-cell office:value-type="string">
            <text:p>"Oxygen"</text:p>
          </table:table-cell>
          <table:table-cell table:style-name="ce4" office:value-type="float" office:value="1">
            <text:p>1.00</text:p>
          </table:table-cell>
          <table:table-cell table:number-columns-repeated="2" table:style-name="ce4" office:value-type="float" office:value="0.05">
            <text:p>0.05</text:p>
          </table:table-cell>
          <table:table-cell table:style-name="ce4" office:value-type="float" office:value="0.66">
            <text:p>0.66</text:p>
          </table:table-cell>
          <table:table-cell table:style-name="ce4" office:value-type="float" office:value="1.52">
            <text:p>1.52</text:p>
          </table:table-cell>
          <table:table-cell table:style-name="ce4"/>
          <table:table-cell/>
          <table:table-cell table:formula="of:=[.B14]&amp;&quot;: {&quot;&quot;atomic number&quot;&quot;: &quot;&amp;[.A14]&amp;&quot;, &quot;&quot;element name&quot;&quot;: &quot;&amp;[.C14]&amp;&quot;, &quot;&quot;color&quot;&quot;: (&quot;&amp;TEXT([.D14]; [.$K$6])&amp;&quot;, &quot;&amp;TEXT([.E14]; [.$K$6])&amp;&quot;, &quot;&amp;TEXT([.F14]; [.$K$6])&amp;&quot;), &quot;&quot;covalent&quot;&quot;: &quot;&amp;TEXT([.G14]; [.$K$6])&amp;&quot;, &quot;&quot;vdW1&quot;&quot;: &quot;&amp;IF([.I14]=&quot;&quot;;TEXT(0; [.$K$6]);TEXT([.I14]; [.$K$6]))&amp;&quot;, &quot;&quot;vdW2&quot;&quot;: &quot;&amp;IF([.H14]=&quot;&quot;;TEXT(0; [.$K$6]);TEXT([.H14]; [.$K$6]))&amp;&quot;},&quot;" office:value-type="string" office:string-value="&quot;O&quot;: {&quot;atomic number&quot;: 8, &quot;element name&quot;: &quot;Oxygen&quot;, &quot;color&quot;: (1.00, 0.05, 0.05), &quot;covalent&quot;: 0.66, &quot;vdW1&quot;: 0.00, &quot;vdW2&quot;: 1.52},">
            <text:p>"O": {"atomic number": 8, "element name": "Oxygen", "color": (1.00, 0.05, 0.05), "covalent": 0.66, "vdW1": 0.00, "vdW2": 1.52},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"F"</text:p>
          </table:table-cell>
          <table:table-cell office:value-type="string">
            <text:p>"Fluorine"</text:p>
          </table:table-cell>
          <table:table-cell table:style-name="ce4" office:value-type="float" office:value="0.56">
            <text:p>0.56</text:p>
          </table:table-cell>
          <table:table-cell table:style-name="ce4" office:value-type="float" office:value="0.87">
            <text:p>0.87</text:p>
          </table:table-cell>
          <table:table-cell table:style-name="ce4" office:value-type="float" office:value="0.31">
            <text:p>0.31</text:p>
          </table:table-cell>
          <table:table-cell table:style-name="ce4" office:value-type="float" office:value="0.57">
            <text:p>0.57</text:p>
          </table:table-cell>
          <table:table-cell table:style-name="ce4" office:value-type="float" office:value="1.47">
            <text:p>1.47</text:p>
          </table:table-cell>
          <table:table-cell table:style-name="ce4"/>
          <table:table-cell/>
          <table:table-cell table:formula="of:=[.B15]&amp;&quot;: {&quot;&quot;atomic number&quot;&quot;: &quot;&amp;[.A15]&amp;&quot;, &quot;&quot;element name&quot;&quot;: &quot;&amp;[.C15]&amp;&quot;, &quot;&quot;color&quot;&quot;: (&quot;&amp;TEXT([.D15]; [.$K$6])&amp;&quot;, &quot;&amp;TEXT([.E15]; [.$K$6])&amp;&quot;, &quot;&amp;TEXT([.F15]; [.$K$6])&amp;&quot;), &quot;&quot;covalent&quot;&quot;: &quot;&amp;TEXT([.G15]; [.$K$6])&amp;&quot;, &quot;&quot;vdW1&quot;&quot;: &quot;&amp;IF([.I15]=&quot;&quot;;TEXT(0; [.$K$6]);TEXT([.I15]; [.$K$6]))&amp;&quot;, &quot;&quot;vdW2&quot;&quot;: &quot;&amp;IF([.H15]=&quot;&quot;;TEXT(0; [.$K$6]);TEXT([.H15]; [.$K$6]))&amp;&quot;},&quot;" office:value-type="string" office:string-value="&quot;F&quot;: {&quot;atomic number&quot;: 9, &quot;element name&quot;: &quot;Fluorine&quot;, &quot;color&quot;: (0.56, 0.87, 0.31), &quot;covalent&quot;: 0.57, &quot;vdW1&quot;: 0.00, &quot;vdW2&quot;: 1.47},">
            <text:p>"F": {"atomic number": 9, "element name": "Fluorine", "color": (0.56, 0.87, 0.31), "covalent": 0.57, "vdW1": 0.00, "vdW2": 1.47},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"Ne"</text:p>
          </table:table-cell>
          <table:table-cell office:value-type="string">
            <text:p>"Neon"</text:p>
          </table:table-cell>
          <table:table-cell table:style-name="ce4" office:value-type="float" office:value="0.7">
            <text:p>0.70</text:p>
          </table:table-cell>
          <table:table-cell table:style-name="ce4" office:value-type="float" office:value="0.89">
            <text:p>0.89</text:p>
          </table:table-cell>
          <table:table-cell table:style-name="ce4" office:value-type="float" office:value="0.96">
            <text:p>0.96</text:p>
          </table:table-cell>
          <table:table-cell table:style-name="ce4" office:value-type="float" office:value="0.58">
            <text:p>0.58</text:p>
          </table:table-cell>
          <table:table-cell table:style-name="ce4" office:value-type="float" office:value="1.54">
            <text:p>1.54</text:p>
          </table:table-cell>
          <table:table-cell table:style-name="ce4"/>
          <table:table-cell/>
          <table:table-cell table:formula="of:=[.B16]&amp;&quot;: {&quot;&quot;atomic number&quot;&quot;: &quot;&amp;[.A16]&amp;&quot;, &quot;&quot;element name&quot;&quot;: &quot;&amp;[.C16]&amp;&quot;, &quot;&quot;color&quot;&quot;: (&quot;&amp;TEXT([.D16]; [.$K$6])&amp;&quot;, &quot;&amp;TEXT([.E16]; [.$K$6])&amp;&quot;, &quot;&amp;TEXT([.F16]; [.$K$6])&amp;&quot;), &quot;&quot;covalent&quot;&quot;: &quot;&amp;TEXT([.G16]; [.$K$6])&amp;&quot;, &quot;&quot;vdW1&quot;&quot;: &quot;&amp;IF([.I16]=&quot;&quot;;TEXT(0; [.$K$6]);TEXT([.I16]; [.$K$6]))&amp;&quot;, &quot;&quot;vdW2&quot;&quot;: &quot;&amp;IF([.H16]=&quot;&quot;;TEXT(0; [.$K$6]);TEXT([.H16]; [.$K$6]))&amp;&quot;},&quot;" office:value-type="string" office:string-value="&quot;Ne&quot;: {&quot;atomic number&quot;: 10, &quot;element name&quot;: &quot;Neon&quot;, &quot;color&quot;: (0.70, 0.89, 0.96), &quot;covalent&quot;: 0.58, &quot;vdW1&quot;: 0.00, &quot;vdW2&quot;: 1.54},">
            <text:p>"Ne": {"atomic number": 10, "element name": "Neon", "color": (0.70, 0.89, 0.96), "covalent": 0.58, "vdW1": 0.00, "vdW2": 1.54},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string">
            <text:p>"Na"</text:p>
          </table:table-cell>
          <table:table-cell office:value-type="string">
            <text:p>"Sodium"</text:p>
          </table:table-cell>
          <table:table-cell table:style-name="ce4" office:value-type="float" office:value="0.67">
            <text:p>0.67</text:p>
          </table:table-cell>
          <table:table-cell table:style-name="ce4" office:value-type="float" office:value="0.36">
            <text:p>0.36</text:p>
          </table:table-cell>
          <table:table-cell table:style-name="ce4" office:value-type="float" office:value="0.94">
            <text:p>0.94</text:p>
          </table:table-cell>
          <table:table-cell table:style-name="ce4" office:value-type="float" office:value="1.66">
            <text:p>1.66</text:p>
          </table:table-cell>
          <table:table-cell table:style-name="ce4" office:value-type="float" office:value="2.27">
            <text:p>2.27</text:p>
          </table:table-cell>
          <table:table-cell table:style-name="ce4" office:value-type="float" office:value="2.38">
            <text:p>2.38</text:p>
          </table:table-cell>
          <table:table-cell/>
          <table:table-cell table:formula="of:=[.B17]&amp;&quot;: {&quot;&quot;atomic number&quot;&quot;: &quot;&amp;[.A17]&amp;&quot;, &quot;&quot;element name&quot;&quot;: &quot;&amp;[.C17]&amp;&quot;, &quot;&quot;color&quot;&quot;: (&quot;&amp;TEXT([.D17]; [.$K$6])&amp;&quot;, &quot;&amp;TEXT([.E17]; [.$K$6])&amp;&quot;, &quot;&amp;TEXT([.F17]; [.$K$6])&amp;&quot;), &quot;&quot;covalent&quot;&quot;: &quot;&amp;TEXT([.G17]; [.$K$6])&amp;&quot;, &quot;&quot;vdW1&quot;&quot;: &quot;&amp;IF([.I17]=&quot;&quot;;TEXT(0; [.$K$6]);TEXT([.I17]; [.$K$6]))&amp;&quot;, &quot;&quot;vdW2&quot;&quot;: &quot;&amp;IF([.H17]=&quot;&quot;;TEXT(0; [.$K$6]);TEXT([.H17]; [.$K$6]))&amp;&quot;},&quot;" office:value-type="string" office:string-value="&quot;Na&quot;: {&quot;atomic number&quot;: 11, &quot;element name&quot;: &quot;Sodium&quot;, &quot;color&quot;: (0.67, 0.36, 0.94), &quot;covalent&quot;: 1.66, &quot;vdW1&quot;: 2.38, &quot;vdW2&quot;: 2.27},">
            <text:p>"Na": {"atomic number": 11, "element name": "Sodium", "color": (0.67, 0.36, 0.94), "covalent": 1.66, "vdW1": 2.38, "vdW2": 2.27},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office:value-type="string">
            <text:p>"Mg"</text:p>
          </table:table-cell>
          <table:table-cell office:value-type="string">
            <text:p>"Magnesium"</text:p>
          </table:table-cell>
          <table:table-cell table:style-name="ce4" office:value-type="float" office:value="0.54">
            <text:p>0.54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.41">
            <text:p>1.41</text:p>
          </table:table-cell>
          <table:table-cell table:style-name="ce4" office:value-type="float" office:value="1.73">
            <text:p>1.73</text:p>
          </table:table-cell>
          <table:table-cell table:style-name="ce4" office:value-type="float" office:value="2">
            <text:p>2.00</text:p>
          </table:table-cell>
          <table:table-cell/>
          <table:table-cell table:formula="of:=[.B18]&amp;&quot;: {&quot;&quot;atomic number&quot;&quot;: &quot;&amp;[.A18]&amp;&quot;, &quot;&quot;element name&quot;&quot;: &quot;&amp;[.C18]&amp;&quot;, &quot;&quot;color&quot;&quot;: (&quot;&amp;TEXT([.D18]; [.$K$6])&amp;&quot;, &quot;&amp;TEXT([.E18]; [.$K$6])&amp;&quot;, &quot;&amp;TEXT([.F18]; [.$K$6])&amp;&quot;), &quot;&quot;covalent&quot;&quot;: &quot;&amp;TEXT([.G18]; [.$K$6])&amp;&quot;, &quot;&quot;vdW1&quot;&quot;: &quot;&amp;IF([.I18]=&quot;&quot;;TEXT(0; [.$K$6]);TEXT([.I18]; [.$K$6]))&amp;&quot;, &quot;&quot;vdW2&quot;&quot;: &quot;&amp;IF([.H18]=&quot;&quot;;TEXT(0; [.$K$6]);TEXT([.H18]; [.$K$6]))&amp;&quot;},&quot;" office:value-type="string" office:string-value="&quot;Mg&quot;: {&quot;atomic number&quot;: 12, &quot;element name&quot;: &quot;Magnesium&quot;, &quot;color&quot;: (0.54, 1.00, 0.00), &quot;covalent&quot;: 1.41, &quot;vdW1&quot;: 2.00, &quot;vdW2&quot;: 1.73},">
            <text:p>"Mg": {"atomic number": 12, "element name": "Magnesium", "color": (0.54, 1.00, 0.00), "covalent": 1.41, "vdW1": 2.00, "vdW2": 1.73},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"Al"</text:p>
          </table:table-cell>
          <table:table-cell office:value-type="string">
            <text:p>"Aluminium"</text:p>
          </table:table-cell>
          <table:table-cell table:style-name="ce4" office:value-type="float" office:value="0.74">
            <text:p>0.74</text:p>
          </table:table-cell>
          <table:table-cell table:number-columns-repeated="2" table:style-name="ce4" office:value-type="float" office:value="0.65">
            <text:p>0.65</text:p>
          </table:table-cell>
          <table:table-cell table:style-name="ce4" office:value-type="float" office:value="1.21">
            <text:p>1.21</text:p>
          </table:table-cell>
          <table:table-cell table:style-name="ce4" office:value-type="float" office:value="1.84">
            <text:p>1.84</text:p>
          </table:table-cell>
          <table:table-cell table:style-name="ce4" office:value-type="float" office:value="1.92">
            <text:p>1.92</text:p>
          </table:table-cell>
          <table:table-cell/>
          <table:table-cell table:formula="of:=[.B19]&amp;&quot;: {&quot;&quot;atomic number&quot;&quot;: &quot;&amp;[.A19]&amp;&quot;, &quot;&quot;element name&quot;&quot;: &quot;&amp;[.C19]&amp;&quot;, &quot;&quot;color&quot;&quot;: (&quot;&amp;TEXT([.D19]; [.$K$6])&amp;&quot;, &quot;&amp;TEXT([.E19]; [.$K$6])&amp;&quot;, &quot;&amp;TEXT([.F19]; [.$K$6])&amp;&quot;), &quot;&quot;covalent&quot;&quot;: &quot;&amp;TEXT([.G19]; [.$K$6])&amp;&quot;, &quot;&quot;vdW1&quot;&quot;: &quot;&amp;IF([.I19]=&quot;&quot;;TEXT(0; [.$K$6]);TEXT([.I19]; [.$K$6]))&amp;&quot;, &quot;&quot;vdW2&quot;&quot;: &quot;&amp;IF([.H19]=&quot;&quot;;TEXT(0; [.$K$6]);TEXT([.H19]; [.$K$6]))&amp;&quot;},&quot;" office:value-type="string" office:string-value="&quot;Al&quot;: {&quot;atomic number&quot;: 13, &quot;element name&quot;: &quot;Aluminium&quot;, &quot;color&quot;: (0.74, 0.65, 0.65), &quot;covalent&quot;: 1.21, &quot;vdW1&quot;: 1.92, &quot;vdW2&quot;: 1.84},">
            <text:p>"Al": {"atomic number": 13, "element name": "Aluminium", "color": (0.74, 0.65, 0.65), "covalent": 1.21, "vdW1": 1.92, "vdW2": 1.84},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string">
            <text:p>"Si"</text:p>
          </table:table-cell>
          <table:table-cell office:value-type="string">
            <text:p>"Silicon"</text:p>
          </table:table-cell>
          <table:table-cell table:style-name="ce4" office:value-type="float" office:value="0.94">
            <text:p>0.94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0.62">
            <text:p>0.62</text:p>
          </table:table-cell>
          <table:table-cell table:style-name="ce4" office:value-type="float" office:value="1.11">
            <text:p>1.11</text:p>
          </table:table-cell>
          <table:table-cell table:style-name="ce4" office:value-type="float" office:value="2.1">
            <text:p>2.10</text:p>
          </table:table-cell>
          <table:table-cell table:style-name="ce4" office:value-type="float" office:value="1.93">
            <text:p>1.93</text:p>
          </table:table-cell>
          <table:table-cell/>
          <table:table-cell table:formula="of:=[.B20]&amp;&quot;: {&quot;&quot;atomic number&quot;&quot;: &quot;&amp;[.A20]&amp;&quot;, &quot;&quot;element name&quot;&quot;: &quot;&amp;[.C20]&amp;&quot;, &quot;&quot;color&quot;&quot;: (&quot;&amp;TEXT([.D20]; [.$K$6])&amp;&quot;, &quot;&amp;TEXT([.E20]; [.$K$6])&amp;&quot;, &quot;&amp;TEXT([.F20]; [.$K$6])&amp;&quot;), &quot;&quot;covalent&quot;&quot;: &quot;&amp;TEXT([.G20]; [.$K$6])&amp;&quot;, &quot;&quot;vdW1&quot;&quot;: &quot;&amp;IF([.I20]=&quot;&quot;;TEXT(0; [.$K$6]);TEXT([.I20]; [.$K$6]))&amp;&quot;, &quot;&quot;vdW2&quot;&quot;: &quot;&amp;IF([.H20]=&quot;&quot;;TEXT(0; [.$K$6]);TEXT([.H20]; [.$K$6]))&amp;&quot;},&quot;" office:value-type="string" office:string-value="&quot;Si&quot;: {&quot;atomic number&quot;: 14, &quot;element name&quot;: &quot;Silicon&quot;, &quot;color&quot;: (0.94, 0.78, 0.62), &quot;covalent&quot;: 1.11, &quot;vdW1&quot;: 1.93, &quot;vdW2&quot;: 2.10},">
            <text:p>"Si": {"atomic number": 14, "element name": "Silicon", "color": (0.94, 0.78, 0.62), "covalent": 1.11, "vdW1": 1.93, "vdW2": 2.10},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"P"</text:p>
          </table:table-cell>
          <table:table-cell office:value-type="string">
            <text:p>"Phosphorus"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.5">
            <text:p>0.5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.07">
            <text:p>1.07</text:p>
          </table:table-cell>
          <table:table-cell table:style-name="ce4" office:value-type="float" office:value="1.8">
            <text:p>1.80</text:p>
          </table:table-cell>
          <table:table-cell table:style-name="ce4"/>
          <table:table-cell/>
          <table:table-cell table:formula="of:=[.B21]&amp;&quot;: {&quot;&quot;atomic number&quot;&quot;: &quot;&amp;[.A21]&amp;&quot;, &quot;&quot;element name&quot;&quot;: &quot;&amp;[.C21]&amp;&quot;, &quot;&quot;color&quot;&quot;: (&quot;&amp;TEXT([.D21]; [.$K$6])&amp;&quot;, &quot;&amp;TEXT([.E21]; [.$K$6])&amp;&quot;, &quot;&amp;TEXT([.F21]; [.$K$6])&amp;&quot;), &quot;&quot;covalent&quot;&quot;: &quot;&amp;TEXT([.G21]; [.$K$6])&amp;&quot;, &quot;&quot;vdW1&quot;&quot;: &quot;&amp;IF([.I21]=&quot;&quot;;TEXT(0; [.$K$6]);TEXT([.I21]; [.$K$6]))&amp;&quot;, &quot;&quot;vdW2&quot;&quot;: &quot;&amp;IF([.H21]=&quot;&quot;;TEXT(0; [.$K$6]);TEXT([.H21]; [.$K$6]))&amp;&quot;},&quot;" office:value-type="string" office:string-value="&quot;P&quot;: {&quot;atomic number&quot;: 15, &quot;element name&quot;: &quot;Phosphorus&quot;, &quot;color&quot;: (1.00, 0.50, 0.00), &quot;covalent&quot;: 1.07, &quot;vdW1&quot;: 0.00, &quot;vdW2&quot;: 1.80},">
            <text:p>"P": {"atomic number": 15, "element name": "Phosphorus", "color": (1.00, 0.50, 0.00), "covalent": 1.07, "vdW1": 0.00, "vdW2": 1.80},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string">
            <text:p>"S"</text:p>
          </table:table-cell>
          <table:table-cell office:value-type="string">
            <text:p>"Sulfur"</text:p>
          </table:table-cell>
          <table:table-cell table:number-columns-repeated="2" table:style-name="ce4" office:value-type="float" office:value="1">
            <text:p>1.00</text:p>
          </table:table-cell>
          <table:table-cell table:style-name="ce4" office:value-type="float" office:value="0.18">
            <text:p>0.18</text:p>
          </table:table-cell>
          <table:table-cell table:style-name="ce4" office:value-type="float" office:value="1.05">
            <text:p>1.05</text:p>
          </table:table-cell>
          <table:table-cell table:style-name="ce4" office:value-type="float" office:value="1.8">
            <text:p>1.80</text:p>
          </table:table-cell>
          <table:table-cell table:style-name="ce4"/>
          <table:table-cell/>
          <table:table-cell table:formula="of:=[.B22]&amp;&quot;: {&quot;&quot;atomic number&quot;&quot;: &quot;&amp;[.A22]&amp;&quot;, &quot;&quot;element name&quot;&quot;: &quot;&amp;[.C22]&amp;&quot;, &quot;&quot;color&quot;&quot;: (&quot;&amp;TEXT([.D22]; [.$K$6])&amp;&quot;, &quot;&amp;TEXT([.E22]; [.$K$6])&amp;&quot;, &quot;&amp;TEXT([.F22]; [.$K$6])&amp;&quot;), &quot;&quot;covalent&quot;&quot;: &quot;&amp;TEXT([.G22]; [.$K$6])&amp;&quot;, &quot;&quot;vdW1&quot;&quot;: &quot;&amp;IF([.I22]=&quot;&quot;;TEXT(0; [.$K$6]);TEXT([.I22]; [.$K$6]))&amp;&quot;, &quot;&quot;vdW2&quot;&quot;: &quot;&amp;IF([.H22]=&quot;&quot;;TEXT(0; [.$K$6]);TEXT([.H22]; [.$K$6]))&amp;&quot;},&quot;" office:value-type="string" office:string-value="&quot;S&quot;: {&quot;atomic number&quot;: 16, &quot;element name&quot;: &quot;Sulfur&quot;, &quot;color&quot;: (1.00, 1.00, 0.18), &quot;covalent&quot;: 1.05, &quot;vdW1&quot;: 0.00, &quot;vdW2&quot;: 1.80},">
            <text:p>"S": {"atomic number": 16, "element name": "Sulfur", "color": (1.00, 1.00, 0.18), "covalent": 1.05, "vdW1": 0.00, "vdW2": 1.80},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string">
            <text:p>"Cl"</text:p>
          </table:table-cell>
          <table:table-cell office:value-type="string">
            <text:p>"Chlorine"</text:p>
          </table:table-cell>
          <table:table-cell table:style-name="ce4" office:value-type="float" office:value="0.12">
            <text:p>0.12</text:p>
          </table:table-cell>
          <table:table-cell table:style-name="ce4" office:value-type="float" office:value="0.94">
            <text:p>0.94</text:p>
          </table:table-cell>
          <table:table-cell table:style-name="ce4" office:value-type="float" office:value="0.12">
            <text:p>0.12</text:p>
          </table:table-cell>
          <table:table-cell table:style-name="ce4" office:value-type="float" office:value="1.02">
            <text:p>1.02</text:p>
          </table:table-cell>
          <table:table-cell table:style-name="ce4" office:value-type="float" office:value="1.75">
            <text:p>1.75</text:p>
          </table:table-cell>
          <table:table-cell table:style-name="ce4"/>
          <table:table-cell/>
          <table:table-cell table:formula="of:=[.B23]&amp;&quot;: {&quot;&quot;atomic number&quot;&quot;: &quot;&amp;[.A23]&amp;&quot;, &quot;&quot;element name&quot;&quot;: &quot;&amp;[.C23]&amp;&quot;, &quot;&quot;color&quot;&quot;: (&quot;&amp;TEXT([.D23]; [.$K$6])&amp;&quot;, &quot;&amp;TEXT([.E23]; [.$K$6])&amp;&quot;, &quot;&amp;TEXT([.F23]; [.$K$6])&amp;&quot;), &quot;&quot;covalent&quot;&quot;: &quot;&amp;TEXT([.G23]; [.$K$6])&amp;&quot;, &quot;&quot;vdW1&quot;&quot;: &quot;&amp;IF([.I23]=&quot;&quot;;TEXT(0; [.$K$6]);TEXT([.I23]; [.$K$6]))&amp;&quot;, &quot;&quot;vdW2&quot;&quot;: &quot;&amp;IF([.H23]=&quot;&quot;;TEXT(0; [.$K$6]);TEXT([.H23]; [.$K$6]))&amp;&quot;},&quot;" office:value-type="string" office:string-value="&quot;Cl&quot;: {&quot;atomic number&quot;: 17, &quot;element name&quot;: &quot;Chlorine&quot;, &quot;color&quot;: (0.12, 0.94, 0.12), &quot;covalent&quot;: 1.02, &quot;vdW1&quot;: 0.00, &quot;vdW2&quot;: 1.75},">
            <text:p>"Cl": {"atomic number": 17, "element name": "Chlorine", "color": (0.12, 0.94, 0.12), "covalent": 1.02, "vdW1": 0.00, "vdW2": 1.75},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string">
            <text:p>"Ar"</text:p>
          </table:table-cell>
          <table:table-cell office:value-type="string">
            <text:p>"Argon"</text:p>
          </table:table-cell>
          <table:table-cell table:style-name="ce4" office:value-type="float" office:value="0.5">
            <text:p>0.50</text:p>
          </table:table-cell>
          <table:table-cell table:style-name="ce4" office:value-type="float" office:value="0.81">
            <text:p>0.81</text:p>
          </table:table-cell>
          <table:table-cell table:style-name="ce4" office:value-type="float" office:value="0.89">
            <text:p>0.89</text:p>
          </table:table-cell>
          <table:table-cell table:style-name="ce4" office:value-type="float" office:value="1.06">
            <text:p>1.06</text:p>
          </table:table-cell>
          <table:table-cell table:style-name="ce4" office:value-type="float" office:value="1.88">
            <text:p>1.88</text:p>
          </table:table-cell>
          <table:table-cell table:style-name="ce4"/>
          <table:table-cell/>
          <table:table-cell table:formula="of:=[.B24]&amp;&quot;: {&quot;&quot;atomic number&quot;&quot;: &quot;&amp;[.A24]&amp;&quot;, &quot;&quot;element name&quot;&quot;: &quot;&amp;[.C24]&amp;&quot;, &quot;&quot;color&quot;&quot;: (&quot;&amp;TEXT([.D24]; [.$K$6])&amp;&quot;, &quot;&amp;TEXT([.E24]; [.$K$6])&amp;&quot;, &quot;&amp;TEXT([.F24]; [.$K$6])&amp;&quot;), &quot;&quot;covalent&quot;&quot;: &quot;&amp;TEXT([.G24]; [.$K$6])&amp;&quot;, &quot;&quot;vdW1&quot;&quot;: &quot;&amp;IF([.I24]=&quot;&quot;;TEXT(0; [.$K$6]);TEXT([.I24]; [.$K$6]))&amp;&quot;, &quot;&quot;vdW2&quot;&quot;: &quot;&amp;IF([.H24]=&quot;&quot;;TEXT(0; [.$K$6]);TEXT([.H24]; [.$K$6]))&amp;&quot;},&quot;" office:value-type="string" office:string-value="&quot;Ar&quot;: {&quot;atomic number&quot;: 18, &quot;element name&quot;: &quot;Argon&quot;, &quot;color&quot;: (0.50, 0.81, 0.89), &quot;covalent&quot;: 1.06, &quot;vdW1&quot;: 0.00, &quot;vdW2&quot;: 1.88},">
            <text:p>"Ar": {"atomic number": 18, "element name": "Argon", "color": (0.50, 0.81, 0.89), "covalent": 1.06, "vdW1": 0.00, "vdW2": 1.88},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string">
            <text:p>"K"</text:p>
          </table:table-cell>
          <table:table-cell office:value-type="string">
            <text:p>"Potassium"</text:p>
          </table:table-cell>
          <table:table-cell table:style-name="ce4" office:value-type="float" office:value="0.56">
            <text:p>0.56</text:p>
          </table:table-cell>
          <table:table-cell table:style-name="ce4" office:value-type="float" office:value="0.25">
            <text:p>0.25</text:p>
          </table:table-cell>
          <table:table-cell table:style-name="ce4" office:value-type="float" office:value="0.83">
            <text:p>0.83</text:p>
          </table:table-cell>
          <table:table-cell table:style-name="ce4" office:value-type="float" office:value="2.03">
            <text:p>2.03</text:p>
          </table:table-cell>
          <table:table-cell table:style-name="ce4" office:value-type="float" office:value="2.75">
            <text:p>2.75</text:p>
          </table:table-cell>
          <table:table-cell table:style-name="ce4" office:value-type="float" office:value="2.52">
            <text:p>2.52</text:p>
          </table:table-cell>
          <table:table-cell/>
          <table:table-cell table:formula="of:=[.B25]&amp;&quot;: {&quot;&quot;atomic number&quot;&quot;: &quot;&amp;[.A25]&amp;&quot;, &quot;&quot;element name&quot;&quot;: &quot;&amp;[.C25]&amp;&quot;, &quot;&quot;color&quot;&quot;: (&quot;&amp;TEXT([.D25]; [.$K$6])&amp;&quot;, &quot;&amp;TEXT([.E25]; [.$K$6])&amp;&quot;, &quot;&amp;TEXT([.F25]; [.$K$6])&amp;&quot;), &quot;&quot;covalent&quot;&quot;: &quot;&amp;TEXT([.G25]; [.$K$6])&amp;&quot;, &quot;&quot;vdW1&quot;&quot;: &quot;&amp;IF([.I25]=&quot;&quot;;TEXT(0; [.$K$6]);TEXT([.I25]; [.$K$6]))&amp;&quot;, &quot;&quot;vdW2&quot;&quot;: &quot;&amp;IF([.H25]=&quot;&quot;;TEXT(0; [.$K$6]);TEXT([.H25]; [.$K$6]))&amp;&quot;},&quot;" office:value-type="string" office:string-value="&quot;K&quot;: {&quot;atomic number&quot;: 19, &quot;element name&quot;: &quot;Potassium&quot;, &quot;color&quot;: (0.56, 0.25, 0.83), &quot;covalent&quot;: 2.03, &quot;vdW1&quot;: 2.52, &quot;vdW2&quot;: 2.75},">
            <text:p>"K": {"atomic number": 19, "element name": "Potassium", "color": (0.56, 0.25, 0.83), "covalent": 2.03, "vdW1": 2.52, "vdW2": 2.75},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string">
            <text:p>"Ca"</text:p>
          </table:table-cell>
          <table:table-cell office:value-type="string">
            <text:p>"Calcium"</text:p>
          </table:table-cell>
          <table:table-cell table:style-name="ce4" office:value-type="float" office:value="0.23">
            <text:p>0.23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.76">
            <text:p>1.76</text:p>
          </table:table-cell>
          <table:table-cell table:style-name="ce4" office:value-type="float" office:value="2.31">
            <text:p>2.31</text:p>
          </table:table-cell>
          <table:table-cell table:style-name="ce4" office:value-type="float" office:value="2.27">
            <text:p>2.27</text:p>
          </table:table-cell>
          <table:table-cell/>
          <table:table-cell table:formula="of:=[.B26]&amp;&quot;: {&quot;&quot;atomic number&quot;&quot;: &quot;&amp;[.A26]&amp;&quot;, &quot;&quot;element name&quot;&quot;: &quot;&amp;[.C26]&amp;&quot;, &quot;&quot;color&quot;&quot;: (&quot;&amp;TEXT([.D26]; [.$K$6])&amp;&quot;, &quot;&amp;TEXT([.E26]; [.$K$6])&amp;&quot;, &quot;&amp;TEXT([.F26]; [.$K$6])&amp;&quot;), &quot;&quot;covalent&quot;&quot;: &quot;&amp;TEXT([.G26]; [.$K$6])&amp;&quot;, &quot;&quot;vdW1&quot;&quot;: &quot;&amp;IF([.I26]=&quot;&quot;;TEXT(0; [.$K$6]);TEXT([.I26]; [.$K$6]))&amp;&quot;, &quot;&quot;vdW2&quot;&quot;: &quot;&amp;IF([.H26]=&quot;&quot;;TEXT(0; [.$K$6]);TEXT([.H26]; [.$K$6]))&amp;&quot;},&quot;" office:value-type="string" office:string-value="&quot;Ca&quot;: {&quot;atomic number&quot;: 20, &quot;element name&quot;: &quot;Calcium&quot;, &quot;color&quot;: (0.23, 1.00, 0.00), &quot;covalent&quot;: 1.76, &quot;vdW1&quot;: 2.27, &quot;vdW2&quot;: 2.31},">
            <text:p>"Ca": {"atomic number": 20, "element name": "Calcium", "color": (0.23, 1.00, 0.00), "covalent": 1.76, "vdW1": 2.27, "vdW2": 2.31},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string">
            <text:p>"Sc"</text:p>
          </table:table-cell>
          <table:table-cell office:value-type="string">
            <text:p>"Scandium"</text:p>
          </table:table-cell>
          <table:table-cell table:number-columns-repeated="3" table:style-name="ce4" office:value-type="float" office:value="0.9">
            <text:p>0.90</text:p>
          </table:table-cell>
          <table:table-cell table:style-name="ce4" office:value-type="float" office:value="1.7">
            <text:p>1.70</text:p>
          </table:table-cell>
          <table:table-cell table:style-name="ce4"/>
          <table:table-cell table:style-name="ce4" office:value-type="float" office:value="2.15">
            <text:p>2.15</text:p>
          </table:table-cell>
          <table:table-cell/>
          <table:table-cell table:formula="of:=[.B27]&amp;&quot;: {&quot;&quot;atomic number&quot;&quot;: &quot;&amp;[.A27]&amp;&quot;, &quot;&quot;element name&quot;&quot;: &quot;&amp;[.C27]&amp;&quot;, &quot;&quot;color&quot;&quot;: (&quot;&amp;TEXT([.D27]; [.$K$6])&amp;&quot;, &quot;&amp;TEXT([.E27]; [.$K$6])&amp;&quot;, &quot;&amp;TEXT([.F27]; [.$K$6])&amp;&quot;), &quot;&quot;covalent&quot;&quot;: &quot;&amp;TEXT([.G27]; [.$K$6])&amp;&quot;, &quot;&quot;vdW1&quot;&quot;: &quot;&amp;IF([.I27]=&quot;&quot;;TEXT(0; [.$K$6]);TEXT([.I27]; [.$K$6]))&amp;&quot;, &quot;&quot;vdW2&quot;&quot;: &quot;&amp;IF([.H27]=&quot;&quot;;TEXT(0; [.$K$6]);TEXT([.H27]; [.$K$6]))&amp;&quot;},&quot;" office:value-type="string" office:string-value="&quot;Sc&quot;: {&quot;atomic number&quot;: 21, &quot;element name&quot;: &quot;Scandium&quot;, &quot;color&quot;: (0.90, 0.90, 0.90), &quot;covalent&quot;: 1.70, &quot;vdW1&quot;: 2.15, &quot;vdW2&quot;: 0.00},">
            <text:p>"Sc": {"atomic number": 21, "element name": "Scandium", "color": (0.90, 0.90, 0.90), "covalent": 1.70, "vdW1": 2.15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string">
            <text:p>"Ti"</text:p>
          </table:table-cell>
          <table:table-cell office:value-type="string">
            <text:p>"Titanium"</text:p>
          </table:table-cell>
          <table:table-cell table:style-name="ce4" office:value-type="float" office:value="0.74">
            <text:p>0.74</text:p>
          </table:table-cell>
          <table:table-cell table:style-name="ce4" office:value-type="float" office:value="0.76">
            <text:p>0.76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1.6">
            <text:p>1.60</text:p>
          </table:table-cell>
          <table:table-cell table:style-name="ce4"/>
          <table:table-cell table:style-name="ce4" office:value-type="float" office:value="2.11">
            <text:p>2.11</text:p>
          </table:table-cell>
          <table:table-cell/>
          <table:table-cell table:formula="of:=[.B28]&amp;&quot;: {&quot;&quot;atomic number&quot;&quot;: &quot;&amp;[.A28]&amp;&quot;, &quot;&quot;element name&quot;&quot;: &quot;&amp;[.C28]&amp;&quot;, &quot;&quot;color&quot;&quot;: (&quot;&amp;TEXT([.D28]; [.$K$6])&amp;&quot;, &quot;&amp;TEXT([.E28]; [.$K$6])&amp;&quot;, &quot;&amp;TEXT([.F28]; [.$K$6])&amp;&quot;), &quot;&quot;covalent&quot;&quot;: &quot;&amp;TEXT([.G28]; [.$K$6])&amp;&quot;, &quot;&quot;vdW1&quot;&quot;: &quot;&amp;IF([.I28]=&quot;&quot;;TEXT(0; [.$K$6]);TEXT([.I28]; [.$K$6]))&amp;&quot;, &quot;&quot;vdW2&quot;&quot;: &quot;&amp;IF([.H28]=&quot;&quot;;TEXT(0; [.$K$6]);TEXT([.H28]; [.$K$6]))&amp;&quot;},&quot;" office:value-type="string" office:string-value="&quot;Ti&quot;: {&quot;atomic number&quot;: 22, &quot;element name&quot;: &quot;Titanium&quot;, &quot;color&quot;: (0.74, 0.76, 0.78), &quot;covalent&quot;: 1.60, &quot;vdW1&quot;: 2.11, &quot;vdW2&quot;: 0.00},">
            <text:p>"Ti": {"atomic number": 22, "element name": "Titanium", "color": (0.74, 0.76, 0.78), "covalent": 1.60, "vdW1": 2.11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string">
            <text:p>"V"</text:p>
          </table:table-cell>
          <table:table-cell office:value-type="string">
            <text:p>"Vanadium"</text:p>
          </table:table-cell>
          <table:table-cell table:number-columns-repeated="2" table:style-name="ce4" office:value-type="float" office:value="0.65">
            <text:p>0.65</text:p>
          </table:table-cell>
          <table:table-cell table:style-name="ce4" office:value-type="float" office:value="0.67">
            <text:p>0.67</text:p>
          </table:table-cell>
          <table:table-cell table:style-name="ce4" office:value-type="float" office:value="1.53">
            <text:p>1.53</text:p>
          </table:table-cell>
          <table:table-cell table:style-name="ce4"/>
          <table:table-cell table:style-name="ce4" office:value-type="float" office:value="2.07">
            <text:p>2.07</text:p>
          </table:table-cell>
          <table:table-cell/>
          <table:table-cell table:formula="of:=[.B29]&amp;&quot;: {&quot;&quot;atomic number&quot;&quot;: &quot;&amp;[.A29]&amp;&quot;, &quot;&quot;element name&quot;&quot;: &quot;&amp;[.C29]&amp;&quot;, &quot;&quot;color&quot;&quot;: (&quot;&amp;TEXT([.D29]; [.$K$6])&amp;&quot;, &quot;&amp;TEXT([.E29]; [.$K$6])&amp;&quot;, &quot;&amp;TEXT([.F29]; [.$K$6])&amp;&quot;), &quot;&quot;covalent&quot;&quot;: &quot;&amp;TEXT([.G29]; [.$K$6])&amp;&quot;, &quot;&quot;vdW1&quot;&quot;: &quot;&amp;IF([.I29]=&quot;&quot;;TEXT(0; [.$K$6]);TEXT([.I29]; [.$K$6]))&amp;&quot;, &quot;&quot;vdW2&quot;&quot;: &quot;&amp;IF([.H29]=&quot;&quot;;TEXT(0; [.$K$6]);TEXT([.H29]; [.$K$6]))&amp;&quot;},&quot;" office:value-type="string" office:string-value="&quot;V&quot;: {&quot;atomic number&quot;: 23, &quot;element name&quot;: &quot;Vanadium&quot;, &quot;color&quot;: (0.65, 0.65, 0.67), &quot;covalent&quot;: 1.53, &quot;vdW1&quot;: 2.07, &quot;vdW2&quot;: 0.00},">
            <text:p>"V": {"atomic number": 23, "element name": "Vanadium", "color": (0.65, 0.65, 0.67), "covalent": 1.53, "vdW1": 2.07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string">
            <text:p>"Cr"</text:p>
          </table:table-cell>
          <table:table-cell office:value-type="string">
            <text:p>"Chromium"</text:p>
          </table:table-cell>
          <table:table-cell table:style-name="ce4" office:value-type="float" office:value="0.54">
            <text:p>0.54</text:p>
          </table:table-cell>
          <table:table-cell table:style-name="ce4" office:value-type="float" office:value="0.6">
            <text:p>0.60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1.39">
            <text:p>1.39</text:p>
          </table:table-cell>
          <table:table-cell table:style-name="ce4"/>
          <table:table-cell table:style-name="ce4" office:value-type="float" office:value="2.06">
            <text:p>2.06</text:p>
          </table:table-cell>
          <table:table-cell/>
          <table:table-cell table:formula="of:=[.B30]&amp;&quot;: {&quot;&quot;atomic number&quot;&quot;: &quot;&amp;[.A30]&amp;&quot;, &quot;&quot;element name&quot;&quot;: &quot;&amp;[.C30]&amp;&quot;, &quot;&quot;color&quot;&quot;: (&quot;&amp;TEXT([.D30]; [.$K$6])&amp;&quot;, &quot;&amp;TEXT([.E30]; [.$K$6])&amp;&quot;, &quot;&amp;TEXT([.F30]; [.$K$6])&amp;&quot;), &quot;&quot;covalent&quot;&quot;: &quot;&amp;TEXT([.G30]; [.$K$6])&amp;&quot;, &quot;&quot;vdW1&quot;&quot;: &quot;&amp;IF([.I30]=&quot;&quot;;TEXT(0; [.$K$6]);TEXT([.I30]; [.$K$6]))&amp;&quot;, &quot;&quot;vdW2&quot;&quot;: &quot;&amp;IF([.H30]=&quot;&quot;;TEXT(0; [.$K$6]);TEXT([.H30]; [.$K$6]))&amp;&quot;},&quot;" office:value-type="string" office:string-value="&quot;Cr&quot;: {&quot;atomic number&quot;: 24, &quot;element name&quot;: &quot;Chromium&quot;, &quot;color&quot;: (0.54, 0.60, 0.78), &quot;covalent&quot;: 1.39, &quot;vdW1&quot;: 2.06, &quot;vdW2&quot;: 0.00},">
            <text:p>"Cr": {"atomic number": 24, "element name": "Chromium", "color": (0.54, 0.60, 0.78), "covalent": 1.39, "vdW1": 2.06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string">
            <text:p>"Mn"</text:p>
          </table:table-cell>
          <table:table-cell office:value-type="string">
            <text:p>"Manganese"</text:p>
          </table:table-cell>
          <table:table-cell table:style-name="ce4" office:value-type="float" office:value="0.61">
            <text:p>0.61</text:p>
          </table:table-cell>
          <table:table-cell table:style-name="ce4" office:value-type="float" office:value="0.47">
            <text:p>0.47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1.39">
            <text:p>1.39</text:p>
          </table:table-cell>
          <table:table-cell table:style-name="ce4"/>
          <table:table-cell table:style-name="ce4" office:value-type="float" office:value="2.05">
            <text:p>2.05</text:p>
          </table:table-cell>
          <table:table-cell/>
          <table:table-cell table:formula="of:=[.B31]&amp;&quot;: {&quot;&quot;atomic number&quot;&quot;: &quot;&amp;[.A31]&amp;&quot;, &quot;&quot;element name&quot;&quot;: &quot;&amp;[.C31]&amp;&quot;, &quot;&quot;color&quot;&quot;: (&quot;&amp;TEXT([.D31]; [.$K$6])&amp;&quot;, &quot;&amp;TEXT([.E31]; [.$K$6])&amp;&quot;, &quot;&amp;TEXT([.F31]; [.$K$6])&amp;&quot;), &quot;&quot;covalent&quot;&quot;: &quot;&amp;TEXT([.G31]; [.$K$6])&amp;&quot;, &quot;&quot;vdW1&quot;&quot;: &quot;&amp;IF([.I31]=&quot;&quot;;TEXT(0; [.$K$6]);TEXT([.I31]; [.$K$6]))&amp;&quot;, &quot;&quot;vdW2&quot;&quot;: &quot;&amp;IF([.H31]=&quot;&quot;;TEXT(0; [.$K$6]);TEXT([.H31]; [.$K$6]))&amp;&quot;},&quot;" office:value-type="string" office:string-value="&quot;Mn&quot;: {&quot;atomic number&quot;: 25, &quot;element name&quot;: &quot;Manganese&quot;, &quot;color&quot;: (0.61, 0.47, 0.78), &quot;covalent&quot;: 1.39, &quot;vdW1&quot;: 2.05, &quot;vdW2&quot;: 0.00},">
            <text:p>"Mn": {"atomic number": 25, "element name": "Manganese", "color": (0.61, 0.47, 0.78), "covalent": 1.39, "vdW1": 2.05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string">
            <text:p>"Fe"</text:p>
          </table:table-cell>
          <table:table-cell office:value-type="string">
            <text:p>"Iron"</text:p>
          </table:table-cell>
          <table:table-cell table:style-name="ce4" office:value-type="float" office:value="0.87">
            <text:p>0.87</text:p>
          </table:table-cell>
          <table:table-cell table:style-name="ce4" office:value-type="float" office:value="0.4">
            <text:p>0.40</text:p>
          </table:table-cell>
          <table:table-cell table:style-name="ce4" office:value-type="float" office:value="0.2">
            <text:p>0.20</text:p>
          </table:table-cell>
          <table:table-cell table:style-name="ce4" office:value-type="float" office:value="1.32">
            <text:p>1.32</text:p>
          </table:table-cell>
          <table:table-cell table:style-name="ce4"/>
          <table:table-cell table:style-name="ce4" office:value-type="float" office:value="2.04">
            <text:p>2.04</text:p>
          </table:table-cell>
          <table:table-cell/>
          <table:table-cell table:formula="of:=[.B32]&amp;&quot;: {&quot;&quot;atomic number&quot;&quot;: &quot;&amp;[.A32]&amp;&quot;, &quot;&quot;element name&quot;&quot;: &quot;&amp;[.C32]&amp;&quot;, &quot;&quot;color&quot;&quot;: (&quot;&amp;TEXT([.D32]; [.$K$6])&amp;&quot;, &quot;&amp;TEXT([.E32]; [.$K$6])&amp;&quot;, &quot;&amp;TEXT([.F32]; [.$K$6])&amp;&quot;), &quot;&quot;covalent&quot;&quot;: &quot;&amp;TEXT([.G32]; [.$K$6])&amp;&quot;, &quot;&quot;vdW1&quot;&quot;: &quot;&amp;IF([.I32]=&quot;&quot;;TEXT(0; [.$K$6]);TEXT([.I32]; [.$K$6]))&amp;&quot;, &quot;&quot;vdW2&quot;&quot;: &quot;&amp;IF([.H32]=&quot;&quot;;TEXT(0; [.$K$6]);TEXT([.H32]; [.$K$6]))&amp;&quot;},&quot;" office:value-type="string" office:string-value="&quot;Fe&quot;: {&quot;atomic number&quot;: 26, &quot;element name&quot;: &quot;Iron&quot;, &quot;color&quot;: (0.87, 0.40, 0.20), &quot;covalent&quot;: 1.32, &quot;vdW1&quot;: 2.04, &quot;vdW2&quot;: 0.00},">
            <text:p>"Fe": {"atomic number": 26, "element name": "Iron", "color": (0.87, 0.40, 0.20), "covalent": 1.32, "vdW1": 2.04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string">
            <text:p>"Co"</text:p>
          </table:table-cell>
          <table:table-cell office:value-type="string">
            <text:p>"Cobalt"</text:p>
          </table:table-cell>
          <table:table-cell table:style-name="ce4" office:value-type="float" office:value="0.94">
            <text:p>0.94</text:p>
          </table:table-cell>
          <table:table-cell table:style-name="ce4" office:value-type="float" office:value="0.56">
            <text:p>0.56</text:p>
          </table:table-cell>
          <table:table-cell table:style-name="ce4" office:value-type="float" office:value="0.62">
            <text:p>0.62</text:p>
          </table:table-cell>
          <table:table-cell table:style-name="ce4" office:value-type="float" office:value="1.26">
            <text:p>1.26</text:p>
          </table:table-cell>
          <table:table-cell table:style-name="ce4"/>
          <table:table-cell table:style-name="ce4" office:value-type="float" office:value="2">
            <text:p>2.00</text:p>
          </table:table-cell>
          <table:table-cell/>
          <table:table-cell table:formula="of:=[.B33]&amp;&quot;: {&quot;&quot;atomic number&quot;&quot;: &quot;&amp;[.A33]&amp;&quot;, &quot;&quot;element name&quot;&quot;: &quot;&amp;[.C33]&amp;&quot;, &quot;&quot;color&quot;&quot;: (&quot;&amp;TEXT([.D33]; [.$K$6])&amp;&quot;, &quot;&amp;TEXT([.E33]; [.$K$6])&amp;&quot;, &quot;&amp;TEXT([.F33]; [.$K$6])&amp;&quot;), &quot;&quot;covalent&quot;&quot;: &quot;&amp;TEXT([.G33]; [.$K$6])&amp;&quot;, &quot;&quot;vdW1&quot;&quot;: &quot;&amp;IF([.I33]=&quot;&quot;;TEXT(0; [.$K$6]);TEXT([.I33]; [.$K$6]))&amp;&quot;, &quot;&quot;vdW2&quot;&quot;: &quot;&amp;IF([.H33]=&quot;&quot;;TEXT(0; [.$K$6]);TEXT([.H33]; [.$K$6]))&amp;&quot;},&quot;" office:value-type="string" office:string-value="&quot;Co&quot;: {&quot;atomic number&quot;: 27, &quot;element name&quot;: &quot;Cobalt&quot;, &quot;color&quot;: (0.94, 0.56, 0.62), &quot;covalent&quot;: 1.26, &quot;vdW1&quot;: 2.00, &quot;vdW2&quot;: 0.00},">
            <text:p>"Co": {"atomic number": 27, "element name": "Cobalt", "color": (0.94, 0.56, 0.62), "covalent": 1.26, "vdW1": 2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string">
            <text:p>"Ni"</text:p>
          </table:table-cell>
          <table:table-cell office:value-type="string">
            <text:p>"Nickel"</text:p>
          </table:table-cell>
          <table:table-cell table:style-name="ce4" office:value-type="float" office:value="0.31">
            <text:p>0.31</text:p>
          </table:table-cell>
          <table:table-cell table:style-name="ce4" office:value-type="float" office:value="0.81">
            <text:p>0.81</text:p>
          </table:table-cell>
          <table:table-cell table:style-name="ce4" office:value-type="float" office:value="0.31">
            <text:p>0.31</text:p>
          </table:table-cell>
          <table:table-cell table:style-name="ce4" office:value-type="float" office:value="1.24">
            <text:p>1.24</text:p>
          </table:table-cell>
          <table:table-cell table:style-name="ce4"/>
          <table:table-cell table:style-name="ce4" office:value-type="float" office:value="1.97">
            <text:p>1.97</text:p>
          </table:table-cell>
          <table:table-cell/>
          <table:table-cell table:formula="of:=[.B34]&amp;&quot;: {&quot;&quot;atomic number&quot;&quot;: &quot;&amp;[.A34]&amp;&quot;, &quot;&quot;element name&quot;&quot;: &quot;&amp;[.C34]&amp;&quot;, &quot;&quot;color&quot;&quot;: (&quot;&amp;TEXT([.D34]; [.$K$6])&amp;&quot;, &quot;&amp;TEXT([.E34]; [.$K$6])&amp;&quot;, &quot;&amp;TEXT([.F34]; [.$K$6])&amp;&quot;), &quot;&quot;covalent&quot;&quot;: &quot;&amp;TEXT([.G34]; [.$K$6])&amp;&quot;, &quot;&quot;vdW1&quot;&quot;: &quot;&amp;IF([.I34]=&quot;&quot;;TEXT(0; [.$K$6]);TEXT([.I34]; [.$K$6]))&amp;&quot;, &quot;&quot;vdW2&quot;&quot;: &quot;&amp;IF([.H34]=&quot;&quot;;TEXT(0; [.$K$6]);TEXT([.H34]; [.$K$6]))&amp;&quot;},&quot;" office:value-type="string" office:string-value="&quot;Ni&quot;: {&quot;atomic number&quot;: 28, &quot;element name&quot;: &quot;Nickel&quot;, &quot;color&quot;: (0.31, 0.81, 0.31), &quot;covalent&quot;: 1.24, &quot;vdW1&quot;: 1.97, &quot;vdW2&quot;: 0.00},">
            <text:p>"Ni": {"atomic number": 28, "element name": "Nickel", "color": (0.31, 0.81, 0.31), "covalent": 1.24, "vdW1": 1.97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string">
            <text:p>"Cu"</text:p>
          </table:table-cell>
          <table:table-cell office:value-type="string">
            <text:p>"Copper"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0.5">
            <text:p>0.50</text:p>
          </table:table-cell>
          <table:table-cell table:style-name="ce4" office:value-type="float" office:value="0.2">
            <text:p>0.20</text:p>
          </table:table-cell>
          <table:table-cell table:style-name="ce4" office:value-type="float" office:value="1.32">
            <text:p>1.32</text:p>
          </table:table-cell>
          <table:table-cell table:style-name="ce4"/>
          <table:table-cell table:style-name="ce4" office:value-type="float" office:value="1.96">
            <text:p>1.96</text:p>
          </table:table-cell>
          <table:table-cell/>
          <table:table-cell table:formula="of:=[.B35]&amp;&quot;: {&quot;&quot;atomic number&quot;&quot;: &quot;&amp;[.A35]&amp;&quot;, &quot;&quot;element name&quot;&quot;: &quot;&amp;[.C35]&amp;&quot;, &quot;&quot;color&quot;&quot;: (&quot;&amp;TEXT([.D35]; [.$K$6])&amp;&quot;, &quot;&amp;TEXT([.E35]; [.$K$6])&amp;&quot;, &quot;&amp;TEXT([.F35]; [.$K$6])&amp;&quot;), &quot;&quot;covalent&quot;&quot;: &quot;&amp;TEXT([.G35]; [.$K$6])&amp;&quot;, &quot;&quot;vdW1&quot;&quot;: &quot;&amp;IF([.I35]=&quot;&quot;;TEXT(0; [.$K$6]);TEXT([.I35]; [.$K$6]))&amp;&quot;, &quot;&quot;vdW2&quot;&quot;: &quot;&amp;IF([.H35]=&quot;&quot;;TEXT(0; [.$K$6]);TEXT([.H35]; [.$K$6]))&amp;&quot;},&quot;" office:value-type="string" office:string-value="&quot;Cu&quot;: {&quot;atomic number&quot;: 29, &quot;element name&quot;: &quot;Copper&quot;, &quot;color&quot;: (0.78, 0.50, 0.20), &quot;covalent&quot;: 1.32, &quot;vdW1&quot;: 1.96, &quot;vdW2&quot;: 0.00},">
            <text:p>"Cu": {"atomic number": 29, "element name": "Copper", "color": (0.78, 0.50, 0.20), "covalent": 1.32, "vdW1": 1.96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30">
            <text:p>30</text:p>
          </table:table-cell>
          <table:table-cell office:value-type="string">
            <text:p>"Zn"</text:p>
          </table:table-cell>
          <table:table-cell office:value-type="string">
            <text:p>"Zinc"</text:p>
          </table:table-cell>
          <table:table-cell table:style-name="ce4" office:value-type="float" office:value="0.49">
            <text:p>0.49</text:p>
          </table:table-cell>
          <table:table-cell table:style-name="ce4" office:value-type="float" office:value="0.5">
            <text:p>0.50</text:p>
          </table:table-cell>
          <table:table-cell table:style-name="ce4" office:value-type="float" office:value="0.69">
            <text:p>0.69</text:p>
          </table:table-cell>
          <table:table-cell table:style-name="ce4" office:value-type="float" office:value="1.22">
            <text:p>1.22</text:p>
          </table:table-cell>
          <table:table-cell table:style-name="ce4"/>
          <table:table-cell table:style-name="ce4" office:value-type="float" office:value="2.01">
            <text:p>2.01</text:p>
          </table:table-cell>
          <table:table-cell/>
          <table:table-cell table:formula="of:=[.B36]&amp;&quot;: {&quot;&quot;atomic number&quot;&quot;: &quot;&amp;[.A36]&amp;&quot;, &quot;&quot;element name&quot;&quot;: &quot;&amp;[.C36]&amp;&quot;, &quot;&quot;color&quot;&quot;: (&quot;&amp;TEXT([.D36]; [.$K$6])&amp;&quot;, &quot;&amp;TEXT([.E36]; [.$K$6])&amp;&quot;, &quot;&amp;TEXT([.F36]; [.$K$6])&amp;&quot;), &quot;&quot;covalent&quot;&quot;: &quot;&amp;TEXT([.G36]; [.$K$6])&amp;&quot;, &quot;&quot;vdW1&quot;&quot;: &quot;&amp;IF([.I36]=&quot;&quot;;TEXT(0; [.$K$6]);TEXT([.I36]; [.$K$6]))&amp;&quot;, &quot;&quot;vdW2&quot;&quot;: &quot;&amp;IF([.H36]=&quot;&quot;;TEXT(0; [.$K$6]);TEXT([.H36]; [.$K$6]))&amp;&quot;},&quot;" office:value-type="string" office:string-value="&quot;Zn&quot;: {&quot;atomic number&quot;: 30, &quot;element name&quot;: &quot;Zinc&quot;, &quot;color&quot;: (0.49, 0.50, 0.69), &quot;covalent&quot;: 1.22, &quot;vdW1&quot;: 2.01, &quot;vdW2&quot;: 0.00},">
            <text:p>"Zn": {"atomic number": 30, "element name": "Zinc", "color": (0.49, 0.50, 0.69), "covalent": 1.22, "vdW1": 2.01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string">
            <text:p>"Ga"</text:p>
          </table:table-cell>
          <table:table-cell office:value-type="string">
            <text:p>"Gallium"</text:p>
          </table:table-cell>
          <table:table-cell table:style-name="ce4" office:value-type="float" office:value="0.76">
            <text:p>0.76</text:p>
          </table:table-cell>
          <table:table-cell table:number-columns-repeated="2" table:style-name="ce4" office:value-type="float" office:value="0.56">
            <text:p>0.56</text:p>
          </table:table-cell>
          <table:table-cell table:style-name="ce4" office:value-type="float" office:value="1.22">
            <text:p>1.22</text:p>
          </table:table-cell>
          <table:table-cell table:style-name="ce4" office:value-type="float" office:value="1.87">
            <text:p>1.87</text:p>
          </table:table-cell>
          <table:table-cell table:style-name="ce4" office:value-type="float" office:value="2.03">
            <text:p>2.03</text:p>
          </table:table-cell>
          <table:table-cell/>
          <table:table-cell table:formula="of:=[.B37]&amp;&quot;: {&quot;&quot;atomic number&quot;&quot;: &quot;&amp;[.A37]&amp;&quot;, &quot;&quot;element name&quot;&quot;: &quot;&amp;[.C37]&amp;&quot;, &quot;&quot;color&quot;&quot;: (&quot;&amp;TEXT([.D37]; [.$K$6])&amp;&quot;, &quot;&amp;TEXT([.E37]; [.$K$6])&amp;&quot;, &quot;&amp;TEXT([.F37]; [.$K$6])&amp;&quot;), &quot;&quot;covalent&quot;&quot;: &quot;&amp;TEXT([.G37]; [.$K$6])&amp;&quot;, &quot;&quot;vdW1&quot;&quot;: &quot;&amp;IF([.I37]=&quot;&quot;;TEXT(0; [.$K$6]);TEXT([.I37]; [.$K$6]))&amp;&quot;, &quot;&quot;vdW2&quot;&quot;: &quot;&amp;IF([.H37]=&quot;&quot;;TEXT(0; [.$K$6]);TEXT([.H37]; [.$K$6]))&amp;&quot;},&quot;" office:value-type="string" office:string-value="&quot;Ga&quot;: {&quot;atomic number&quot;: 31, &quot;element name&quot;: &quot;Gallium&quot;, &quot;color&quot;: (0.76, 0.56, 0.56), &quot;covalent&quot;: 1.22, &quot;vdW1&quot;: 2.03, &quot;vdW2&quot;: 1.87},">
            <text:p>"Ga": {"atomic number": 31, "element name": "Gallium", "color": (0.76, 0.56, 0.56), "covalent": 1.22, "vdW1": 2.03, "vdW2": 1.87},</text:p>
          </table:table-cell>
          <table:table-cell table:number-columns-repeated="2"/>
        </table:table-row>
        <table:table-row table:style-name="ro1">
          <table:table-cell table:style-name="ce2" office:value-type="float" office:value="32">
            <text:p>32</text:p>
          </table:table-cell>
          <table:table-cell office:value-type="string">
            <text:p>"Ge"</text:p>
          </table:table-cell>
          <table:table-cell office:value-type="string">
            <text:p>"Germanium"</text:p>
          </table:table-cell>
          <table:table-cell table:style-name="ce4" office:value-type="float" office:value="0.4">
            <text:p>0.40</text:p>
          </table:table-cell>
          <table:table-cell table:number-columns-repeated="2" table:style-name="ce4" office:value-type="float" office:value="0.56">
            <text:p>0.56</text:p>
          </table:table-cell>
          <table:table-cell table:style-name="ce4" office:value-type="float" office:value="1.2">
            <text:p>1.20</text:p>
          </table:table-cell>
          <table:table-cell table:style-name="ce4" office:value-type="float" office:value="2.11">
            <text:p>2.11</text:p>
          </table:table-cell>
          <table:table-cell table:style-name="ce4" office:value-type="float" office:value="2.05">
            <text:p>2.05</text:p>
          </table:table-cell>
          <table:table-cell/>
          <table:table-cell table:formula="of:=[.B38]&amp;&quot;: {&quot;&quot;atomic number&quot;&quot;: &quot;&amp;[.A38]&amp;&quot;, &quot;&quot;element name&quot;&quot;: &quot;&amp;[.C38]&amp;&quot;, &quot;&quot;color&quot;&quot;: (&quot;&amp;TEXT([.D38]; [.$K$6])&amp;&quot;, &quot;&amp;TEXT([.E38]; [.$K$6])&amp;&quot;, &quot;&amp;TEXT([.F38]; [.$K$6])&amp;&quot;), &quot;&quot;covalent&quot;&quot;: &quot;&amp;TEXT([.G38]; [.$K$6])&amp;&quot;, &quot;&quot;vdW1&quot;&quot;: &quot;&amp;IF([.I38]=&quot;&quot;;TEXT(0; [.$K$6]);TEXT([.I38]; [.$K$6]))&amp;&quot;, &quot;&quot;vdW2&quot;&quot;: &quot;&amp;IF([.H38]=&quot;&quot;;TEXT(0; [.$K$6]);TEXT([.H38]; [.$K$6]))&amp;&quot;},&quot;" office:value-type="string" office:string-value="&quot;Ge&quot;: {&quot;atomic number&quot;: 32, &quot;element name&quot;: &quot;Germanium&quot;, &quot;color&quot;: (0.40, 0.56, 0.56), &quot;covalent&quot;: 1.20, &quot;vdW1&quot;: 2.05, &quot;vdW2&quot;: 2.11},">
            <text:p>"Ge": {"atomic number": 32, "element name": "Germanium", "color": (0.40, 0.56, 0.56), "covalent": 1.20, "vdW1": 2.05, "vdW2": 2.11},</text:p>
          </table:table-cell>
          <table:table-cell table:number-columns-repeated="2"/>
        </table:table-row>
        <table:table-row table:style-name="ro1">
          <table:table-cell table:style-name="ce2" office:value-type="float" office:value="33">
            <text:p>33</text:p>
          </table:table-cell>
          <table:table-cell office:value-type="string">
            <text:p>"As"</text:p>
          </table:table-cell>
          <table:table-cell office:value-type="string">
            <text:p>"Arsenic"</text:p>
          </table:table-cell>
          <table:table-cell table:style-name="ce4" office:value-type="float" office:value="0.74">
            <text:p>0.74</text:p>
          </table:table-cell>
          <table:table-cell table:style-name="ce4" office:value-type="float" office:value="0.5">
            <text:p>0.50</text:p>
          </table:table-cell>
          <table:table-cell table:style-name="ce4" office:value-type="float" office:value="0.89">
            <text:p>0.89</text:p>
          </table:table-cell>
          <table:table-cell table:style-name="ce4" office:value-type="float" office:value="1.19">
            <text:p>1.19</text:p>
          </table:table-cell>
          <table:table-cell table:style-name="ce4" office:value-type="float" office:value="1.85">
            <text:p>1.85</text:p>
          </table:table-cell>
          <table:table-cell table:style-name="ce4" office:value-type="float" office:value="2.08">
            <text:p>2.08</text:p>
          </table:table-cell>
          <table:table-cell/>
          <table:table-cell table:formula="of:=[.B39]&amp;&quot;: {&quot;&quot;atomic number&quot;&quot;: &quot;&amp;[.A39]&amp;&quot;, &quot;&quot;element name&quot;&quot;: &quot;&amp;[.C39]&amp;&quot;, &quot;&quot;color&quot;&quot;: (&quot;&amp;TEXT([.D39]; [.$K$6])&amp;&quot;, &quot;&amp;TEXT([.E39]; [.$K$6])&amp;&quot;, &quot;&amp;TEXT([.F39]; [.$K$6])&amp;&quot;), &quot;&quot;covalent&quot;&quot;: &quot;&amp;TEXT([.G39]; [.$K$6])&amp;&quot;, &quot;&quot;vdW1&quot;&quot;: &quot;&amp;IF([.I39]=&quot;&quot;;TEXT(0; [.$K$6]);TEXT([.I39]; [.$K$6]))&amp;&quot;, &quot;&quot;vdW2&quot;&quot;: &quot;&amp;IF([.H39]=&quot;&quot;;TEXT(0; [.$K$6]);TEXT([.H39]; [.$K$6]))&amp;&quot;},&quot;" office:value-type="string" office:string-value="&quot;As&quot;: {&quot;atomic number&quot;: 33, &quot;element name&quot;: &quot;Arsenic&quot;, &quot;color&quot;: (0.74, 0.50, 0.89), &quot;covalent&quot;: 1.19, &quot;vdW1&quot;: 2.08, &quot;vdW2&quot;: 1.85},">
            <text:p>"As": {"atomic number": 33, "element name": "Arsenic", "color": (0.74, 0.50, 0.89), "covalent": 1.19, "vdW1": 2.08, "vdW2": 1.85},</text:p>
          </table:table-cell>
          <table:table-cell table:number-columns-repeated="2"/>
        </table:table-row>
        <table:table-row table:style-name="ro1">
          <table:table-cell table:style-name="ce2" office:value-type="float" office:value="34">
            <text:p>34</text:p>
          </table:table-cell>
          <table:table-cell office:value-type="string">
            <text:p>"Se"</text:p>
          </table:table-cell>
          <table:table-cell office:value-type="string">
            <text:p>"Selenium"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.63">
            <text:p>0.63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.2">
            <text:p>1.20</text:p>
          </table:table-cell>
          <table:table-cell table:style-name="ce4" office:value-type="float" office:value="1.9">
            <text:p>1.90</text:p>
          </table:table-cell>
          <table:table-cell table:style-name="ce4"/>
          <table:table-cell/>
          <table:table-cell table:formula="of:=[.B40]&amp;&quot;: {&quot;&quot;atomic number&quot;&quot;: &quot;&amp;[.A40]&amp;&quot;, &quot;&quot;element name&quot;&quot;: &quot;&amp;[.C40]&amp;&quot;, &quot;&quot;color&quot;&quot;: (&quot;&amp;TEXT([.D40]; [.$K$6])&amp;&quot;, &quot;&amp;TEXT([.E40]; [.$K$6])&amp;&quot;, &quot;&amp;TEXT([.F40]; [.$K$6])&amp;&quot;), &quot;&quot;covalent&quot;&quot;: &quot;&amp;TEXT([.G40]; [.$K$6])&amp;&quot;, &quot;&quot;vdW1&quot;&quot;: &quot;&amp;IF([.I40]=&quot;&quot;;TEXT(0; [.$K$6]);TEXT([.I40]; [.$K$6]))&amp;&quot;, &quot;&quot;vdW2&quot;&quot;: &quot;&amp;IF([.H40]=&quot;&quot;;TEXT(0; [.$K$6]);TEXT([.H40]; [.$K$6]))&amp;&quot;},&quot;" office:value-type="string" office:string-value="&quot;Se&quot;: {&quot;atomic number&quot;: 34, &quot;element name&quot;: &quot;Selenium&quot;, &quot;color&quot;: (1.00, 0.63, 0.00), &quot;covalent&quot;: 1.20, &quot;vdW1&quot;: 0.00, &quot;vdW2&quot;: 1.90},">
            <text:p>"Se": {"atomic number": 34, "element name": "Selenium", "color": (1.00, 0.63, 0.00), "covalent": 1.20, "vdW1": 0.00, "vdW2": 1.90},</text:p>
          </table:table-cell>
          <table:table-cell table:number-columns-repeated="2"/>
        </table:table-row>
        <table:table-row table:style-name="ro1">
          <table:table-cell table:style-name="ce2" office:value-type="float" office:value="35">
            <text:p>35</text:p>
          </table:table-cell>
          <table:table-cell office:value-type="string">
            <text:p>"Br"</text:p>
          </table:table-cell>
          <table:table-cell office:value-type="string">
            <text:p>"Bromine"</text:p>
          </table:table-cell>
          <table:table-cell table:style-name="ce4" office:value-type="float" office:value="0.65">
            <text:p>0.65</text:p>
          </table:table-cell>
          <table:table-cell table:number-columns-repeated="2" table:style-name="ce4" office:value-type="float" office:value="0.16">
            <text:p>0.16</text:p>
          </table:table-cell>
          <table:table-cell table:style-name="ce4" office:value-type="float" office:value="1.2">
            <text:p>1.20</text:p>
          </table:table-cell>
          <table:table-cell table:style-name="ce4" office:value-type="float" office:value="1.83">
            <text:p>1.83</text:p>
          </table:table-cell>
          <table:table-cell table:style-name="ce4"/>
          <table:table-cell/>
          <table:table-cell table:formula="of:=[.B41]&amp;&quot;: {&quot;&quot;atomic number&quot;&quot;: &quot;&amp;[.A41]&amp;&quot;, &quot;&quot;element name&quot;&quot;: &quot;&amp;[.C41]&amp;&quot;, &quot;&quot;color&quot;&quot;: (&quot;&amp;TEXT([.D41]; [.$K$6])&amp;&quot;, &quot;&amp;TEXT([.E41]; [.$K$6])&amp;&quot;, &quot;&amp;TEXT([.F41]; [.$K$6])&amp;&quot;), &quot;&quot;covalent&quot;&quot;: &quot;&amp;TEXT([.G41]; [.$K$6])&amp;&quot;, &quot;&quot;vdW1&quot;&quot;: &quot;&amp;IF([.I41]=&quot;&quot;;TEXT(0; [.$K$6]);TEXT([.I41]; [.$K$6]))&amp;&quot;, &quot;&quot;vdW2&quot;&quot;: &quot;&amp;IF([.H41]=&quot;&quot;;TEXT(0; [.$K$6]);TEXT([.H41]; [.$K$6]))&amp;&quot;},&quot;" office:value-type="string" office:string-value="&quot;Br&quot;: {&quot;atomic number&quot;: 35, &quot;element name&quot;: &quot;Bromine&quot;, &quot;color&quot;: (0.65, 0.16, 0.16), &quot;covalent&quot;: 1.20, &quot;vdW1&quot;: 0.00, &quot;vdW2&quot;: 1.83},">
            <text:p>"Br": {"atomic number": 35, "element name": "Bromine", "color": (0.65, 0.16, 0.16), "covalent": 1.20, "vdW1": 0.00, "vdW2": 1.83},</text:p>
          </table:table-cell>
          <table:table-cell table:number-columns-repeated="2"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string">
            <text:p>"Kr"</text:p>
          </table:table-cell>
          <table:table-cell office:value-type="string">
            <text:p>"Krypton"</text:p>
          </table:table-cell>
          <table:table-cell table:style-name="ce4" office:value-type="float" office:value="0.36">
            <text:p>0.36</text:p>
          </table:table-cell>
          <table:table-cell table:style-name="ce4" office:value-type="float" office:value="0.72">
            <text:p>0.72</text:p>
          </table:table-cell>
          <table:table-cell table:style-name="ce4" office:value-type="float" office:value="0.81">
            <text:p>0.81</text:p>
          </table:table-cell>
          <table:table-cell table:style-name="ce4" office:value-type="float" office:value="1.16">
            <text:p>1.16</text:p>
          </table:table-cell>
          <table:table-cell table:style-name="ce4" office:value-type="float" office:value="2.02">
            <text:p>2.02</text:p>
          </table:table-cell>
          <table:table-cell table:style-name="ce4"/>
          <table:table-cell/>
          <table:table-cell table:formula="of:=[.B42]&amp;&quot;: {&quot;&quot;atomic number&quot;&quot;: &quot;&amp;[.A42]&amp;&quot;, &quot;&quot;element name&quot;&quot;: &quot;&amp;[.C42]&amp;&quot;, &quot;&quot;color&quot;&quot;: (&quot;&amp;TEXT([.D42]; [.$K$6])&amp;&quot;, &quot;&amp;TEXT([.E42]; [.$K$6])&amp;&quot;, &quot;&amp;TEXT([.F42]; [.$K$6])&amp;&quot;), &quot;&quot;covalent&quot;&quot;: &quot;&amp;TEXT([.G42]; [.$K$6])&amp;&quot;, &quot;&quot;vdW1&quot;&quot;: &quot;&amp;IF([.I42]=&quot;&quot;;TEXT(0; [.$K$6]);TEXT([.I42]; [.$K$6]))&amp;&quot;, &quot;&quot;vdW2&quot;&quot;: &quot;&amp;IF([.H42]=&quot;&quot;;TEXT(0; [.$K$6]);TEXT([.H42]; [.$K$6]))&amp;&quot;},&quot;" office:value-type="string" office:string-value="&quot;Kr&quot;: {&quot;atomic number&quot;: 36, &quot;element name&quot;: &quot;Krypton&quot;, &quot;color&quot;: (0.36, 0.72, 0.81), &quot;covalent&quot;: 1.16, &quot;vdW1&quot;: 0.00, &quot;vdW2&quot;: 2.02},">
            <text:p>"Kr": {"atomic number": 36, "element name": "Krypton", "color": (0.36, 0.72, 0.81), "covalent": 1.16, "vdW1": 0.00, "vdW2": 2.02},</text:p>
          </table:table-cell>
          <table:table-cell table:number-columns-repeated="2"/>
        </table:table-row>
        <table:table-row table:style-name="ro1">
          <table:table-cell table:style-name="ce2" office:value-type="float" office:value="37">
            <text:p>37</text:p>
          </table:table-cell>
          <table:table-cell office:value-type="string">
            <text:p>"Rb"</text:p>
          </table:table-cell>
          <table:table-cell office:value-type="string">
            <text:p>"Rubidium"</text:p>
          </table:table-cell>
          <table:table-cell table:style-name="ce4" office:value-type="float" office:value="0.43">
            <text:p>0.43</text:p>
          </table:table-cell>
          <table:table-cell table:style-name="ce4" office:value-type="float" office:value="0.18">
            <text:p>0.18</text:p>
          </table:table-cell>
          <table:table-cell table:style-name="ce4" office:value-type="float" office:value="0.69">
            <text:p>0.69</text:p>
          </table:table-cell>
          <table:table-cell table:style-name="ce4" office:value-type="float" office:value="2.2">
            <text:p>2.20</text:p>
          </table:table-cell>
          <table:table-cell table:style-name="ce4" office:value-type="float" office:value="3.03">
            <text:p>3.03</text:p>
          </table:table-cell>
          <table:table-cell table:style-name="ce4" office:value-type="float" office:value="2.61">
            <text:p>2.61</text:p>
          </table:table-cell>
          <table:table-cell/>
          <table:table-cell table:formula="of:=[.B43]&amp;&quot;: {&quot;&quot;atomic number&quot;&quot;: &quot;&amp;[.A43]&amp;&quot;, &quot;&quot;element name&quot;&quot;: &quot;&amp;[.C43]&amp;&quot;, &quot;&quot;color&quot;&quot;: (&quot;&amp;TEXT([.D43]; [.$K$6])&amp;&quot;, &quot;&amp;TEXT([.E43]; [.$K$6])&amp;&quot;, &quot;&amp;TEXT([.F43]; [.$K$6])&amp;&quot;), &quot;&quot;covalent&quot;&quot;: &quot;&amp;TEXT([.G43]; [.$K$6])&amp;&quot;, &quot;&quot;vdW1&quot;&quot;: &quot;&amp;IF([.I43]=&quot;&quot;;TEXT(0; [.$K$6]);TEXT([.I43]; [.$K$6]))&amp;&quot;, &quot;&quot;vdW2&quot;&quot;: &quot;&amp;IF([.H43]=&quot;&quot;;TEXT(0; [.$K$6]);TEXT([.H43]; [.$K$6]))&amp;&quot;},&quot;" office:value-type="string" office:string-value="&quot;Rb&quot;: {&quot;atomic number&quot;: 37, &quot;element name&quot;: &quot;Rubidium&quot;, &quot;color&quot;: (0.43, 0.18, 0.69), &quot;covalent&quot;: 2.20, &quot;vdW1&quot;: 2.61, &quot;vdW2&quot;: 3.03},">
            <text:p>"Rb": {"atomic number": 37, "element name": "Rubidium", "color": (0.43, 0.18, 0.69), "covalent": 2.20, "vdW1": 2.61, "vdW2": 3.03},</text:p>
          </table:table-cell>
          <table:table-cell table:number-columns-repeated="2"/>
        </table:table-row>
        <table:table-row table:style-name="ro1">
          <table:table-cell table:style-name="ce2" office:value-type="float" office:value="38">
            <text:p>38</text:p>
          </table:table-cell>
          <table:table-cell office:value-type="string">
            <text:p>"Sr"</text:p>
          </table:table-cell>
          <table:table-cell office:value-type="string">
            <text:p>"Strontium"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.95">
            <text:p>1.95</text:p>
          </table:table-cell>
          <table:table-cell table:style-name="ce4" office:value-type="float" office:value="2.49">
            <text:p>2.49</text:p>
          </table:table-cell>
          <table:table-cell table:style-name="ce4" office:value-type="float" office:value="2.42">
            <text:p>2.42</text:p>
          </table:table-cell>
          <table:table-cell/>
          <table:table-cell table:formula="of:=[.B44]&amp;&quot;: {&quot;&quot;atomic number&quot;&quot;: &quot;&amp;[.A44]&amp;&quot;, &quot;&quot;element name&quot;&quot;: &quot;&amp;[.C44]&amp;&quot;, &quot;&quot;color&quot;&quot;: (&quot;&amp;TEXT([.D44]; [.$K$6])&amp;&quot;, &quot;&amp;TEXT([.E44]; [.$K$6])&amp;&quot;, &quot;&amp;TEXT([.F44]; [.$K$6])&amp;&quot;), &quot;&quot;covalent&quot;&quot;: &quot;&amp;TEXT([.G44]; [.$K$6])&amp;&quot;, &quot;&quot;vdW1&quot;&quot;: &quot;&amp;IF([.I44]=&quot;&quot;;TEXT(0; [.$K$6]);TEXT([.I44]; [.$K$6]))&amp;&quot;, &quot;&quot;vdW2&quot;&quot;: &quot;&amp;IF([.H44]=&quot;&quot;;TEXT(0; [.$K$6]);TEXT([.H44]; [.$K$6]))&amp;&quot;},&quot;" office:value-type="string" office:string-value="&quot;Sr&quot;: {&quot;atomic number&quot;: 38, &quot;element name&quot;: &quot;Strontium&quot;, &quot;color&quot;: (0.00, 1.00, 0.00), &quot;covalent&quot;: 1.95, &quot;vdW1&quot;: 2.42, &quot;vdW2&quot;: 2.49},">
            <text:p>"Sr": {"atomic number": 38, "element name": "Strontium", "color": (0.00, 1.00, 0.00), "covalent": 1.95, "vdW1": 2.42, "vdW2": 2.49},</text:p>
          </table:table-cell>
          <table:table-cell table:number-columns-repeated="2"/>
        </table:table-row>
        <table:table-row table:style-name="ro1">
          <table:table-cell table:style-name="ce2" office:value-type="float" office:value="39">
            <text:p>39</text:p>
          </table:table-cell>
          <table:table-cell office:value-type="string">
            <text:p>"Y"</text:p>
          </table:table-cell>
          <table:table-cell office:value-type="string">
            <text:p>"Yttrium"</text:p>
          </table:table-cell>
          <table:table-cell table:style-name="ce4" office:value-type="float" office:value="0.58">
            <text:p>0.58</text:p>
          </table:table-cell>
          <table:table-cell table:number-columns-repeated="2" table:style-name="ce4" office:value-type="float" office:value="1">
            <text:p>1.00</text:p>
          </table:table-cell>
          <table:table-cell table:style-name="ce4" office:value-type="float" office:value="1.9">
            <text:p>1.90</text:p>
          </table:table-cell>
          <table:table-cell table:style-name="ce4"/>
          <table:table-cell table:style-name="ce4" office:value-type="float" office:value="2.32">
            <text:p>2.32</text:p>
          </table:table-cell>
          <table:table-cell/>
          <table:table-cell table:formula="of:=[.B45]&amp;&quot;: {&quot;&quot;atomic number&quot;&quot;: &quot;&amp;[.A45]&amp;&quot;, &quot;&quot;element name&quot;&quot;: &quot;&amp;[.C45]&amp;&quot;, &quot;&quot;color&quot;&quot;: (&quot;&amp;TEXT([.D45]; [.$K$6])&amp;&quot;, &quot;&amp;TEXT([.E45]; [.$K$6])&amp;&quot;, &quot;&amp;TEXT([.F45]; [.$K$6])&amp;&quot;), &quot;&quot;covalent&quot;&quot;: &quot;&amp;TEXT([.G45]; [.$K$6])&amp;&quot;, &quot;&quot;vdW1&quot;&quot;: &quot;&amp;IF([.I45]=&quot;&quot;;TEXT(0; [.$K$6]);TEXT([.I45]; [.$K$6]))&amp;&quot;, &quot;&quot;vdW2&quot;&quot;: &quot;&amp;IF([.H45]=&quot;&quot;;TEXT(0; [.$K$6]);TEXT([.H45]; [.$K$6]))&amp;&quot;},&quot;" office:value-type="string" office:string-value="&quot;Y&quot;: {&quot;atomic number&quot;: 39, &quot;element name&quot;: &quot;Yttrium&quot;, &quot;color&quot;: (0.58, 1.00, 1.00), &quot;covalent&quot;: 1.90, &quot;vdW1&quot;: 2.32, &quot;vdW2&quot;: 0.00},">
            <text:p>"Y": {"atomic number": 39, "element name": "Yttrium", "color": (0.58, 1.00, 1.00), "covalent": 1.90, "vdW1": 2.32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40">
            <text:p>40</text:p>
          </table:table-cell>
          <table:table-cell office:value-type="string">
            <text:p>"Zr"</text:p>
          </table:table-cell>
          <table:table-cell office:value-type="string">
            <text:p>"Zirconium"</text:p>
          </table:table-cell>
          <table:table-cell table:style-name="ce4" office:value-type="float" office:value="0.58">
            <text:p>0.58</text:p>
          </table:table-cell>
          <table:table-cell table:number-columns-repeated="2" table:style-name="ce4" office:value-type="float" office:value="0.87">
            <text:p>0.87</text:p>
          </table:table-cell>
          <table:table-cell table:style-name="ce4" office:value-type="float" office:value="1.75">
            <text:p>1.75</text:p>
          </table:table-cell>
          <table:table-cell table:style-name="ce4"/>
          <table:table-cell table:style-name="ce4" office:value-type="float" office:value="2.23">
            <text:p>2.23</text:p>
          </table:table-cell>
          <table:table-cell/>
          <table:table-cell table:formula="of:=[.B46]&amp;&quot;: {&quot;&quot;atomic number&quot;&quot;: &quot;&amp;[.A46]&amp;&quot;, &quot;&quot;element name&quot;&quot;: &quot;&amp;[.C46]&amp;&quot;, &quot;&quot;color&quot;&quot;: (&quot;&amp;TEXT([.D46]; [.$K$6])&amp;&quot;, &quot;&amp;TEXT([.E46]; [.$K$6])&amp;&quot;, &quot;&amp;TEXT([.F46]; [.$K$6])&amp;&quot;), &quot;&quot;covalent&quot;&quot;: &quot;&amp;TEXT([.G46]; [.$K$6])&amp;&quot;, &quot;&quot;vdW1&quot;&quot;: &quot;&amp;IF([.I46]=&quot;&quot;;TEXT(0; [.$K$6]);TEXT([.I46]; [.$K$6]))&amp;&quot;, &quot;&quot;vdW2&quot;&quot;: &quot;&amp;IF([.H46]=&quot;&quot;;TEXT(0; [.$K$6]);TEXT([.H46]; [.$K$6]))&amp;&quot;},&quot;" office:value-type="string" office:string-value="&quot;Zr&quot;: {&quot;atomic number&quot;: 40, &quot;element name&quot;: &quot;Zirconium&quot;, &quot;color&quot;: (0.58, 0.87, 0.87), &quot;covalent&quot;: 1.75, &quot;vdW1&quot;: 2.23, &quot;vdW2&quot;: 0.00},">
            <text:p>"Zr": {"atomic number": 40, "element name": "Zirconium", "color": (0.58, 0.87, 0.87), "covalent": 1.75, "vdW1": 2.23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41">
            <text:p>41</text:p>
          </table:table-cell>
          <table:table-cell office:value-type="string">
            <text:p>"Nb"</text:p>
          </table:table-cell>
          <table:table-cell office:value-type="string">
            <text:p>"Niobium"</text:p>
          </table:table-cell>
          <table:table-cell table:style-name="ce4" office:value-type="float" office:value="0.45">
            <text:p>0.45</text:p>
          </table:table-cell>
          <table:table-cell table:style-name="ce4" office:value-type="float" office:value="0.76">
            <text:p>0.76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1.64">
            <text:p>1.64</text:p>
          </table:table-cell>
          <table:table-cell table:style-name="ce4"/>
          <table:table-cell table:style-name="ce4" office:value-type="float" office:value="2.18">
            <text:p>2.18</text:p>
          </table:table-cell>
          <table:table-cell/>
          <table:table-cell table:formula="of:=[.B47]&amp;&quot;: {&quot;&quot;atomic number&quot;&quot;: &quot;&amp;[.A47]&amp;&quot;, &quot;&quot;element name&quot;&quot;: &quot;&amp;[.C47]&amp;&quot;, &quot;&quot;color&quot;&quot;: (&quot;&amp;TEXT([.D47]; [.$K$6])&amp;&quot;, &quot;&amp;TEXT([.E47]; [.$K$6])&amp;&quot;, &quot;&amp;TEXT([.F47]; [.$K$6])&amp;&quot;), &quot;&quot;covalent&quot;&quot;: &quot;&amp;TEXT([.G47]; [.$K$6])&amp;&quot;, &quot;&quot;vdW1&quot;&quot;: &quot;&amp;IF([.I47]=&quot;&quot;;TEXT(0; [.$K$6]);TEXT([.I47]; [.$K$6]))&amp;&quot;, &quot;&quot;vdW2&quot;&quot;: &quot;&amp;IF([.H47]=&quot;&quot;;TEXT(0; [.$K$6]);TEXT([.H47]; [.$K$6]))&amp;&quot;},&quot;" office:value-type="string" office:string-value="&quot;Nb&quot;: {&quot;atomic number&quot;: 41, &quot;element name&quot;: &quot;Niobium&quot;, &quot;color&quot;: (0.45, 0.76, 0.78), &quot;covalent&quot;: 1.64, &quot;vdW1&quot;: 2.18, &quot;vdW2&quot;: 0.00},">
            <text:p>"Nb": {"atomic number": 41, "element name": "Niobium", "color": (0.45, 0.76, 0.78), "covalent": 1.64, "vdW1": 2.18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42">
            <text:p>42</text:p>
          </table:table-cell>
          <table:table-cell office:value-type="string">
            <text:p>"Mo"</text:p>
          </table:table-cell>
          <table:table-cell office:value-type="string">
            <text:p>"Molybdenum"</text:p>
          </table:table-cell>
          <table:table-cell table:style-name="ce4" office:value-type="float" office:value="0.32">
            <text:p>0.32</text:p>
          </table:table-cell>
          <table:table-cell table:number-columns-repeated="2" table:style-name="ce4" office:value-type="float" office:value="0.7">
            <text:p>0.70</text:p>
          </table:table-cell>
          <table:table-cell table:style-name="ce4" office:value-type="float" office:value="1.54">
            <text:p>1.54</text:p>
          </table:table-cell>
          <table:table-cell table:style-name="ce4"/>
          <table:table-cell table:style-name="ce4" office:value-type="float" office:value="2.17">
            <text:p>2.17</text:p>
          </table:table-cell>
          <table:table-cell/>
          <table:table-cell table:formula="of:=[.B48]&amp;&quot;: {&quot;&quot;atomic number&quot;&quot;: &quot;&amp;[.A48]&amp;&quot;, &quot;&quot;element name&quot;&quot;: &quot;&amp;[.C48]&amp;&quot;, &quot;&quot;color&quot;&quot;: (&quot;&amp;TEXT([.D48]; [.$K$6])&amp;&quot;, &quot;&amp;TEXT([.E48]; [.$K$6])&amp;&quot;, &quot;&amp;TEXT([.F48]; [.$K$6])&amp;&quot;), &quot;&quot;covalent&quot;&quot;: &quot;&amp;TEXT([.G48]; [.$K$6])&amp;&quot;, &quot;&quot;vdW1&quot;&quot;: &quot;&amp;IF([.I48]=&quot;&quot;;TEXT(0; [.$K$6]);TEXT([.I48]; [.$K$6]))&amp;&quot;, &quot;&quot;vdW2&quot;&quot;: &quot;&amp;IF([.H48]=&quot;&quot;;TEXT(0; [.$K$6]);TEXT([.H48]; [.$K$6]))&amp;&quot;},&quot;" office:value-type="string" office:string-value="&quot;Mo&quot;: {&quot;atomic number&quot;: 42, &quot;element name&quot;: &quot;Molybdenum&quot;, &quot;color&quot;: (0.32, 0.70, 0.70), &quot;covalent&quot;: 1.54, &quot;vdW1&quot;: 2.17, &quot;vdW2&quot;: 0.00},">
            <text:p>"Mo": {"atomic number": 42, "element name": "Molybdenum", "color": (0.32, 0.70, 0.70), "covalent": 1.54, "vdW1": 2.17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43">
            <text:p>43</text:p>
          </table:table-cell>
          <table:table-cell office:value-type="string">
            <text:p>"Tc"</text:p>
          </table:table-cell>
          <table:table-cell office:value-type="string">
            <text:p>"Technetium"</text:p>
          </table:table-cell>
          <table:table-cell table:style-name="ce4" office:value-type="float" office:value="0.23">
            <text:p>0.23</text:p>
          </table:table-cell>
          <table:table-cell table:number-columns-repeated="2" table:style-name="ce4" office:value-type="float" office:value="0.61">
            <text:p>0.61</text:p>
          </table:table-cell>
          <table:table-cell table:style-name="ce4" office:value-type="float" office:value="1.47">
            <text:p>1.47</text:p>
          </table:table-cell>
          <table:table-cell table:style-name="ce4"/>
          <table:table-cell table:style-name="ce4" office:value-type="float" office:value="2.16">
            <text:p>2.16</text:p>
          </table:table-cell>
          <table:table-cell/>
          <table:table-cell table:formula="of:=[.B49]&amp;&quot;: {&quot;&quot;atomic number&quot;&quot;: &quot;&amp;[.A49]&amp;&quot;, &quot;&quot;element name&quot;&quot;: &quot;&amp;[.C49]&amp;&quot;, &quot;&quot;color&quot;&quot;: (&quot;&amp;TEXT([.D49]; [.$K$6])&amp;&quot;, &quot;&amp;TEXT([.E49]; [.$K$6])&amp;&quot;, &quot;&amp;TEXT([.F49]; [.$K$6])&amp;&quot;), &quot;&quot;covalent&quot;&quot;: &quot;&amp;TEXT([.G49]; [.$K$6])&amp;&quot;, &quot;&quot;vdW1&quot;&quot;: &quot;&amp;IF([.I49]=&quot;&quot;;TEXT(0; [.$K$6]);TEXT([.I49]; [.$K$6]))&amp;&quot;, &quot;&quot;vdW2&quot;&quot;: &quot;&amp;IF([.H49]=&quot;&quot;;TEXT(0; [.$K$6]);TEXT([.H49]; [.$K$6]))&amp;&quot;},&quot;" office:value-type="string" office:string-value="&quot;Tc&quot;: {&quot;atomic number&quot;: 43, &quot;element name&quot;: &quot;Technetium&quot;, &quot;color&quot;: (0.23, 0.61, 0.61), &quot;covalent&quot;: 1.47, &quot;vdW1&quot;: 2.16, &quot;vdW2&quot;: 0.00},">
            <text:p>"Tc": {"atomic number": 43, "element name": "Technetium", "color": (0.23, 0.61, 0.61), "covalent": 1.47, "vdW1": 2.16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44">
            <text:p>44</text:p>
          </table:table-cell>
          <table:table-cell office:value-type="string">
            <text:p>"Ru"</text:p>
          </table:table-cell>
          <table:table-cell office:value-type="string">
            <text:p>"Ruthenium"</text:p>
          </table:table-cell>
          <table:table-cell table:style-name="ce4" office:value-type="float" office:value="0.14">
            <text:p>0.14</text:p>
          </table:table-cell>
          <table:table-cell table:number-columns-repeated="2" table:style-name="ce4" office:value-type="float" office:value="0.56">
            <text:p>0.56</text:p>
          </table:table-cell>
          <table:table-cell table:style-name="ce4" office:value-type="float" office:value="1.46">
            <text:p>1.46</text:p>
          </table:table-cell>
          <table:table-cell table:style-name="ce4"/>
          <table:table-cell table:style-name="ce4" office:value-type="float" office:value="2.13">
            <text:p>2.13</text:p>
          </table:table-cell>
          <table:table-cell/>
          <table:table-cell table:formula="of:=[.B50]&amp;&quot;: {&quot;&quot;atomic number&quot;&quot;: &quot;&amp;[.A50]&amp;&quot;, &quot;&quot;element name&quot;&quot;: &quot;&amp;[.C50]&amp;&quot;, &quot;&quot;color&quot;&quot;: (&quot;&amp;TEXT([.D50]; [.$K$6])&amp;&quot;, &quot;&amp;TEXT([.E50]; [.$K$6])&amp;&quot;, &quot;&amp;TEXT([.F50]; [.$K$6])&amp;&quot;), &quot;&quot;covalent&quot;&quot;: &quot;&amp;TEXT([.G50]; [.$K$6])&amp;&quot;, &quot;&quot;vdW1&quot;&quot;: &quot;&amp;IF([.I50]=&quot;&quot;;TEXT(0; [.$K$6]);TEXT([.I50]; [.$K$6]))&amp;&quot;, &quot;&quot;vdW2&quot;&quot;: &quot;&amp;IF([.H50]=&quot;&quot;;TEXT(0; [.$K$6]);TEXT([.H50]; [.$K$6]))&amp;&quot;},&quot;" office:value-type="string" office:string-value="&quot;Ru&quot;: {&quot;atomic number&quot;: 44, &quot;element name&quot;: &quot;Ruthenium&quot;, &quot;color&quot;: (0.14, 0.56, 0.56), &quot;covalent&quot;: 1.46, &quot;vdW1&quot;: 2.13, &quot;vdW2&quot;: 0.00},">
            <text:p>"Ru": {"atomic number": 44, "element name": "Ruthenium", "color": (0.14, 0.56, 0.56), "covalent": 1.46, "vdW1": 2.13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45">
            <text:p>45</text:p>
          </table:table-cell>
          <table:table-cell office:value-type="string">
            <text:p>"Rh"</text:p>
          </table:table-cell>
          <table:table-cell office:value-type="string">
            <text:p>"Rhodium"</text:p>
          </table:table-cell>
          <table:table-cell table:style-name="ce4" office:value-type="float" office:value="0.03">
            <text:p>0.03</text:p>
          </table:table-cell>
          <table:table-cell table:style-name="ce4" office:value-type="float" office:value="0.49">
            <text:p>0.49</text:p>
          </table:table-cell>
          <table:table-cell table:style-name="ce4" office:value-type="float" office:value="0.54">
            <text:p>0.54</text:p>
          </table:table-cell>
          <table:table-cell table:style-name="ce4" office:value-type="float" office:value="1.42">
            <text:p>1.42</text:p>
          </table:table-cell>
          <table:table-cell table:style-name="ce4"/>
          <table:table-cell table:style-name="ce4" office:value-type="float" office:value="2.1">
            <text:p>2.10</text:p>
          </table:table-cell>
          <table:table-cell/>
          <table:table-cell table:formula="of:=[.B51]&amp;&quot;: {&quot;&quot;atomic number&quot;&quot;: &quot;&amp;[.A51]&amp;&quot;, &quot;&quot;element name&quot;&quot;: &quot;&amp;[.C51]&amp;&quot;, &quot;&quot;color&quot;&quot;: (&quot;&amp;TEXT([.D51]; [.$K$6])&amp;&quot;, &quot;&amp;TEXT([.E51]; [.$K$6])&amp;&quot;, &quot;&amp;TEXT([.F51]; [.$K$6])&amp;&quot;), &quot;&quot;covalent&quot;&quot;: &quot;&amp;TEXT([.G51]; [.$K$6])&amp;&quot;, &quot;&quot;vdW1&quot;&quot;: &quot;&amp;IF([.I51]=&quot;&quot;;TEXT(0; [.$K$6]);TEXT([.I51]; [.$K$6]))&amp;&quot;, &quot;&quot;vdW2&quot;&quot;: &quot;&amp;IF([.H51]=&quot;&quot;;TEXT(0; [.$K$6]);TEXT([.H51]; [.$K$6]))&amp;&quot;},&quot;" office:value-type="string" office:string-value="&quot;Rh&quot;: {&quot;atomic number&quot;: 45, &quot;element name&quot;: &quot;Rhodium&quot;, &quot;color&quot;: (0.03, 0.49, 0.54), &quot;covalent&quot;: 1.42, &quot;vdW1&quot;: 2.10, &quot;vdW2&quot;: 0.00},">
            <text:p>"Rh": {"atomic number": 45, "element name": "Rhodium", "color": (0.03, 0.49, 0.54), "covalent": 1.42, "vdW1": 2.1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46">
            <text:p>46</text:p>
          </table:table-cell>
          <table:table-cell office:value-type="string">
            <text:p>"Pd"</text:p>
          </table:table-cell>
          <table:table-cell office:value-type="string">
            <text:p>"Palladium"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41">
            <text:p>0.41</text:p>
          </table:table-cell>
          <table:table-cell table:style-name="ce4" office:value-type="float" office:value="0.52">
            <text:p>0.52</text:p>
          </table:table-cell>
          <table:table-cell table:style-name="ce4" office:value-type="float" office:value="1.39">
            <text:p>1.39</text:p>
          </table:table-cell>
          <table:table-cell table:style-name="ce4"/>
          <table:table-cell table:style-name="ce4" office:value-type="float" office:value="2.1">
            <text:p>2.10</text:p>
          </table:table-cell>
          <table:table-cell/>
          <table:table-cell table:formula="of:=[.B52]&amp;&quot;: {&quot;&quot;atomic number&quot;&quot;: &quot;&amp;[.A52]&amp;&quot;, &quot;&quot;element name&quot;&quot;: &quot;&amp;[.C52]&amp;&quot;, &quot;&quot;color&quot;&quot;: (&quot;&amp;TEXT([.D52]; [.$K$6])&amp;&quot;, &quot;&amp;TEXT([.E52]; [.$K$6])&amp;&quot;, &quot;&amp;TEXT([.F52]; [.$K$6])&amp;&quot;), &quot;&quot;covalent&quot;&quot;: &quot;&amp;TEXT([.G52]; [.$K$6])&amp;&quot;, &quot;&quot;vdW1&quot;&quot;: &quot;&amp;IF([.I52]=&quot;&quot;;TEXT(0; [.$K$6]);TEXT([.I52]; [.$K$6]))&amp;&quot;, &quot;&quot;vdW2&quot;&quot;: &quot;&amp;IF([.H52]=&quot;&quot;;TEXT(0; [.$K$6]);TEXT([.H52]; [.$K$6]))&amp;&quot;},&quot;" office:value-type="string" office:string-value="&quot;Pd&quot;: {&quot;atomic number&quot;: 46, &quot;element name&quot;: &quot;Palladium&quot;, &quot;color&quot;: (0.00, 0.41, 0.52), &quot;covalent&quot;: 1.39, &quot;vdW1&quot;: 2.10, &quot;vdW2&quot;: 0.00},">
            <text:p>"Pd": {"atomic number": 46, "element name": "Palladium", "color": (0.00, 0.41, 0.52), "covalent": 1.39, "vdW1": 2.1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"Ag"</text:p>
          </table:table-cell>
          <table:table-cell office:value-type="string">
            <text:p>"Silver"</text:p>
          </table:table-cell>
          <table:table-cell table:number-columns-repeated="3" table:style-name="ce4" office:value-type="float" office:value="0.75">
            <text:p>0.75</text:p>
          </table:table-cell>
          <table:table-cell table:style-name="ce4" office:value-type="float" office:value="1.45">
            <text:p>1.45</text:p>
          </table:table-cell>
          <table:table-cell table:style-name="ce4"/>
          <table:table-cell table:style-name="ce4" office:value-type="float" office:value="2.11">
            <text:p>2.11</text:p>
          </table:table-cell>
          <table:table-cell/>
          <table:table-cell table:formula="of:=[.B53]&amp;&quot;: {&quot;&quot;atomic number&quot;&quot;: &quot;&amp;[.A53]&amp;&quot;, &quot;&quot;element name&quot;&quot;: &quot;&amp;[.C53]&amp;&quot;, &quot;&quot;color&quot;&quot;: (&quot;&amp;TEXT([.D53]; [.$K$6])&amp;&quot;, &quot;&amp;TEXT([.E53]; [.$K$6])&amp;&quot;, &quot;&amp;TEXT([.F53]; [.$K$6])&amp;&quot;), &quot;&quot;covalent&quot;&quot;: &quot;&amp;TEXT([.G53]; [.$K$6])&amp;&quot;, &quot;&quot;vdW1&quot;&quot;: &quot;&amp;IF([.I53]=&quot;&quot;;TEXT(0; [.$K$6]);TEXT([.I53]; [.$K$6]))&amp;&quot;, &quot;&quot;vdW2&quot;&quot;: &quot;&amp;IF([.H53]=&quot;&quot;;TEXT(0; [.$K$6]);TEXT([.H53]; [.$K$6]))&amp;&quot;},&quot;" office:value-type="string" office:string-value="&quot;Ag&quot;: {&quot;atomic number&quot;: 47, &quot;element name&quot;: &quot;Silver&quot;, &quot;color&quot;: (0.75, 0.75, 0.75), &quot;covalent&quot;: 1.45, &quot;vdW1&quot;: 2.11, &quot;vdW2&quot;: 0.00},">
            <text:p>"Ag": {"atomic number": 47, "element name": "Silver", "color": (0.75, 0.75, 0.75), "covalent": 1.45, "vdW1": 2.11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48">
            <text:p>48</text:p>
          </table:table-cell>
          <table:table-cell office:value-type="string">
            <text:p>"Cd"</text:p>
          </table:table-cell>
          <table:table-cell office:value-type="string">
            <text:p>"Cadmium"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.85">
            <text:p>0.85</text:p>
          </table:table-cell>
          <table:table-cell table:style-name="ce4" office:value-type="float" office:value="0.56">
            <text:p>0.56</text:p>
          </table:table-cell>
          <table:table-cell table:style-name="ce4" office:value-type="float" office:value="1.44">
            <text:p>1.44</text:p>
          </table:table-cell>
          <table:table-cell table:style-name="ce4"/>
          <table:table-cell table:style-name="ce4" office:value-type="float" office:value="2.18">
            <text:p>2.18</text:p>
          </table:table-cell>
          <table:table-cell/>
          <table:table-cell table:formula="of:=[.B54]&amp;&quot;: {&quot;&quot;atomic number&quot;&quot;: &quot;&amp;[.A54]&amp;&quot;, &quot;&quot;element name&quot;&quot;: &quot;&amp;[.C54]&amp;&quot;, &quot;&quot;color&quot;&quot;: (&quot;&amp;TEXT([.D54]; [.$K$6])&amp;&quot;, &quot;&amp;TEXT([.E54]; [.$K$6])&amp;&quot;, &quot;&amp;TEXT([.F54]; [.$K$6])&amp;&quot;), &quot;&quot;covalent&quot;&quot;: &quot;&amp;TEXT([.G54]; [.$K$6])&amp;&quot;, &quot;&quot;vdW1&quot;&quot;: &quot;&amp;IF([.I54]=&quot;&quot;;TEXT(0; [.$K$6]);TEXT([.I54]; [.$K$6]))&amp;&quot;, &quot;&quot;vdW2&quot;&quot;: &quot;&amp;IF([.H54]=&quot;&quot;;TEXT(0; [.$K$6]);TEXT([.H54]; [.$K$6]))&amp;&quot;},&quot;" office:value-type="string" office:string-value="&quot;Cd&quot;: {&quot;atomic number&quot;: 48, &quot;element name&quot;: &quot;Cadmium&quot;, &quot;color&quot;: (1.00, 0.85, 0.56), &quot;covalent&quot;: 1.44, &quot;vdW1&quot;: 2.18, &quot;vdW2&quot;: 0.00},">
            <text:p>"Cd": {"atomic number": 48, "element name": "Cadmium", "color": (1.00, 0.85, 0.56), "covalent": 1.44, "vdW1": 2.18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49">
            <text:p>49</text:p>
          </table:table-cell>
          <table:table-cell office:value-type="string">
            <text:p>"In"</text:p>
          </table:table-cell>
          <table:table-cell office:value-type="string">
            <text:p>"Indium"</text:p>
          </table:table-cell>
          <table:table-cell table:style-name="ce4" office:value-type="float" office:value="0.65">
            <text:p>0.65</text:p>
          </table:table-cell>
          <table:table-cell table:number-columns-repeated="2" table:style-name="ce4" office:value-type="float" office:value="0.45">
            <text:p>0.45</text:p>
          </table:table-cell>
          <table:table-cell table:style-name="ce4" office:value-type="float" office:value="1.42">
            <text:p>1.42</text:p>
          </table:table-cell>
          <table:table-cell table:style-name="ce4" office:value-type="float" office:value="1.93">
            <text:p>1.93</text:p>
          </table:table-cell>
          <table:table-cell table:style-name="ce4" office:value-type="float" office:value="2.21">
            <text:p>2.21</text:p>
          </table:table-cell>
          <table:table-cell/>
          <table:table-cell table:formula="of:=[.B55]&amp;&quot;: {&quot;&quot;atomic number&quot;&quot;: &quot;&amp;[.A55]&amp;&quot;, &quot;&quot;element name&quot;&quot;: &quot;&amp;[.C55]&amp;&quot;, &quot;&quot;color&quot;&quot;: (&quot;&amp;TEXT([.D55]; [.$K$6])&amp;&quot;, &quot;&amp;TEXT([.E55]; [.$K$6])&amp;&quot;, &quot;&amp;TEXT([.F55]; [.$K$6])&amp;&quot;), &quot;&quot;covalent&quot;&quot;: &quot;&amp;TEXT([.G55]; [.$K$6])&amp;&quot;, &quot;&quot;vdW1&quot;&quot;: &quot;&amp;IF([.I55]=&quot;&quot;;TEXT(0; [.$K$6]);TEXT([.I55]; [.$K$6]))&amp;&quot;, &quot;&quot;vdW2&quot;&quot;: &quot;&amp;IF([.H55]=&quot;&quot;;TEXT(0; [.$K$6]);TEXT([.H55]; [.$K$6]))&amp;&quot;},&quot;" office:value-type="string" office:string-value="&quot;In&quot;: {&quot;atomic number&quot;: 49, &quot;element name&quot;: &quot;Indium&quot;, &quot;color&quot;: (0.65, 0.45, 0.45), &quot;covalent&quot;: 1.42, &quot;vdW1&quot;: 2.21, &quot;vdW2&quot;: 1.93},">
            <text:p>"In": {"atomic number": 49, "element name": "Indium", "color": (0.65, 0.45, 0.45), "covalent": 1.42, "vdW1": 2.21, "vdW2": 1.93},</text:p>
          </table:table-cell>
          <table:table-cell table:number-columns-repeated="2"/>
        </table:table-row>
        <table:table-row table:style-name="ro1">
          <table:table-cell table:style-name="ce2" office:value-type="float" office:value="50">
            <text:p>50</text:p>
          </table:table-cell>
          <table:table-cell office:value-type="string">
            <text:p>"Sn"</text:p>
          </table:table-cell>
          <table:table-cell office:value-type="string">
            <text:p>"Tin"</text:p>
          </table:table-cell>
          <table:table-cell table:style-name="ce4" office:value-type="float" office:value="0.4">
            <text:p>0.40</text:p>
          </table:table-cell>
          <table:table-cell table:number-columns-repeated="2" table:style-name="ce4" office:value-type="float" office:value="0.5">
            <text:p>0.50</text:p>
          </table:table-cell>
          <table:table-cell table:style-name="ce4" office:value-type="float" office:value="1.39">
            <text:p>1.39</text:p>
          </table:table-cell>
          <table:table-cell table:style-name="ce4" office:value-type="float" office:value="2.17">
            <text:p>2.17</text:p>
          </table:table-cell>
          <table:table-cell table:style-name="ce4" office:value-type="float" office:value="2.23">
            <text:p>2.23</text:p>
          </table:table-cell>
          <table:table-cell/>
          <table:table-cell table:formula="of:=[.B56]&amp;&quot;: {&quot;&quot;atomic number&quot;&quot;: &quot;&amp;[.A56]&amp;&quot;, &quot;&quot;element name&quot;&quot;: &quot;&amp;[.C56]&amp;&quot;, &quot;&quot;color&quot;&quot;: (&quot;&amp;TEXT([.D56]; [.$K$6])&amp;&quot;, &quot;&amp;TEXT([.E56]; [.$K$6])&amp;&quot;, &quot;&amp;TEXT([.F56]; [.$K$6])&amp;&quot;), &quot;&quot;covalent&quot;&quot;: &quot;&amp;TEXT([.G56]; [.$K$6])&amp;&quot;, &quot;&quot;vdW1&quot;&quot;: &quot;&amp;IF([.I56]=&quot;&quot;;TEXT(0; [.$K$6]);TEXT([.I56]; [.$K$6]))&amp;&quot;, &quot;&quot;vdW2&quot;&quot;: &quot;&amp;IF([.H56]=&quot;&quot;;TEXT(0; [.$K$6]);TEXT([.H56]; [.$K$6]))&amp;&quot;},&quot;" office:value-type="string" office:string-value="&quot;Sn&quot;: {&quot;atomic number&quot;: 50, &quot;element name&quot;: &quot;Tin&quot;, &quot;color&quot;: (0.40, 0.50, 0.50), &quot;covalent&quot;: 1.39, &quot;vdW1&quot;: 2.23, &quot;vdW2&quot;: 2.17},">
            <text:p>"Sn": {"atomic number": 50, "element name": "Tin", "color": (0.40, 0.50, 0.50), "covalent": 1.39, "vdW1": 2.23, "vdW2": 2.17},</text:p>
          </table:table-cell>
          <table:table-cell table:number-columns-repeated="2"/>
        </table:table-row>
        <table:table-row table:style-name="ro1">
          <table:table-cell table:style-name="ce2" office:value-type="float" office:value="51">
            <text:p>51</text:p>
          </table:table-cell>
          <table:table-cell office:value-type="string">
            <text:p>"Sb"</text:p>
          </table:table-cell>
          <table:table-cell office:value-type="string">
            <text:p>"Antimony"</text:p>
          </table:table-cell>
          <table:table-cell table:style-name="ce4" office:value-type="float" office:value="0.61">
            <text:p>0.61</text:p>
          </table:table-cell>
          <table:table-cell table:style-name="ce4" office:value-type="float" office:value="0.38">
            <text:p>0.38</text:p>
          </table:table-cell>
          <table:table-cell table:style-name="ce4" office:value-type="float" office:value="0.7">
            <text:p>0.70</text:p>
          </table:table-cell>
          <table:table-cell table:style-name="ce4" office:value-type="float" office:value="1.39">
            <text:p>1.39</text:p>
          </table:table-cell>
          <table:table-cell table:style-name="ce4" office:value-type="float" office:value="2.06">
            <text:p>2.06</text:p>
          </table:table-cell>
          <table:table-cell table:style-name="ce4" office:value-type="float" office:value="2.24">
            <text:p>2.24</text:p>
          </table:table-cell>
          <table:table-cell/>
          <table:table-cell table:formula="of:=[.B57]&amp;&quot;: {&quot;&quot;atomic number&quot;&quot;: &quot;&amp;[.A57]&amp;&quot;, &quot;&quot;element name&quot;&quot;: &quot;&amp;[.C57]&amp;&quot;, &quot;&quot;color&quot;&quot;: (&quot;&amp;TEXT([.D57]; [.$K$6])&amp;&quot;, &quot;&amp;TEXT([.E57]; [.$K$6])&amp;&quot;, &quot;&amp;TEXT([.F57]; [.$K$6])&amp;&quot;), &quot;&quot;covalent&quot;&quot;: &quot;&amp;TEXT([.G57]; [.$K$6])&amp;&quot;, &quot;&quot;vdW1&quot;&quot;: &quot;&amp;IF([.I57]=&quot;&quot;;TEXT(0; [.$K$6]);TEXT([.I57]; [.$K$6]))&amp;&quot;, &quot;&quot;vdW2&quot;&quot;: &quot;&amp;IF([.H57]=&quot;&quot;;TEXT(0; [.$K$6]);TEXT([.H57]; [.$K$6]))&amp;&quot;},&quot;" office:value-type="string" office:string-value="&quot;Sb&quot;: {&quot;atomic number&quot;: 51, &quot;element name&quot;: &quot;Antimony&quot;, &quot;color&quot;: (0.61, 0.38, 0.70), &quot;covalent&quot;: 1.39, &quot;vdW1&quot;: 2.24, &quot;vdW2&quot;: 2.06},">
            <text:p>"Sb": {"atomic number": 51, "element name": "Antimony", "color": (0.61, 0.38, 0.70), "covalent": 1.39, "vdW1": 2.24, "vdW2": 2.06},</text:p>
          </table:table-cell>
          <table:table-cell table:number-columns-repeated="2"/>
        </table:table-row>
        <table:table-row table:style-name="ro1">
          <table:table-cell table:style-name="ce2" office:value-type="float" office:value="52">
            <text:p>52</text:p>
          </table:table-cell>
          <table:table-cell office:value-type="string">
            <text:p>"Te"</text:p>
          </table:table-cell>
          <table:table-cell office:value-type="string">
            <text:p>"Tellurium"</text:p>
          </table:table-cell>
          <table:table-cell table:style-name="ce4" office:value-type="float" office:value="0.83">
            <text:p>0.83</text:p>
          </table:table-cell>
          <table:table-cell table:style-name="ce4" office:value-type="float" office:value="0.47">
            <text:p>0.47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.38">
            <text:p>1.38</text:p>
          </table:table-cell>
          <table:table-cell table:style-name="ce4" office:value-type="float" office:value="2.06">
            <text:p>2.06</text:p>
          </table:table-cell>
          <table:table-cell table:style-name="ce4"/>
          <table:table-cell/>
          <table:table-cell table:formula="of:=[.B58]&amp;&quot;: {&quot;&quot;atomic number&quot;&quot;: &quot;&amp;[.A58]&amp;&quot;, &quot;&quot;element name&quot;&quot;: &quot;&amp;[.C58]&amp;&quot;, &quot;&quot;color&quot;&quot;: (&quot;&amp;TEXT([.D58]; [.$K$6])&amp;&quot;, &quot;&amp;TEXT([.E58]; [.$K$6])&amp;&quot;, &quot;&amp;TEXT([.F58]; [.$K$6])&amp;&quot;), &quot;&quot;covalent&quot;&quot;: &quot;&amp;TEXT([.G58]; [.$K$6])&amp;&quot;, &quot;&quot;vdW1&quot;&quot;: &quot;&amp;IF([.I58]=&quot;&quot;;TEXT(0; [.$K$6]);TEXT([.I58]; [.$K$6]))&amp;&quot;, &quot;&quot;vdW2&quot;&quot;: &quot;&amp;IF([.H58]=&quot;&quot;;TEXT(0; [.$K$6]);TEXT([.H58]; [.$K$6]))&amp;&quot;},&quot;" office:value-type="string" office:string-value="&quot;Te&quot;: {&quot;atomic number&quot;: 52, &quot;element name&quot;: &quot;Tellurium&quot;, &quot;color&quot;: (0.83, 0.47, 0.00), &quot;covalent&quot;: 1.38, &quot;vdW1&quot;: 0.00, &quot;vdW2&quot;: 2.06},">
            <text:p>"Te": {"atomic number": 52, "element name": "Tellurium", "color": (0.83, 0.47, 0.00), "covalent": 1.38, "vdW1": 0.00, "vdW2": 2.06},</text:p>
          </table:table-cell>
          <table:table-cell table:number-columns-repeated="2"/>
        </table:table-row>
        <table:table-row table:style-name="ro1">
          <table:table-cell table:style-name="ce2" office:value-type="float" office:value="53">
            <text:p>53</text:p>
          </table:table-cell>
          <table:table-cell office:value-type="string">
            <text:p>"I"</text:p>
          </table:table-cell>
          <table:table-cell office:value-type="string">
            <text:p>"Iodine"</text:p>
          </table:table-cell>
          <table:table-cell table:style-name="ce4" office:value-type="float" office:value="0.58">
            <text:p>0.58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58">
            <text:p>0.58</text:p>
          </table:table-cell>
          <table:table-cell table:style-name="ce4" office:value-type="float" office:value="1.39">
            <text:p>1.39</text:p>
          </table:table-cell>
          <table:table-cell table:style-name="ce4" office:value-type="float" office:value="1.98">
            <text:p>1.98</text:p>
          </table:table-cell>
          <table:table-cell table:style-name="ce4"/>
          <table:table-cell/>
          <table:table-cell table:formula="of:=[.B59]&amp;&quot;: {&quot;&quot;atomic number&quot;&quot;: &quot;&amp;[.A59]&amp;&quot;, &quot;&quot;element name&quot;&quot;: &quot;&amp;[.C59]&amp;&quot;, &quot;&quot;color&quot;&quot;: (&quot;&amp;TEXT([.D59]; [.$K$6])&amp;&quot;, &quot;&amp;TEXT([.E59]; [.$K$6])&amp;&quot;, &quot;&amp;TEXT([.F59]; [.$K$6])&amp;&quot;), &quot;&quot;covalent&quot;&quot;: &quot;&amp;TEXT([.G59]; [.$K$6])&amp;&quot;, &quot;&quot;vdW1&quot;&quot;: &quot;&amp;IF([.I59]=&quot;&quot;;TEXT(0; [.$K$6]);TEXT([.I59]; [.$K$6]))&amp;&quot;, &quot;&quot;vdW2&quot;&quot;: &quot;&amp;IF([.H59]=&quot;&quot;;TEXT(0; [.$K$6]);TEXT([.H59]; [.$K$6]))&amp;&quot;},&quot;" office:value-type="string" office:string-value="&quot;I&quot;: {&quot;atomic number&quot;: 53, &quot;element name&quot;: &quot;Iodine&quot;, &quot;color&quot;: (0.58, 0.00, 0.58), &quot;covalent&quot;: 1.39, &quot;vdW1&quot;: 0.00, &quot;vdW2&quot;: 1.98},">
            <text:p>"I": {"atomic number": 53, "element name": "Iodine", "color": (0.58, 0.00, 0.58), "covalent": 1.39, "vdW1": 0.00, "vdW2": 1.98},</text:p>
          </table:table-cell>
          <table:table-cell table:number-columns-repeated="2"/>
        </table:table-row>
        <table:table-row table:style-name="ro1">
          <table:table-cell table:style-name="ce2" office:value-type="float" office:value="54">
            <text:p>54</text:p>
          </table:table-cell>
          <table:table-cell office:value-type="string">
            <text:p>"Xe"</text:p>
          </table:table-cell>
          <table:table-cell office:value-type="string">
            <text:p>"Xenon"</text:p>
          </table:table-cell>
          <table:table-cell table:style-name="ce4" office:value-type="float" office:value="0.25">
            <text:p>0.25</text:p>
          </table:table-cell>
          <table:table-cell table:style-name="ce4" office:value-type="float" office:value="0.61">
            <text:p>0.61</text:p>
          </table:table-cell>
          <table:table-cell table:style-name="ce4" office:value-type="float" office:value="0.69">
            <text:p>0.69</text:p>
          </table:table-cell>
          <table:table-cell table:style-name="ce4" office:value-type="float" office:value="1.4">
            <text:p>1.40</text:p>
          </table:table-cell>
          <table:table-cell table:style-name="ce4" office:value-type="float" office:value="2.16">
            <text:p>2.16</text:p>
          </table:table-cell>
          <table:table-cell table:style-name="ce4"/>
          <table:table-cell/>
          <table:table-cell table:formula="of:=[.B60]&amp;&quot;: {&quot;&quot;atomic number&quot;&quot;: &quot;&amp;[.A60]&amp;&quot;, &quot;&quot;element name&quot;&quot;: &quot;&amp;[.C60]&amp;&quot;, &quot;&quot;color&quot;&quot;: (&quot;&amp;TEXT([.D60]; [.$K$6])&amp;&quot;, &quot;&amp;TEXT([.E60]; [.$K$6])&amp;&quot;, &quot;&amp;TEXT([.F60]; [.$K$6])&amp;&quot;), &quot;&quot;covalent&quot;&quot;: &quot;&amp;TEXT([.G60]; [.$K$6])&amp;&quot;, &quot;&quot;vdW1&quot;&quot;: &quot;&amp;IF([.I60]=&quot;&quot;;TEXT(0; [.$K$6]);TEXT([.I60]; [.$K$6]))&amp;&quot;, &quot;&quot;vdW2&quot;&quot;: &quot;&amp;IF([.H60]=&quot;&quot;;TEXT(0; [.$K$6]);TEXT([.H60]; [.$K$6]))&amp;&quot;},&quot;" office:value-type="string" office:string-value="&quot;Xe&quot;: {&quot;atomic number&quot;: 54, &quot;element name&quot;: &quot;Xenon&quot;, &quot;color&quot;: (0.25, 0.61, 0.69), &quot;covalent&quot;: 1.40, &quot;vdW1&quot;: 0.00, &quot;vdW2&quot;: 2.16},">
            <text:p>"Xe": {"atomic number": 54, "element name": "Xenon", "color": (0.25, 0.61, 0.69), "covalent": 1.40, "vdW1": 0.00, "vdW2": 2.16},</text:p>
          </table:table-cell>
          <table:table-cell table:number-columns-repeated="2"/>
        </table:table-row>
        <table:table-row table:style-name="ro1">
          <table:table-cell table:style-name="ce2" office:value-type="float" office:value="55">
            <text:p>55</text:p>
          </table:table-cell>
          <table:table-cell office:value-type="string">
            <text:p>"Cs"</text:p>
          </table:table-cell>
          <table:table-cell office:value-type="string">
            <text:p>"Caesium"</text:p>
          </table:table-cell>
          <table:table-cell table:style-name="ce4" office:value-type="float" office:value="0.34">
            <text:p>0.34</text:p>
          </table:table-cell>
          <table:table-cell table:style-name="ce4" office:value-type="float" office:value="0.09">
            <text:p>0.09</text:p>
          </table:table-cell>
          <table:table-cell table:style-name="ce4" office:value-type="float" office:value="0.56">
            <text:p>0.56</text:p>
          </table:table-cell>
          <table:table-cell table:style-name="ce4" office:value-type="float" office:value="2.44">
            <text:p>2.44</text:p>
          </table:table-cell>
          <table:table-cell table:style-name="ce4" office:value-type="float" office:value="3.43">
            <text:p>3.43</text:p>
          </table:table-cell>
          <table:table-cell table:style-name="ce4" office:value-type="float" office:value="2.75">
            <text:p>2.75</text:p>
          </table:table-cell>
          <table:table-cell/>
          <table:table-cell table:formula="of:=[.B61]&amp;&quot;: {&quot;&quot;atomic number&quot;&quot;: &quot;&amp;[.A61]&amp;&quot;, &quot;&quot;element name&quot;&quot;: &quot;&amp;[.C61]&amp;&quot;, &quot;&quot;color&quot;&quot;: (&quot;&amp;TEXT([.D61]; [.$K$6])&amp;&quot;, &quot;&amp;TEXT([.E61]; [.$K$6])&amp;&quot;, &quot;&amp;TEXT([.F61]; [.$K$6])&amp;&quot;), &quot;&quot;covalent&quot;&quot;: &quot;&amp;TEXT([.G61]; [.$K$6])&amp;&quot;, &quot;&quot;vdW1&quot;&quot;: &quot;&amp;IF([.I61]=&quot;&quot;;TEXT(0; [.$K$6]);TEXT([.I61]; [.$K$6]))&amp;&quot;, &quot;&quot;vdW2&quot;&quot;: &quot;&amp;IF([.H61]=&quot;&quot;;TEXT(0; [.$K$6]);TEXT([.H61]; [.$K$6]))&amp;&quot;},&quot;" office:value-type="string" office:string-value="&quot;Cs&quot;: {&quot;atomic number&quot;: 55, &quot;element name&quot;: &quot;Caesium&quot;, &quot;color&quot;: (0.34, 0.09, 0.56), &quot;covalent&quot;: 2.44, &quot;vdW1&quot;: 2.75, &quot;vdW2&quot;: 3.43},">
            <text:p>"Cs": {"atomic number": 55, "element name": "Caesium", "color": (0.34, 0.09, 0.56), "covalent": 2.44, "vdW1": 2.75, "vdW2": 3.43},</text:p>
          </table:table-cell>
          <table:table-cell table:number-columns-repeated="2"/>
        </table:table-row>
        <table:table-row table:style-name="ro1">
          <table:table-cell table:style-name="ce2" office:value-type="float" office:value="56">
            <text:p>56</text:p>
          </table:table-cell>
          <table:table-cell office:value-type="string">
            <text:p>"Ba"</text:p>
          </table:table-cell>
          <table:table-cell office:value-type="string">
            <text:p>"Barium"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2.15">
            <text:p>2.15</text:p>
          </table:table-cell>
          <table:table-cell table:style-name="ce4" office:value-type="float" office:value="2.68">
            <text:p>2.68</text:p>
          </table:table-cell>
          <table:table-cell table:style-name="ce4" office:value-type="float" office:value="2.59">
            <text:p>2.59</text:p>
          </table:table-cell>
          <table:table-cell/>
          <table:table-cell table:formula="of:=[.B62]&amp;&quot;: {&quot;&quot;atomic number&quot;&quot;: &quot;&amp;[.A62]&amp;&quot;, &quot;&quot;element name&quot;&quot;: &quot;&amp;[.C62]&amp;&quot;, &quot;&quot;color&quot;&quot;: (&quot;&amp;TEXT([.D62]; [.$K$6])&amp;&quot;, &quot;&amp;TEXT([.E62]; [.$K$6])&amp;&quot;, &quot;&amp;TEXT([.F62]; [.$K$6])&amp;&quot;), &quot;&quot;covalent&quot;&quot;: &quot;&amp;TEXT([.G62]; [.$K$6])&amp;&quot;, &quot;&quot;vdW1&quot;&quot;: &quot;&amp;IF([.I62]=&quot;&quot;;TEXT(0; [.$K$6]);TEXT([.I62]; [.$K$6]))&amp;&quot;, &quot;&quot;vdW2&quot;&quot;: &quot;&amp;IF([.H62]=&quot;&quot;;TEXT(0; [.$K$6]);TEXT([.H62]; [.$K$6]))&amp;&quot;},&quot;" office:value-type="string" office:string-value="&quot;Ba&quot;: {&quot;atomic number&quot;: 56, &quot;element name&quot;: &quot;Barium&quot;, &quot;color&quot;: (0.00, 0.78, 0.00), &quot;covalent&quot;: 2.15, &quot;vdW1&quot;: 2.59, &quot;vdW2&quot;: 2.68},">
            <text:p>"Ba": {"atomic number": 56, "element name": "Barium", "color": (0.00, 0.78, 0.00), "covalent": 2.15, "vdW1": 2.59, "vdW2": 2.68},</text:p>
          </table:table-cell>
          <table:table-cell table:number-columns-repeated="2"/>
        </table:table-row>
        <table:table-row table:style-name="ro1">
          <table:table-cell table:style-name="ce2" office:value-type="float" office:value="57">
            <text:p>57</text:p>
          </table:table-cell>
          <table:table-cell office:value-type="string">
            <text:p>"La"</text:p>
          </table:table-cell>
          <table:table-cell office:value-type="string">
            <text:p>"Lanthanum"</text:p>
          </table:table-cell>
          <table:table-cell table:style-name="ce4" office:value-type="float" office:value="0.43">
            <text:p>0.43</text:p>
          </table:table-cell>
          <table:table-cell table:style-name="ce4" office:value-type="float" office:value="0.83">
            <text:p>0.83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2.07">
            <text:p>2.07</text:p>
          </table:table-cell>
          <table:table-cell table:style-name="ce4"/>
          <table:table-cell table:style-name="ce4" office:value-type="float" office:value="2.43">
            <text:p>2.43</text:p>
          </table:table-cell>
          <table:table-cell/>
          <table:table-cell table:formula="of:=[.B63]&amp;&quot;: {&quot;&quot;atomic number&quot;&quot;: &quot;&amp;[.A63]&amp;&quot;, &quot;&quot;element name&quot;&quot;: &quot;&amp;[.C63]&amp;&quot;, &quot;&quot;color&quot;&quot;: (&quot;&amp;TEXT([.D63]; [.$K$6])&amp;&quot;, &quot;&amp;TEXT([.E63]; [.$K$6])&amp;&quot;, &quot;&amp;TEXT([.F63]; [.$K$6])&amp;&quot;), &quot;&quot;covalent&quot;&quot;: &quot;&amp;TEXT([.G63]; [.$K$6])&amp;&quot;, &quot;&quot;vdW1&quot;&quot;: &quot;&amp;IF([.I63]=&quot;&quot;;TEXT(0; [.$K$6]);TEXT([.I63]; [.$K$6]))&amp;&quot;, &quot;&quot;vdW2&quot;&quot;: &quot;&amp;IF([.H63]=&quot;&quot;;TEXT(0; [.$K$6]);TEXT([.H63]; [.$K$6]))&amp;&quot;},&quot;" office:value-type="string" office:string-value="&quot;La&quot;: {&quot;atomic number&quot;: 57, &quot;element name&quot;: &quot;Lanthanum&quot;, &quot;color&quot;: (0.43, 0.83, 1.00), &quot;covalent&quot;: 2.07, &quot;vdW1&quot;: 2.43, &quot;vdW2&quot;: 0.00},">
            <text:p>"La": {"atomic number": 57, "element name": "Lanthanum", "color": (0.43, 0.83, 1.00), "covalent": 2.07, "vdW1": 2.43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58">
            <text:p>58</text:p>
          </table:table-cell>
          <table:table-cell office:value-type="string">
            <text:p>"Ce"</text:p>
          </table:table-cell>
          <table:table-cell office:value-type="string">
            <text:p>"Cerium"</text:p>
          </table:table-cell>
          <table:table-cell table:number-columns-repeated="2" table:style-name="ce4" office:value-type="float" office:value="1">
            <text:p>1.00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2.04">
            <text:p>2.04</text:p>
          </table:table-cell>
          <table:table-cell table:number-columns-repeated="2" table:style-name="ce4"/>
          <table:table-cell/>
          <table:table-cell table:formula="of:=[.B64]&amp;&quot;: {&quot;&quot;atomic number&quot;&quot;: &quot;&amp;[.A64]&amp;&quot;, &quot;&quot;element name&quot;&quot;: &quot;&amp;[.C64]&amp;&quot;, &quot;&quot;color&quot;&quot;: (&quot;&amp;TEXT([.D64]; [.$K$6])&amp;&quot;, &quot;&amp;TEXT([.E64]; [.$K$6])&amp;&quot;, &quot;&amp;TEXT([.F64]; [.$K$6])&amp;&quot;), &quot;&quot;covalent&quot;&quot;: &quot;&amp;TEXT([.G64]; [.$K$6])&amp;&quot;, &quot;&quot;vdW1&quot;&quot;: &quot;&amp;IF([.I64]=&quot;&quot;;TEXT(0; [.$K$6]);TEXT([.I64]; [.$K$6]))&amp;&quot;, &quot;&quot;vdW2&quot;&quot;: &quot;&amp;IF([.H64]=&quot;&quot;;TEXT(0; [.$K$6]);TEXT([.H64]; [.$K$6]))&amp;&quot;},&quot;" office:value-type="string" office:string-value="&quot;Ce&quot;: {&quot;atomic number&quot;: 58, &quot;element name&quot;: &quot;Cerium&quot;, &quot;color&quot;: (1.00, 1.00, 0.78), &quot;covalent&quot;: 2.04, &quot;vdW1&quot;: 0.00, &quot;vdW2&quot;: 0.00},">
            <text:p>"Ce": {"atomic number": 58, "element name": "Cerium", "color": (1.00, 1.00, 0.78), "covalent": 2.04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"Pr"</text:p>
          </table:table-cell>
          <table:table-cell office:value-type="string">
            <text:p>"Praseodymium"</text:p>
          </table:table-cell>
          <table:table-cell table:style-name="ce4" office:value-type="float" office:value="0.85">
            <text:p>0.85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2.03">
            <text:p>2.03</text:p>
          </table:table-cell>
          <table:table-cell table:number-columns-repeated="2" table:style-name="ce4"/>
          <table:table-cell/>
          <table:table-cell table:formula="of:=[.B65]&amp;&quot;: {&quot;&quot;atomic number&quot;&quot;: &quot;&amp;[.A65]&amp;&quot;, &quot;&quot;element name&quot;&quot;: &quot;&amp;[.C65]&amp;&quot;, &quot;&quot;color&quot;&quot;: (&quot;&amp;TEXT([.D65]; [.$K$6])&amp;&quot;, &quot;&amp;TEXT([.E65]; [.$K$6])&amp;&quot;, &quot;&amp;TEXT([.F65]; [.$K$6])&amp;&quot;), &quot;&quot;covalent&quot;&quot;: &quot;&amp;TEXT([.G65]; [.$K$6])&amp;&quot;, &quot;&quot;vdW1&quot;&quot;: &quot;&amp;IF([.I65]=&quot;&quot;;TEXT(0; [.$K$6]);TEXT([.I65]; [.$K$6]))&amp;&quot;, &quot;&quot;vdW2&quot;&quot;: &quot;&amp;IF([.H65]=&quot;&quot;;TEXT(0; [.$K$6]);TEXT([.H65]; [.$K$6]))&amp;&quot;},&quot;" office:value-type="string" office:string-value="&quot;Pr&quot;: {&quot;atomic number&quot;: 59, &quot;element name&quot;: &quot;Praseodymium&quot;, &quot;color&quot;: (0.85, 1.00, 0.78), &quot;covalent&quot;: 2.03, &quot;vdW1&quot;: 0.00, &quot;vdW2&quot;: 0.00},">
            <text:p>"Pr": {"atomic number": 59, "element name": "Praseodymium", "color": (0.85, 1.00, 0.78), "covalent": 2.03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60">
            <text:p>60</text:p>
          </table:table-cell>
          <table:table-cell office:value-type="string">
            <text:p>"Nd"</text:p>
          </table:table-cell>
          <table:table-cell office:value-type="string">
            <text:p>"Neodymium"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2.01">
            <text:p>2.01</text:p>
          </table:table-cell>
          <table:table-cell table:number-columns-repeated="2" table:style-name="ce4"/>
          <table:table-cell/>
          <table:table-cell table:formula="of:=[.B66]&amp;&quot;: {&quot;&quot;atomic number&quot;&quot;: &quot;&amp;[.A66]&amp;&quot;, &quot;&quot;element name&quot;&quot;: &quot;&amp;[.C66]&amp;&quot;, &quot;&quot;color&quot;&quot;: (&quot;&amp;TEXT([.D66]; [.$K$6])&amp;&quot;, &quot;&amp;TEXT([.E66]; [.$K$6])&amp;&quot;, &quot;&amp;TEXT([.F66]; [.$K$6])&amp;&quot;), &quot;&quot;covalent&quot;&quot;: &quot;&amp;TEXT([.G66]; [.$K$6])&amp;&quot;, &quot;&quot;vdW1&quot;&quot;: &quot;&amp;IF([.I66]=&quot;&quot;;TEXT(0; [.$K$6]);TEXT([.I66]; [.$K$6]))&amp;&quot;, &quot;&quot;vdW2&quot;&quot;: &quot;&amp;IF([.H66]=&quot;&quot;;TEXT(0; [.$K$6]);TEXT([.H66]; [.$K$6]))&amp;&quot;},&quot;" office:value-type="string" office:string-value="&quot;Nd&quot;: {&quot;atomic number&quot;: 60, &quot;element name&quot;: &quot;Neodymium&quot;, &quot;color&quot;: (0.78, 1.00, 0.78), &quot;covalent&quot;: 2.01, &quot;vdW1&quot;: 0.00, &quot;vdW2&quot;: 0.00},">
            <text:p>"Nd": {"atomic number": 60, "element name": "Neodymium", "color": (0.78, 1.00, 0.78), "covalent": 2.01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61">
            <text:p>61</text:p>
          </table:table-cell>
          <table:table-cell office:value-type="string">
            <text:p>"Pm"</text:p>
          </table:table-cell>
          <table:table-cell office:value-type="string">
            <text:p>"Promethium"</text:p>
          </table:table-cell>
          <table:table-cell table:style-name="ce4" office:value-type="float" office:value="0.63">
            <text:p>0.63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1.99">
            <text:p>1.99</text:p>
          </table:table-cell>
          <table:table-cell table:number-columns-repeated="2" table:style-name="ce4"/>
          <table:table-cell/>
          <table:table-cell table:formula="of:=[.B67]&amp;&quot;: {&quot;&quot;atomic number&quot;&quot;: &quot;&amp;[.A67]&amp;&quot;, &quot;&quot;element name&quot;&quot;: &quot;&amp;[.C67]&amp;&quot;, &quot;&quot;color&quot;&quot;: (&quot;&amp;TEXT([.D67]; [.$K$6])&amp;&quot;, &quot;&amp;TEXT([.E67]; [.$K$6])&amp;&quot;, &quot;&amp;TEXT([.F67]; [.$K$6])&amp;&quot;), &quot;&quot;covalent&quot;&quot;: &quot;&amp;TEXT([.G67]; [.$K$6])&amp;&quot;, &quot;&quot;vdW1&quot;&quot;: &quot;&amp;IF([.I67]=&quot;&quot;;TEXT(0; [.$K$6]);TEXT([.I67]; [.$K$6]))&amp;&quot;, &quot;&quot;vdW2&quot;&quot;: &quot;&amp;IF([.H67]=&quot;&quot;;TEXT(0; [.$K$6]);TEXT([.H67]; [.$K$6]))&amp;&quot;},&quot;" office:value-type="string" office:string-value="&quot;Pm&quot;: {&quot;atomic number&quot;: 61, &quot;element name&quot;: &quot;Promethium&quot;, &quot;color&quot;: (0.63, 1.00, 0.78), &quot;covalent&quot;: 1.99, &quot;vdW1&quot;: 0.00, &quot;vdW2&quot;: 0.00},">
            <text:p>"Pm": {"atomic number": 61, "element name": "Promethium", "color": (0.63, 1.00, 0.78), "covalent": 1.99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62">
            <text:p>62</text:p>
          </table:table-cell>
          <table:table-cell office:value-type="string">
            <text:p>"Sm"</text:p>
          </table:table-cell>
          <table:table-cell office:value-type="string">
            <text:p>"Samarium"</text:p>
          </table:table-cell>
          <table:table-cell table:style-name="ce4" office:value-type="float" office:value="0.56">
            <text:p>0.56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1.98">
            <text:p>1.98</text:p>
          </table:table-cell>
          <table:table-cell table:number-columns-repeated="2" table:style-name="ce4"/>
          <table:table-cell/>
          <table:table-cell table:formula="of:=[.B68]&amp;&quot;: {&quot;&quot;atomic number&quot;&quot;: &quot;&amp;[.A68]&amp;&quot;, &quot;&quot;element name&quot;&quot;: &quot;&amp;[.C68]&amp;&quot;, &quot;&quot;color&quot;&quot;: (&quot;&amp;TEXT([.D68]; [.$K$6])&amp;&quot;, &quot;&amp;TEXT([.E68]; [.$K$6])&amp;&quot;, &quot;&amp;TEXT([.F68]; [.$K$6])&amp;&quot;), &quot;&quot;covalent&quot;&quot;: &quot;&amp;TEXT([.G68]; [.$K$6])&amp;&quot;, &quot;&quot;vdW1&quot;&quot;: &quot;&amp;IF([.I68]=&quot;&quot;;TEXT(0; [.$K$6]);TEXT([.I68]; [.$K$6]))&amp;&quot;, &quot;&quot;vdW2&quot;&quot;: &quot;&amp;IF([.H68]=&quot;&quot;;TEXT(0; [.$K$6]);TEXT([.H68]; [.$K$6]))&amp;&quot;},&quot;" office:value-type="string" office:string-value="&quot;Sm&quot;: {&quot;atomic number&quot;: 62, &quot;element name&quot;: &quot;Samarium&quot;, &quot;color&quot;: (0.56, 1.00, 0.78), &quot;covalent&quot;: 1.98, &quot;vdW1&quot;: 0.00, &quot;vdW2&quot;: 0.00},">
            <text:p>"Sm": {"atomic number": 62, "element name": "Samarium", "color": (0.56, 1.00, 0.78), "covalent": 1.98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63">
            <text:p>63</text:p>
          </table:table-cell>
          <table:table-cell office:value-type="string">
            <text:p>"Eu"</text:p>
          </table:table-cell>
          <table:table-cell office:value-type="string">
            <text:p>"Europium"</text:p>
          </table:table-cell>
          <table:table-cell table:style-name="ce4" office:value-type="float" office:value="0.38">
            <text:p>0.38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1.98">
            <text:p>1.98</text:p>
          </table:table-cell>
          <table:table-cell table:number-columns-repeated="2" table:style-name="ce4"/>
          <table:table-cell/>
          <table:table-cell table:formula="of:=[.B69]&amp;&quot;: {&quot;&quot;atomic number&quot;&quot;: &quot;&amp;[.A69]&amp;&quot;, &quot;&quot;element name&quot;&quot;: &quot;&amp;[.C69]&amp;&quot;, &quot;&quot;color&quot;&quot;: (&quot;&amp;TEXT([.D69]; [.$K$6])&amp;&quot;, &quot;&amp;TEXT([.E69]; [.$K$6])&amp;&quot;, &quot;&amp;TEXT([.F69]; [.$K$6])&amp;&quot;), &quot;&quot;covalent&quot;&quot;: &quot;&amp;TEXT([.G69]; [.$K$6])&amp;&quot;, &quot;&quot;vdW1&quot;&quot;: &quot;&amp;IF([.I69]=&quot;&quot;;TEXT(0; [.$K$6]);TEXT([.I69]; [.$K$6]))&amp;&quot;, &quot;&quot;vdW2&quot;&quot;: &quot;&amp;IF([.H69]=&quot;&quot;;TEXT(0; [.$K$6]);TEXT([.H69]; [.$K$6]))&amp;&quot;},&quot;" office:value-type="string" office:string-value="&quot;Eu&quot;: {&quot;atomic number&quot;: 63, &quot;element name&quot;: &quot;Europium&quot;, &quot;color&quot;: (0.38, 1.00, 0.78), &quot;covalent&quot;: 1.98, &quot;vdW1&quot;: 0.00, &quot;vdW2&quot;: 0.00},">
            <text:p>"Eu": {"atomic number": 63, "element name": "Europium", "color": (0.38, 1.00, 0.78), "covalent": 1.98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64">
            <text:p>64</text:p>
          </table:table-cell>
          <table:table-cell office:value-type="string">
            <text:p>"Gd"</text:p>
          </table:table-cell>
          <table:table-cell office:value-type="string">
            <text:p>"Gadolinium"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1.96">
            <text:p>1.96</text:p>
          </table:table-cell>
          <table:table-cell table:number-columns-repeated="2" table:style-name="ce4"/>
          <table:table-cell/>
          <table:table-cell table:formula="of:=[.B70]&amp;&quot;: {&quot;&quot;atomic number&quot;&quot;: &quot;&amp;[.A70]&amp;&quot;, &quot;&quot;element name&quot;&quot;: &quot;&amp;[.C70]&amp;&quot;, &quot;&quot;color&quot;&quot;: (&quot;&amp;TEXT([.D70]; [.$K$6])&amp;&quot;, &quot;&amp;TEXT([.E70]; [.$K$6])&amp;&quot;, &quot;&amp;TEXT([.F70]; [.$K$6])&amp;&quot;), &quot;&quot;covalent&quot;&quot;: &quot;&amp;TEXT([.G70]; [.$K$6])&amp;&quot;, &quot;&quot;vdW1&quot;&quot;: &quot;&amp;IF([.I70]=&quot;&quot;;TEXT(0; [.$K$6]);TEXT([.I70]; [.$K$6]))&amp;&quot;, &quot;&quot;vdW2&quot;&quot;: &quot;&amp;IF([.H70]=&quot;&quot;;TEXT(0; [.$K$6]);TEXT([.H70]; [.$K$6]))&amp;&quot;},&quot;" office:value-type="string" office:string-value="&quot;Gd&quot;: {&quot;atomic number&quot;: 64, &quot;element name&quot;: &quot;Gadolinium&quot;, &quot;color&quot;: (0.27, 1.00, 0.78), &quot;covalent&quot;: 1.96, &quot;vdW1&quot;: 0.00, &quot;vdW2&quot;: 0.00},">
            <text:p>"Gd": {"atomic number": 64, "element name": "Gadolinium", "color": (0.27, 1.00, 0.78), "covalent": 1.96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65">
            <text:p>65</text:p>
          </table:table-cell>
          <table:table-cell office:value-type="string">
            <text:p>"Tb"</text:p>
          </table:table-cell>
          <table:table-cell office:value-type="string">
            <text:p>"Terbium"</text:p>
          </table:table-cell>
          <table:table-cell table:style-name="ce4" office:value-type="float" office:value="0.18">
            <text:p>0.18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1.94">
            <text:p>1.94</text:p>
          </table:table-cell>
          <table:table-cell table:number-columns-repeated="2" table:style-name="ce4"/>
          <table:table-cell/>
          <table:table-cell table:formula="of:=[.B71]&amp;&quot;: {&quot;&quot;atomic number&quot;&quot;: &quot;&amp;[.A71]&amp;&quot;, &quot;&quot;element name&quot;&quot;: &quot;&amp;[.C71]&amp;&quot;, &quot;&quot;color&quot;&quot;: (&quot;&amp;TEXT([.D71]; [.$K$6])&amp;&quot;, &quot;&amp;TEXT([.E71]; [.$K$6])&amp;&quot;, &quot;&amp;TEXT([.F71]; [.$K$6])&amp;&quot;), &quot;&quot;covalent&quot;&quot;: &quot;&amp;TEXT([.G71]; [.$K$6])&amp;&quot;, &quot;&quot;vdW1&quot;&quot;: &quot;&amp;IF([.I71]=&quot;&quot;;TEXT(0; [.$K$6]);TEXT([.I71]; [.$K$6]))&amp;&quot;, &quot;&quot;vdW2&quot;&quot;: &quot;&amp;IF([.H71]=&quot;&quot;;TEXT(0; [.$K$6]);TEXT([.H71]; [.$K$6]))&amp;&quot;},&quot;" office:value-type="string" office:string-value="&quot;Tb&quot;: {&quot;atomic number&quot;: 65, &quot;element name&quot;: &quot;Terbium&quot;, &quot;color&quot;: (0.18, 1.00, 0.78), &quot;covalent&quot;: 1.94, &quot;vdW1&quot;: 0.00, &quot;vdW2&quot;: 0.00},">
            <text:p>"Tb": {"atomic number": 65, "element name": "Terbium", "color": (0.18, 1.00, 0.78), "covalent": 1.94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66">
            <text:p>66</text:p>
          </table:table-cell>
          <table:table-cell office:value-type="string">
            <text:p>"Dy"</text:p>
          </table:table-cell>
          <table:table-cell office:value-type="string">
            <text:p>"Dysprosium"</text:p>
          </table:table-cell>
          <table:table-cell table:style-name="ce4" office:value-type="float" office:value="0.12">
            <text:p>0.12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1.92">
            <text:p>1.92</text:p>
          </table:table-cell>
          <table:table-cell table:number-columns-repeated="2" table:style-name="ce4"/>
          <table:table-cell/>
          <table:table-cell table:formula="of:=[.B72]&amp;&quot;: {&quot;&quot;atomic number&quot;&quot;: &quot;&amp;[.A72]&amp;&quot;, &quot;&quot;element name&quot;&quot;: &quot;&amp;[.C72]&amp;&quot;, &quot;&quot;color&quot;&quot;: (&quot;&amp;TEXT([.D72]; [.$K$6])&amp;&quot;, &quot;&amp;TEXT([.E72]; [.$K$6])&amp;&quot;, &quot;&amp;TEXT([.F72]; [.$K$6])&amp;&quot;), &quot;&quot;covalent&quot;&quot;: &quot;&amp;TEXT([.G72]; [.$K$6])&amp;&quot;, &quot;&quot;vdW1&quot;&quot;: &quot;&amp;IF([.I72]=&quot;&quot;;TEXT(0; [.$K$6]);TEXT([.I72]; [.$K$6]))&amp;&quot;, &quot;&quot;vdW2&quot;&quot;: &quot;&amp;IF([.H72]=&quot;&quot;;TEXT(0; [.$K$6]);TEXT([.H72]; [.$K$6]))&amp;&quot;},&quot;" office:value-type="string" office:string-value="&quot;Dy&quot;: {&quot;atomic number&quot;: 66, &quot;element name&quot;: &quot;Dysprosium&quot;, &quot;color&quot;: (0.12, 1.00, 0.78), &quot;covalent&quot;: 1.92, &quot;vdW1&quot;: 0.00, &quot;vdW2&quot;: 0.00},">
            <text:p>"Dy": {"atomic number": 66, "element name": "Dysprosium", "color": (0.12, 1.00, 0.78), "covalent": 1.92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67">
            <text:p>67</text:p>
          </table:table-cell>
          <table:table-cell office:value-type="string">
            <text:p>"Ho"</text:p>
          </table:table-cell>
          <table:table-cell office:value-type="string">
            <text:p>"Holmium"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.61">
            <text:p>0.61</text:p>
          </table:table-cell>
          <table:table-cell table:style-name="ce4" office:value-type="float" office:value="1.92">
            <text:p>1.92</text:p>
          </table:table-cell>
          <table:table-cell table:number-columns-repeated="2" table:style-name="ce4"/>
          <table:table-cell/>
          <table:table-cell table:formula="of:=[.B73]&amp;&quot;: {&quot;&quot;atomic number&quot;&quot;: &quot;&amp;[.A73]&amp;&quot;, &quot;&quot;element name&quot;&quot;: &quot;&amp;[.C73]&amp;&quot;, &quot;&quot;color&quot;&quot;: (&quot;&amp;TEXT([.D73]; [.$K$6])&amp;&quot;, &quot;&amp;TEXT([.E73]; [.$K$6])&amp;&quot;, &quot;&amp;TEXT([.F73]; [.$K$6])&amp;&quot;), &quot;&quot;covalent&quot;&quot;: &quot;&amp;TEXT([.G73]; [.$K$6])&amp;&quot;, &quot;&quot;vdW1&quot;&quot;: &quot;&amp;IF([.I73]=&quot;&quot;;TEXT(0; [.$K$6]);TEXT([.I73]; [.$K$6]))&amp;&quot;, &quot;&quot;vdW2&quot;&quot;: &quot;&amp;IF([.H73]=&quot;&quot;;TEXT(0; [.$K$6]);TEXT([.H73]; [.$K$6]))&amp;&quot;},&quot;" office:value-type="string" office:string-value="&quot;Ho&quot;: {&quot;atomic number&quot;: 67, &quot;element name&quot;: &quot;Holmium&quot;, &quot;color&quot;: (0.00, 1.00, 0.61), &quot;covalent&quot;: 1.92, &quot;vdW1&quot;: 0.00, &quot;vdW2&quot;: 0.00},">
            <text:p>"Ho": {"atomic number": 67, "element name": "Holmium", "color": (0.00, 1.00, 0.61), "covalent": 1.92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68">
            <text:p>68</text:p>
          </table:table-cell>
          <table:table-cell office:value-type="string">
            <text:p>"Er"</text:p>
          </table:table-cell>
          <table:table-cell office:value-type="string">
            <text:p>"Erbium"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9">
            <text:p>0.90</text:p>
          </table:table-cell>
          <table:table-cell table:style-name="ce4" office:value-type="float" office:value="0.45">
            <text:p>0.45</text:p>
          </table:table-cell>
          <table:table-cell table:style-name="ce4" office:value-type="float" office:value="1.89">
            <text:p>1.89</text:p>
          </table:table-cell>
          <table:table-cell table:number-columns-repeated="2" table:style-name="ce4"/>
          <table:table-cell/>
          <table:table-cell table:formula="of:=[.B74]&amp;&quot;: {&quot;&quot;atomic number&quot;&quot;: &quot;&amp;[.A74]&amp;&quot;, &quot;&quot;element name&quot;&quot;: &quot;&amp;[.C74]&amp;&quot;, &quot;&quot;color&quot;&quot;: (&quot;&amp;TEXT([.D74]; [.$K$6])&amp;&quot;, &quot;&amp;TEXT([.E74]; [.$K$6])&amp;&quot;, &quot;&amp;TEXT([.F74]; [.$K$6])&amp;&quot;), &quot;&quot;covalent&quot;&quot;: &quot;&amp;TEXT([.G74]; [.$K$6])&amp;&quot;, &quot;&quot;vdW1&quot;&quot;: &quot;&amp;IF([.I74]=&quot;&quot;;TEXT(0; [.$K$6]);TEXT([.I74]; [.$K$6]))&amp;&quot;, &quot;&quot;vdW2&quot;&quot;: &quot;&amp;IF([.H74]=&quot;&quot;;TEXT(0; [.$K$6]);TEXT([.H74]; [.$K$6]))&amp;&quot;},&quot;" office:value-type="string" office:string-value="&quot;Er&quot;: {&quot;atomic number&quot;: 68, &quot;element name&quot;: &quot;Erbium&quot;, &quot;color&quot;: (0.00, 0.90, 0.45), &quot;covalent&quot;: 1.89, &quot;vdW1&quot;: 0.00, &quot;vdW2&quot;: 0.00},">
            <text:p>"Er": {"atomic number": 68, "element name": "Erbium", "color": (0.00, 0.90, 0.45), "covalent": 1.89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69">
            <text:p>69</text:p>
          </table:table-cell>
          <table:table-cell office:value-type="string">
            <text:p>"Tm"</text:p>
          </table:table-cell>
          <table:table-cell office:value-type="string">
            <text:p>"Thulium"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83">
            <text:p>0.83</text:p>
          </table:table-cell>
          <table:table-cell table:style-name="ce4" office:value-type="float" office:value="0.32">
            <text:p>0.32</text:p>
          </table:table-cell>
          <table:table-cell table:style-name="ce4" office:value-type="float" office:value="1.9">
            <text:p>1.90</text:p>
          </table:table-cell>
          <table:table-cell table:number-columns-repeated="2" table:style-name="ce4"/>
          <table:table-cell/>
          <table:table-cell table:formula="of:=[.B75]&amp;&quot;: {&quot;&quot;atomic number&quot;&quot;: &quot;&amp;[.A75]&amp;&quot;, &quot;&quot;element name&quot;&quot;: &quot;&amp;[.C75]&amp;&quot;, &quot;&quot;color&quot;&quot;: (&quot;&amp;TEXT([.D75]; [.$K$6])&amp;&quot;, &quot;&amp;TEXT([.E75]; [.$K$6])&amp;&quot;, &quot;&amp;TEXT([.F75]; [.$K$6])&amp;&quot;), &quot;&quot;covalent&quot;&quot;: &quot;&amp;TEXT([.G75]; [.$K$6])&amp;&quot;, &quot;&quot;vdW1&quot;&quot;: &quot;&amp;IF([.I75]=&quot;&quot;;TEXT(0; [.$K$6]);TEXT([.I75]; [.$K$6]))&amp;&quot;, &quot;&quot;vdW2&quot;&quot;: &quot;&amp;IF([.H75]=&quot;&quot;;TEXT(0; [.$K$6]);TEXT([.H75]; [.$K$6]))&amp;&quot;},&quot;" office:value-type="string" office:string-value="&quot;Tm&quot;: {&quot;atomic number&quot;: 69, &quot;element name&quot;: &quot;Thulium&quot;, &quot;color&quot;: (0.00, 0.83, 0.32), &quot;covalent&quot;: 1.90, &quot;vdW1&quot;: 0.00, &quot;vdW2&quot;: 0.00},">
            <text:p>"Tm": {"atomic number": 69, "element name": "Thulium", "color": (0.00, 0.83, 0.32), "covalent": 1.90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70">
            <text:p>70</text:p>
          </table:table-cell>
          <table:table-cell office:value-type="string">
            <text:p>"Yb"</text:p>
          </table:table-cell>
          <table:table-cell office:value-type="string">
            <text:p>"Ytterbium"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74">
            <text:p>0.74</text:p>
          </table:table-cell>
          <table:table-cell table:style-name="ce4" office:value-type="float" office:value="0.21">
            <text:p>0.21</text:p>
          </table:table-cell>
          <table:table-cell table:style-name="ce4" office:value-type="float" office:value="1.87">
            <text:p>1.87</text:p>
          </table:table-cell>
          <table:table-cell table:number-columns-repeated="2" table:style-name="ce4"/>
          <table:table-cell/>
          <table:table-cell table:formula="of:=[.B76]&amp;&quot;: {&quot;&quot;atomic number&quot;&quot;: &quot;&amp;[.A76]&amp;&quot;, &quot;&quot;element name&quot;&quot;: &quot;&amp;[.C76]&amp;&quot;, &quot;&quot;color&quot;&quot;: (&quot;&amp;TEXT([.D76]; [.$K$6])&amp;&quot;, &quot;&amp;TEXT([.E76]; [.$K$6])&amp;&quot;, &quot;&amp;TEXT([.F76]; [.$K$6])&amp;&quot;), &quot;&quot;covalent&quot;&quot;: &quot;&amp;TEXT([.G76]; [.$K$6])&amp;&quot;, &quot;&quot;vdW1&quot;&quot;: &quot;&amp;IF([.I76]=&quot;&quot;;TEXT(0; [.$K$6]);TEXT([.I76]; [.$K$6]))&amp;&quot;, &quot;&quot;vdW2&quot;&quot;: &quot;&amp;IF([.H76]=&quot;&quot;;TEXT(0; [.$K$6]);TEXT([.H76]; [.$K$6]))&amp;&quot;},&quot;" office:value-type="string" office:string-value="&quot;Yb&quot;: {&quot;atomic number&quot;: 70, &quot;element name&quot;: &quot;Ytterbium&quot;, &quot;color&quot;: (0.00, 0.74, 0.21), &quot;covalent&quot;: 1.87, &quot;vdW1&quot;: 0.00, &quot;vdW2&quot;: 0.00},">
            <text:p>"Yb": {"atomic number": 70, "element name": "Ytterbium", "color": (0.00, 0.74, 0.21), "covalent": 1.87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71">
            <text:p>71</text:p>
          </table:table-cell>
          <table:table-cell office:value-type="string">
            <text:p>"Lu"</text:p>
          </table:table-cell>
          <table:table-cell office:value-type="string">
            <text:p>"Lutetium"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67">
            <text:p>0.67</text:p>
          </table:table-cell>
          <table:table-cell table:style-name="ce4" office:value-type="float" office:value="0.14">
            <text:p>0.14</text:p>
          </table:table-cell>
          <table:table-cell table:style-name="ce4" office:value-type="float" office:value="1.87">
            <text:p>1.87</text:p>
          </table:table-cell>
          <table:table-cell table:number-columns-repeated="2" table:style-name="ce4"/>
          <table:table-cell/>
          <table:table-cell table:formula="of:=[.B77]&amp;&quot;: {&quot;&quot;atomic number&quot;&quot;: &quot;&amp;[.A77]&amp;&quot;, &quot;&quot;element name&quot;&quot;: &quot;&amp;[.C77]&amp;&quot;, &quot;&quot;color&quot;&quot;: (&quot;&amp;TEXT([.D77]; [.$K$6])&amp;&quot;, &quot;&amp;TEXT([.E77]; [.$K$6])&amp;&quot;, &quot;&amp;TEXT([.F77]; [.$K$6])&amp;&quot;), &quot;&quot;covalent&quot;&quot;: &quot;&amp;TEXT([.G77]; [.$K$6])&amp;&quot;, &quot;&quot;vdW1&quot;&quot;: &quot;&amp;IF([.I77]=&quot;&quot;;TEXT(0; [.$K$6]);TEXT([.I77]; [.$K$6]))&amp;&quot;, &quot;&quot;vdW2&quot;&quot;: &quot;&amp;IF([.H77]=&quot;&quot;;TEXT(0; [.$K$6]);TEXT([.H77]; [.$K$6]))&amp;&quot;},&quot;" office:value-type="string" office:string-value="&quot;Lu&quot;: {&quot;atomic number&quot;: 71, &quot;element name&quot;: &quot;Lutetium&quot;, &quot;color&quot;: (0.00, 0.67, 0.14), &quot;covalent&quot;: 1.87, &quot;vdW1&quot;: 0.00, &quot;vdW2&quot;: 0.00},">
            <text:p>"Lu": {"atomic number": 71, "element name": "Lutetium", "color": (0.00, 0.67, 0.14), "covalent": 1.87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72">
            <text:p>72</text:p>
          </table:table-cell>
          <table:table-cell office:value-type="string">
            <text:p>"Hf"</text:p>
          </table:table-cell>
          <table:table-cell office:value-type="string">
            <text:p>"Hafnium"</text:p>
          </table:table-cell>
          <table:table-cell table:style-name="ce4" office:value-type="float" office:value="0.3">
            <text:p>0.30</text:p>
          </table:table-cell>
          <table:table-cell table:style-name="ce4" office:value-type="float" office:value="0.76">
            <text:p>0.76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1.75">
            <text:p>1.75</text:p>
          </table:table-cell>
          <table:table-cell table:style-name="ce4"/>
          <table:table-cell table:style-name="ce4" office:value-type="float" office:value="2.23">
            <text:p>2.23</text:p>
          </table:table-cell>
          <table:table-cell/>
          <table:table-cell table:formula="of:=[.B78]&amp;&quot;: {&quot;&quot;atomic number&quot;&quot;: &quot;&amp;[.A78]&amp;&quot;, &quot;&quot;element name&quot;&quot;: &quot;&amp;[.C78]&amp;&quot;, &quot;&quot;color&quot;&quot;: (&quot;&amp;TEXT([.D78]; [.$K$6])&amp;&quot;, &quot;&amp;TEXT([.E78]; [.$K$6])&amp;&quot;, &quot;&amp;TEXT([.F78]; [.$K$6])&amp;&quot;), &quot;&quot;covalent&quot;&quot;: &quot;&amp;TEXT([.G78]; [.$K$6])&amp;&quot;, &quot;&quot;vdW1&quot;&quot;: &quot;&amp;IF([.I78]=&quot;&quot;;TEXT(0; [.$K$6]);TEXT([.I78]; [.$K$6]))&amp;&quot;, &quot;&quot;vdW2&quot;&quot;: &quot;&amp;IF([.H78]=&quot;&quot;;TEXT(0; [.$K$6]);TEXT([.H78]; [.$K$6]))&amp;&quot;},&quot;" office:value-type="string" office:string-value="&quot;Hf&quot;: {&quot;atomic number&quot;: 72, &quot;element name&quot;: &quot;Hafnium&quot;, &quot;color&quot;: (0.30, 0.76, 1.00), &quot;covalent&quot;: 1.75, &quot;vdW1&quot;: 2.23, &quot;vdW2&quot;: 0.00},">
            <text:p>"Hf": {"atomic number": 72, "element name": "Hafnium", "color": (0.30, 0.76, 1.00), "covalent": 1.75, "vdW1": 2.23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73">
            <text:p>73</text:p>
          </table:table-cell>
          <table:table-cell office:value-type="string">
            <text:p>"Ta"</text:p>
          </table:table-cell>
          <table:table-cell office:value-type="string">
            <text:p>"Tantalum"</text:p>
          </table:table-cell>
          <table:table-cell table:style-name="ce4" office:value-type="float" office:value="0.3">
            <text:p>0.30</text:p>
          </table:table-cell>
          <table:table-cell table:style-name="ce4" office:value-type="float" office:value="0.65">
            <text:p>0.65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1.7">
            <text:p>1.70</text:p>
          </table:table-cell>
          <table:table-cell table:style-name="ce4"/>
          <table:table-cell table:style-name="ce4" office:value-type="float" office:value="2.22">
            <text:p>2.22</text:p>
          </table:table-cell>
          <table:table-cell/>
          <table:table-cell table:formula="of:=[.B79]&amp;&quot;: {&quot;&quot;atomic number&quot;&quot;: &quot;&amp;[.A79]&amp;&quot;, &quot;&quot;element name&quot;&quot;: &quot;&amp;[.C79]&amp;&quot;, &quot;&quot;color&quot;&quot;: (&quot;&amp;TEXT([.D79]; [.$K$6])&amp;&quot;, &quot;&amp;TEXT([.E79]; [.$K$6])&amp;&quot;, &quot;&amp;TEXT([.F79]; [.$K$6])&amp;&quot;), &quot;&quot;covalent&quot;&quot;: &quot;&amp;TEXT([.G79]; [.$K$6])&amp;&quot;, &quot;&quot;vdW1&quot;&quot;: &quot;&amp;IF([.I79]=&quot;&quot;;TEXT(0; [.$K$6]);TEXT([.I79]; [.$K$6]))&amp;&quot;, &quot;&quot;vdW2&quot;&quot;: &quot;&amp;IF([.H79]=&quot;&quot;;TEXT(0; [.$K$6]);TEXT([.H79]; [.$K$6]))&amp;&quot;},&quot;" office:value-type="string" office:string-value="&quot;Ta&quot;: {&quot;atomic number&quot;: 73, &quot;element name&quot;: &quot;Tantalum&quot;, &quot;color&quot;: (0.30, 0.65, 1.00), &quot;covalent&quot;: 1.70, &quot;vdW1&quot;: 2.22, &quot;vdW2&quot;: 0.00},">
            <text:p>"Ta": {"atomic number": 73, "element name": "Tantalum", "color": (0.30, 0.65, 1.00), "covalent": 1.70, "vdW1": 2.22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74">
            <text:p>74</text:p>
          </table:table-cell>
          <table:table-cell office:value-type="string">
            <text:p>"W"</text:p>
          </table:table-cell>
          <table:table-cell office:value-type="string">
            <text:p>"Tungsten"</text:p>
          </table:table-cell>
          <table:table-cell table:style-name="ce4" office:value-type="float" office:value="0.12">
            <text:p>0.12</text:p>
          </table:table-cell>
          <table:table-cell table:style-name="ce4" office:value-type="float" office:value="0.58">
            <text:p>0.58</text:p>
          </table:table-cell>
          <table:table-cell table:style-name="ce4" office:value-type="float" office:value="0.83">
            <text:p>0.83</text:p>
          </table:table-cell>
          <table:table-cell table:style-name="ce4" office:value-type="float" office:value="1.62">
            <text:p>1.62</text:p>
          </table:table-cell>
          <table:table-cell table:style-name="ce4"/>
          <table:table-cell table:style-name="ce4" office:value-type="float" office:value="2.18">
            <text:p>2.18</text:p>
          </table:table-cell>
          <table:table-cell/>
          <table:table-cell table:formula="of:=[.B80]&amp;&quot;: {&quot;&quot;atomic number&quot;&quot;: &quot;&amp;[.A80]&amp;&quot;, &quot;&quot;element name&quot;&quot;: &quot;&amp;[.C80]&amp;&quot;, &quot;&quot;color&quot;&quot;: (&quot;&amp;TEXT([.D80]; [.$K$6])&amp;&quot;, &quot;&amp;TEXT([.E80]; [.$K$6])&amp;&quot;, &quot;&amp;TEXT([.F80]; [.$K$6])&amp;&quot;), &quot;&quot;covalent&quot;&quot;: &quot;&amp;TEXT([.G80]; [.$K$6])&amp;&quot;, &quot;&quot;vdW1&quot;&quot;: &quot;&amp;IF([.I80]=&quot;&quot;;TEXT(0; [.$K$6]);TEXT([.I80]; [.$K$6]))&amp;&quot;, &quot;&quot;vdW2&quot;&quot;: &quot;&amp;IF([.H80]=&quot;&quot;;TEXT(0; [.$K$6]);TEXT([.H80]; [.$K$6]))&amp;&quot;},&quot;" office:value-type="string" office:string-value="&quot;W&quot;: {&quot;atomic number&quot;: 74, &quot;element name&quot;: &quot;Tungsten&quot;, &quot;color&quot;: (0.12, 0.58, 0.83), &quot;covalent&quot;: 1.62, &quot;vdW1&quot;: 2.18, &quot;vdW2&quot;: 0.00},">
            <text:p>"W": {"atomic number": 74, "element name": "Tungsten", "color": (0.12, 0.58, 0.83), "covalent": 1.62, "vdW1": 2.18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75">
            <text:p>75</text:p>
          </table:table-cell>
          <table:table-cell office:value-type="string">
            <text:p>"Re"</text:p>
          </table:table-cell>
          <table:table-cell office:value-type="string">
            <text:p>"Rhenium"</text:p>
          </table:table-cell>
          <table:table-cell table:style-name="ce4" office:value-type="float" office:value="0.14">
            <text:p>0.14</text:p>
          </table:table-cell>
          <table:table-cell table:style-name="ce4" office:value-type="float" office:value="0.49">
            <text:p>0.49</text:p>
          </table:table-cell>
          <table:table-cell table:style-name="ce4" office:value-type="float" office:value="0.67">
            <text:p>0.67</text:p>
          </table:table-cell>
          <table:table-cell table:style-name="ce4" office:value-type="float" office:value="1.51">
            <text:p>1.51</text:p>
          </table:table-cell>
          <table:table-cell table:style-name="ce4"/>
          <table:table-cell table:style-name="ce4" office:value-type="float" office:value="2.16">
            <text:p>2.16</text:p>
          </table:table-cell>
          <table:table-cell/>
          <table:table-cell table:formula="of:=[.B81]&amp;&quot;: {&quot;&quot;atomic number&quot;&quot;: &quot;&amp;[.A81]&amp;&quot;, &quot;&quot;element name&quot;&quot;: &quot;&amp;[.C81]&amp;&quot;, &quot;&quot;color&quot;&quot;: (&quot;&amp;TEXT([.D81]; [.$K$6])&amp;&quot;, &quot;&amp;TEXT([.E81]; [.$K$6])&amp;&quot;, &quot;&amp;TEXT([.F81]; [.$K$6])&amp;&quot;), &quot;&quot;covalent&quot;&quot;: &quot;&amp;TEXT([.G81]; [.$K$6])&amp;&quot;, &quot;&quot;vdW1&quot;&quot;: &quot;&amp;IF([.I81]=&quot;&quot;;TEXT(0; [.$K$6]);TEXT([.I81]; [.$K$6]))&amp;&quot;, &quot;&quot;vdW2&quot;&quot;: &quot;&amp;IF([.H81]=&quot;&quot;;TEXT(0; [.$K$6]);TEXT([.H81]; [.$K$6]))&amp;&quot;},&quot;" office:value-type="string" office:string-value="&quot;Re&quot;: {&quot;atomic number&quot;: 75, &quot;element name&quot;: &quot;Rhenium&quot;, &quot;color&quot;: (0.14, 0.49, 0.67), &quot;covalent&quot;: 1.51, &quot;vdW1&quot;: 2.16, &quot;vdW2&quot;: 0.00},">
            <text:p>"Re": {"atomic number": 75, "element name": "Rhenium", "color": (0.14, 0.49, 0.67), "covalent": 1.51, "vdW1": 2.16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76">
            <text:p>76</text:p>
          </table:table-cell>
          <table:table-cell office:value-type="string">
            <text:p>"Os"</text:p>
          </table:table-cell>
          <table:table-cell office:value-type="string">
            <text:p>"Osmium"</text:p>
          </table:table-cell>
          <table:table-cell table:style-name="ce4" office:value-type="float" office:value="0.14">
            <text:p>0.14</text:p>
          </table:table-cell>
          <table:table-cell table:style-name="ce4" office:value-type="float" office:value="0.4">
            <text:p>0.40</text:p>
          </table:table-cell>
          <table:table-cell table:style-name="ce4" office:value-type="float" office:value="0.58">
            <text:p>0.58</text:p>
          </table:table-cell>
          <table:table-cell table:style-name="ce4" office:value-type="float" office:value="1.44">
            <text:p>1.44</text:p>
          </table:table-cell>
          <table:table-cell table:style-name="ce4"/>
          <table:table-cell table:style-name="ce4" office:value-type="float" office:value="2.16">
            <text:p>2.16</text:p>
          </table:table-cell>
          <table:table-cell/>
          <table:table-cell table:formula="of:=[.B82]&amp;&quot;: {&quot;&quot;atomic number&quot;&quot;: &quot;&amp;[.A82]&amp;&quot;, &quot;&quot;element name&quot;&quot;: &quot;&amp;[.C82]&amp;&quot;, &quot;&quot;color&quot;&quot;: (&quot;&amp;TEXT([.D82]; [.$K$6])&amp;&quot;, &quot;&amp;TEXT([.E82]; [.$K$6])&amp;&quot;, &quot;&amp;TEXT([.F82]; [.$K$6])&amp;&quot;), &quot;&quot;covalent&quot;&quot;: &quot;&amp;TEXT([.G82]; [.$K$6])&amp;&quot;, &quot;&quot;vdW1&quot;&quot;: &quot;&amp;IF([.I82]=&quot;&quot;;TEXT(0; [.$K$6]);TEXT([.I82]; [.$K$6]))&amp;&quot;, &quot;&quot;vdW2&quot;&quot;: &quot;&amp;IF([.H82]=&quot;&quot;;TEXT(0; [.$K$6]);TEXT([.H82]; [.$K$6]))&amp;&quot;},&quot;" office:value-type="string" office:string-value="&quot;Os&quot;: {&quot;atomic number&quot;: 76, &quot;element name&quot;: &quot;Osmium&quot;, &quot;color&quot;: (0.14, 0.40, 0.58), &quot;covalent&quot;: 1.44, &quot;vdW1&quot;: 2.16, &quot;vdW2&quot;: 0.00},">
            <text:p>"Os": {"atomic number": 76, "element name": "Osmium", "color": (0.14, 0.40, 0.58), "covalent": 1.44, "vdW1": 2.16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77">
            <text:p>77</text:p>
          </table:table-cell>
          <table:table-cell office:value-type="string">
            <text:p>"Ir"</text:p>
          </table:table-cell>
          <table:table-cell office:value-type="string">
            <text:p>"Iridium"</text:p>
          </table:table-cell>
          <table:table-cell table:style-name="ce4" office:value-type="float" office:value="0.09">
            <text:p>0.09</text:p>
          </table:table-cell>
          <table:table-cell table:style-name="ce4" office:value-type="float" office:value="0.32">
            <text:p>0.32</text:p>
          </table:table-cell>
          <table:table-cell table:style-name="ce4" office:value-type="float" office:value="0.52">
            <text:p>0.52</text:p>
          </table:table-cell>
          <table:table-cell table:style-name="ce4" office:value-type="float" office:value="1.41">
            <text:p>1.41</text:p>
          </table:table-cell>
          <table:table-cell table:style-name="ce4"/>
          <table:table-cell table:style-name="ce4" office:value-type="float" office:value="2.13">
            <text:p>2.13</text:p>
          </table:table-cell>
          <table:table-cell/>
          <table:table-cell table:formula="of:=[.B83]&amp;&quot;: {&quot;&quot;atomic number&quot;&quot;: &quot;&amp;[.A83]&amp;&quot;, &quot;&quot;element name&quot;&quot;: &quot;&amp;[.C83]&amp;&quot;, &quot;&quot;color&quot;&quot;: (&quot;&amp;TEXT([.D83]; [.$K$6])&amp;&quot;, &quot;&amp;TEXT([.E83]; [.$K$6])&amp;&quot;, &quot;&amp;TEXT([.F83]; [.$K$6])&amp;&quot;), &quot;&quot;covalent&quot;&quot;: &quot;&amp;TEXT([.G83]; [.$K$6])&amp;&quot;, &quot;&quot;vdW1&quot;&quot;: &quot;&amp;IF([.I83]=&quot;&quot;;TEXT(0; [.$K$6]);TEXT([.I83]; [.$K$6]))&amp;&quot;, &quot;&quot;vdW2&quot;&quot;: &quot;&amp;IF([.H83]=&quot;&quot;;TEXT(0; [.$K$6]);TEXT([.H83]; [.$K$6]))&amp;&quot;},&quot;" office:value-type="string" office:string-value="&quot;Ir&quot;: {&quot;atomic number&quot;: 77, &quot;element name&quot;: &quot;Iridium&quot;, &quot;color&quot;: (0.09, 0.32, 0.52), &quot;covalent&quot;: 1.41, &quot;vdW1&quot;: 2.13, &quot;vdW2&quot;: 0.00},">
            <text:p>"Ir": {"atomic number": 77, "element name": "Iridium", "color": (0.09, 0.32, 0.52), "covalent": 1.41, "vdW1": 2.13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78">
            <text:p>78</text:p>
          </table:table-cell>
          <table:table-cell office:value-type="string">
            <text:p>"Pt"</text:p>
          </table:table-cell>
          <table:table-cell office:value-type="string">
            <text:p>"Platinium"</text:p>
          </table:table-cell>
          <table:table-cell table:number-columns-repeated="2" table:style-name="ce4" office:value-type="float" office:value="0.81">
            <text:p>0.81</text:p>
          </table:table-cell>
          <table:table-cell table:style-name="ce4" office:value-type="float" office:value="0.87">
            <text:p>0.87</text:p>
          </table:table-cell>
          <table:table-cell table:style-name="ce4" office:value-type="float" office:value="1.36">
            <text:p>1.36</text:p>
          </table:table-cell>
          <table:table-cell table:style-name="ce4"/>
          <table:table-cell table:style-name="ce4" office:value-type="float" office:value="2.13">
            <text:p>2.13</text:p>
          </table:table-cell>
          <table:table-cell/>
          <table:table-cell table:formula="of:=[.B84]&amp;&quot;: {&quot;&quot;atomic number&quot;&quot;: &quot;&amp;[.A84]&amp;&quot;, &quot;&quot;element name&quot;&quot;: &quot;&amp;[.C84]&amp;&quot;, &quot;&quot;color&quot;&quot;: (&quot;&amp;TEXT([.D84]; [.$K$6])&amp;&quot;, &quot;&amp;TEXT([.E84]; [.$K$6])&amp;&quot;, &quot;&amp;TEXT([.F84]; [.$K$6])&amp;&quot;), &quot;&quot;covalent&quot;&quot;: &quot;&amp;TEXT([.G84]; [.$K$6])&amp;&quot;, &quot;&quot;vdW1&quot;&quot;: &quot;&amp;IF([.I84]=&quot;&quot;;TEXT(0; [.$K$6]);TEXT([.I84]; [.$K$6]))&amp;&quot;, &quot;&quot;vdW2&quot;&quot;: &quot;&amp;IF([.H84]=&quot;&quot;;TEXT(0; [.$K$6]);TEXT([.H84]; [.$K$6]))&amp;&quot;},&quot;" office:value-type="string" office:string-value="&quot;Pt&quot;: {&quot;atomic number&quot;: 78, &quot;element name&quot;: &quot;Platinium&quot;, &quot;color&quot;: (0.81, 0.81, 0.87), &quot;covalent&quot;: 1.36, &quot;vdW1&quot;: 2.13, &quot;vdW2&quot;: 0.00},">
            <text:p>"Pt": {"atomic number": 78, "element name": "Platinium", "color": (0.81, 0.81, 0.87), "covalent": 1.36, "vdW1": 2.13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79">
            <text:p>79</text:p>
          </table:table-cell>
          <table:table-cell office:value-type="string">
            <text:p>"Au"</text:p>
          </table:table-cell>
          <table:table-cell office:value-type="string">
            <text:p>"Gold"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0.81">
            <text:p>0.81</text:p>
          </table:table-cell>
          <table:table-cell table:style-name="ce4" office:value-type="float" office:value="0.13">
            <text:p>0.13</text:p>
          </table:table-cell>
          <table:table-cell table:style-name="ce4" office:value-type="float" office:value="1.36">
            <text:p>1.36</text:p>
          </table:table-cell>
          <table:table-cell table:style-name="ce4"/>
          <table:table-cell table:style-name="ce4" office:value-type="float" office:value="2.14">
            <text:p>2.14</text:p>
          </table:table-cell>
          <table:table-cell/>
          <table:table-cell table:formula="of:=[.B85]&amp;&quot;: {&quot;&quot;atomic number&quot;&quot;: &quot;&amp;[.A85]&amp;&quot;, &quot;&quot;element name&quot;&quot;: &quot;&amp;[.C85]&amp;&quot;, &quot;&quot;color&quot;&quot;: (&quot;&amp;TEXT([.D85]; [.$K$6])&amp;&quot;, &quot;&amp;TEXT([.E85]; [.$K$6])&amp;&quot;, &quot;&amp;TEXT([.F85]; [.$K$6])&amp;&quot;), &quot;&quot;covalent&quot;&quot;: &quot;&amp;TEXT([.G85]; [.$K$6])&amp;&quot;, &quot;&quot;vdW1&quot;&quot;: &quot;&amp;IF([.I85]=&quot;&quot;;TEXT(0; [.$K$6]);TEXT([.I85]; [.$K$6]))&amp;&quot;, &quot;&quot;vdW2&quot;&quot;: &quot;&amp;IF([.H85]=&quot;&quot;;TEXT(0; [.$K$6]);TEXT([.H85]; [.$K$6]))&amp;&quot;},&quot;" office:value-type="string" office:string-value="&quot;Au&quot;: {&quot;atomic number&quot;: 79, &quot;element name&quot;: &quot;Gold&quot;, &quot;color&quot;: (1.00, 0.81, 0.13), &quot;covalent&quot;: 1.36, &quot;vdW1&quot;: 2.14, &quot;vdW2&quot;: 0.00},">
            <text:p>"Au": {"atomic number": 79, "element name": "Gold", "color": (1.00, 0.81, 0.13), "covalent": 1.36, "vdW1": 2.14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80">
            <text:p>80</text:p>
          </table:table-cell>
          <table:table-cell office:value-type="string">
            <text:p>"Hg"</text:p>
          </table:table-cell>
          <table:table-cell office:value-type="string">
            <text:p>"Mercury"</text:p>
          </table:table-cell>
          <table:table-cell table:number-columns-repeated="2" table:style-name="ce4" office:value-type="float" office:value="0.72">
            <text:p>0.72</text:p>
          </table:table-cell>
          <table:table-cell table:style-name="ce4" office:value-type="float" office:value="0.81">
            <text:p>0.81</text:p>
          </table:table-cell>
          <table:table-cell table:style-name="ce4" office:value-type="float" office:value="1.32">
            <text:p>1.32</text:p>
          </table:table-cell>
          <table:table-cell table:style-name="ce4"/>
          <table:table-cell table:style-name="ce4" office:value-type="float" office:value="2.23">
            <text:p>2.23</text:p>
          </table:table-cell>
          <table:table-cell/>
          <table:table-cell table:formula="of:=[.B86]&amp;&quot;: {&quot;&quot;atomic number&quot;&quot;: &quot;&amp;[.A86]&amp;&quot;, &quot;&quot;element name&quot;&quot;: &quot;&amp;[.C86]&amp;&quot;, &quot;&quot;color&quot;&quot;: (&quot;&amp;TEXT([.D86]; [.$K$6])&amp;&quot;, &quot;&amp;TEXT([.E86]; [.$K$6])&amp;&quot;, &quot;&amp;TEXT([.F86]; [.$K$6])&amp;&quot;), &quot;&quot;covalent&quot;&quot;: &quot;&amp;TEXT([.G86]; [.$K$6])&amp;&quot;, &quot;&quot;vdW1&quot;&quot;: &quot;&amp;IF([.I86]=&quot;&quot;;TEXT(0; [.$K$6]);TEXT([.I86]; [.$K$6]))&amp;&quot;, &quot;&quot;vdW2&quot;&quot;: &quot;&amp;IF([.H86]=&quot;&quot;;TEXT(0; [.$K$6]);TEXT([.H86]; [.$K$6]))&amp;&quot;},&quot;" office:value-type="string" office:string-value="&quot;Hg&quot;: {&quot;atomic number&quot;: 80, &quot;element name&quot;: &quot;Mercury&quot;, &quot;color&quot;: (0.72, 0.72, 0.81), &quot;covalent&quot;: 1.32, &quot;vdW1&quot;: 2.23, &quot;vdW2&quot;: 0.00},">
            <text:p>"Hg": {"atomic number": 80, "element name": "Mercury", "color": (0.72, 0.72, 0.81), "covalent": 1.32, "vdW1": 2.23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81">
            <text:p>81</text:p>
          </table:table-cell>
          <table:table-cell office:value-type="string">
            <text:p>"Tl"</text:p>
          </table:table-cell>
          <table:table-cell office:value-type="string">
            <text:p>"Thallium"</text:p>
          </table:table-cell>
          <table:table-cell table:style-name="ce4" office:value-type="float" office:value="0.65">
            <text:p>0.65</text:p>
          </table:table-cell>
          <table:table-cell table:style-name="ce4" office:value-type="float" office:value="0.32">
            <text:p>0.32</text:p>
          </table:table-cell>
          <table:table-cell table:style-name="ce4" office:value-type="float" office:value="0.3">
            <text:p>0.30</text:p>
          </table:table-cell>
          <table:table-cell table:style-name="ce4" office:value-type="float" office:value="1.45">
            <text:p>1.45</text:p>
          </table:table-cell>
          <table:table-cell table:style-name="ce4" office:value-type="float" office:value="1.96">
            <text:p>1.96</text:p>
          </table:table-cell>
          <table:table-cell table:style-name="ce4" office:value-type="float" office:value="2.27">
            <text:p>2.27</text:p>
          </table:table-cell>
          <table:table-cell/>
          <table:table-cell table:formula="of:=[.B87]&amp;&quot;: {&quot;&quot;atomic number&quot;&quot;: &quot;&amp;[.A87]&amp;&quot;, &quot;&quot;element name&quot;&quot;: &quot;&amp;[.C87]&amp;&quot;, &quot;&quot;color&quot;&quot;: (&quot;&amp;TEXT([.D87]; [.$K$6])&amp;&quot;, &quot;&amp;TEXT([.E87]; [.$K$6])&amp;&quot;, &quot;&amp;TEXT([.F87]; [.$K$6])&amp;&quot;), &quot;&quot;covalent&quot;&quot;: &quot;&amp;TEXT([.G87]; [.$K$6])&amp;&quot;, &quot;&quot;vdW1&quot;&quot;: &quot;&amp;IF([.I87]=&quot;&quot;;TEXT(0; [.$K$6]);TEXT([.I87]; [.$K$6]))&amp;&quot;, &quot;&quot;vdW2&quot;&quot;: &quot;&amp;IF([.H87]=&quot;&quot;;TEXT(0; [.$K$6]);TEXT([.H87]; [.$K$6]))&amp;&quot;},&quot;" office:value-type="string" office:string-value="&quot;Tl&quot;: {&quot;atomic number&quot;: 81, &quot;element name&quot;: &quot;Thallium&quot;, &quot;color&quot;: (0.65, 0.32, 0.30), &quot;covalent&quot;: 1.45, &quot;vdW1&quot;: 2.27, &quot;vdW2&quot;: 1.96},">
            <text:p>"Tl": {"atomic number": 81, "element name": "Thallium", "color": (0.65, 0.32, 0.30), "covalent": 1.45, "vdW1": 2.27, "vdW2": 1.96},</text:p>
          </table:table-cell>
          <table:table-cell table:number-columns-repeated="2"/>
        </table:table-row>
        <table:table-row table:style-name="ro1">
          <table:table-cell table:style-name="ce2" office:value-type="float" office:value="82">
            <text:p>82</text:p>
          </table:table-cell>
          <table:table-cell office:value-type="string">
            <text:p>"Pb"</text:p>
          </table:table-cell>
          <table:table-cell office:value-type="string">
            <text:p>"Lead"</text:p>
          </table:table-cell>
          <table:table-cell table:number-columns-repeated="2" table:style-name="ce4" office:value-type="float" office:value="0.34">
            <text:p>0.34</text:p>
          </table:table-cell>
          <table:table-cell table:style-name="ce4" office:value-type="float" office:value="0.38">
            <text:p>0.38</text:p>
          </table:table-cell>
          <table:table-cell table:style-name="ce4" office:value-type="float" office:value="1.46">
            <text:p>1.46</text:p>
          </table:table-cell>
          <table:table-cell table:style-name="ce4" office:value-type="float" office:value="2.02">
            <text:p>2.02</text:p>
          </table:table-cell>
          <table:table-cell table:style-name="ce4" office:value-type="float" office:value="2.37">
            <text:p>2.37</text:p>
          </table:table-cell>
          <table:table-cell/>
          <table:table-cell table:formula="of:=[.B88]&amp;&quot;: {&quot;&quot;atomic number&quot;&quot;: &quot;&amp;[.A88]&amp;&quot;, &quot;&quot;element name&quot;&quot;: &quot;&amp;[.C88]&amp;&quot;, &quot;&quot;color&quot;&quot;: (&quot;&amp;TEXT([.D88]; [.$K$6])&amp;&quot;, &quot;&amp;TEXT([.E88]; [.$K$6])&amp;&quot;, &quot;&amp;TEXT([.F88]; [.$K$6])&amp;&quot;), &quot;&quot;covalent&quot;&quot;: &quot;&amp;TEXT([.G88]; [.$K$6])&amp;&quot;, &quot;&quot;vdW1&quot;&quot;: &quot;&amp;IF([.I88]=&quot;&quot;;TEXT(0; [.$K$6]);TEXT([.I88]; [.$K$6]))&amp;&quot;, &quot;&quot;vdW2&quot;&quot;: &quot;&amp;IF([.H88]=&quot;&quot;;TEXT(0; [.$K$6]);TEXT([.H88]; [.$K$6]))&amp;&quot;},&quot;" office:value-type="string" office:string-value="&quot;Pb&quot;: {&quot;atomic number&quot;: 82, &quot;element name&quot;: &quot;Lead&quot;, &quot;color&quot;: (0.34, 0.34, 0.38), &quot;covalent&quot;: 1.46, &quot;vdW1&quot;: 2.37, &quot;vdW2&quot;: 2.02},">
            <text:p>"Pb": {"atomic number": 82, "element name": "Lead", "color": (0.34, 0.34, 0.38), "covalent": 1.46, "vdW1": 2.37, "vdW2": 2.02},</text:p>
          </table:table-cell>
          <table:table-cell table:number-columns-repeated="2"/>
        </table:table-row>
        <table:table-row table:style-name="ro1">
          <table:table-cell table:style-name="ce2" office:value-type="float" office:value="83">
            <text:p>83</text:p>
          </table:table-cell>
          <table:table-cell office:value-type="string">
            <text:p>"Bi"</text:p>
          </table:table-cell>
          <table:table-cell office:value-type="string">
            <text:p>"Bismuth"</text:p>
          </table:table-cell>
          <table:table-cell table:style-name="ce4" office:value-type="float" office:value="0.61">
            <text:p>0.61</text:p>
          </table:table-cell>
          <table:table-cell table:style-name="ce4" office:value-type="float" office:value="0.3">
            <text:p>0.30</text:p>
          </table:table-cell>
          <table:table-cell table:style-name="ce4" office:value-type="float" office:value="0.7">
            <text:p>0.70</text:p>
          </table:table-cell>
          <table:table-cell table:style-name="ce4" office:value-type="float" office:value="1.48">
            <text:p>1.48</text:p>
          </table:table-cell>
          <table:table-cell table:style-name="ce4" office:value-type="float" office:value="2.07">
            <text:p>2.07</text:p>
          </table:table-cell>
          <table:table-cell table:style-name="ce4" office:value-type="float" office:value="2.38">
            <text:p>2.38</text:p>
          </table:table-cell>
          <table:table-cell/>
          <table:table-cell table:formula="of:=[.B89]&amp;&quot;: {&quot;&quot;atomic number&quot;&quot;: &quot;&amp;[.A89]&amp;&quot;, &quot;&quot;element name&quot;&quot;: &quot;&amp;[.C89]&amp;&quot;, &quot;&quot;color&quot;&quot;: (&quot;&amp;TEXT([.D89]; [.$K$6])&amp;&quot;, &quot;&amp;TEXT([.E89]; [.$K$6])&amp;&quot;, &quot;&amp;TEXT([.F89]; [.$K$6])&amp;&quot;), &quot;&quot;covalent&quot;&quot;: &quot;&amp;TEXT([.G89]; [.$K$6])&amp;&quot;, &quot;&quot;vdW1&quot;&quot;: &quot;&amp;IF([.I89]=&quot;&quot;;TEXT(0; [.$K$6]);TEXT([.I89]; [.$K$6]))&amp;&quot;, &quot;&quot;vdW2&quot;&quot;: &quot;&amp;IF([.H89]=&quot;&quot;;TEXT(0; [.$K$6]);TEXT([.H89]; [.$K$6]))&amp;&quot;},&quot;" office:value-type="string" office:string-value="&quot;Bi&quot;: {&quot;atomic number&quot;: 83, &quot;element name&quot;: &quot;Bismuth&quot;, &quot;color&quot;: (0.61, 0.30, 0.70), &quot;covalent&quot;: 1.48, &quot;vdW1&quot;: 2.38, &quot;vdW2&quot;: 2.07},">
            <text:p>"Bi": {"atomic number": 83, "element name": "Bismuth", "color": (0.61, 0.30, 0.70), "covalent": 1.48, "vdW1": 2.38, "vdW2": 2.07},</text:p>
          </table:table-cell>
          <table:table-cell table:number-columns-repeated="2"/>
        </table:table-row>
        <table:table-row table:style-name="ro1">
          <table:table-cell table:style-name="ce2" office:value-type="float" office:value="84">
            <text:p>84</text:p>
          </table:table-cell>
          <table:table-cell office:value-type="string">
            <text:p>"Po"</text:p>
          </table:table-cell>
          <table:table-cell office:value-type="string">
            <text:p>"Polonium"</text:p>
          </table:table-cell>
          <table:table-cell table:style-name="ce4" office:value-type="float" office:value="0.67">
            <text:p>0.67</text:p>
          </table:table-cell>
          <table:table-cell table:style-name="ce4" office:value-type="float" office:value="0.36">
            <text:p>0.36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.4">
            <text:p>1.40</text:p>
          </table:table-cell>
          <table:table-cell table:style-name="ce4" office:value-type="float" office:value="1.97">
            <text:p>1.97</text:p>
          </table:table-cell>
          <table:table-cell table:style-name="ce4" office:value-type="float" office:value="2.49">
            <text:p>2.49</text:p>
          </table:table-cell>
          <table:table-cell/>
          <table:table-cell table:formula="of:=[.B90]&amp;&quot;: {&quot;&quot;atomic number&quot;&quot;: &quot;&amp;[.A90]&amp;&quot;, &quot;&quot;element name&quot;&quot;: &quot;&amp;[.C90]&amp;&quot;, &quot;&quot;color&quot;&quot;: (&quot;&amp;TEXT([.D90]; [.$K$6])&amp;&quot;, &quot;&amp;TEXT([.E90]; [.$K$6])&amp;&quot;, &quot;&amp;TEXT([.F90]; [.$K$6])&amp;&quot;), &quot;&quot;covalent&quot;&quot;: &quot;&amp;TEXT([.G90]; [.$K$6])&amp;&quot;, &quot;&quot;vdW1&quot;&quot;: &quot;&amp;IF([.I90]=&quot;&quot;;TEXT(0; [.$K$6]);TEXT([.I90]; [.$K$6]))&amp;&quot;, &quot;&quot;vdW2&quot;&quot;: &quot;&amp;IF([.H90]=&quot;&quot;;TEXT(0; [.$K$6]);TEXT([.H90]; [.$K$6]))&amp;&quot;},&quot;" office:value-type="string" office:string-value="&quot;Po&quot;: {&quot;atomic number&quot;: 84, &quot;element name&quot;: &quot;Polonium&quot;, &quot;color&quot;: (0.67, 0.36, 0.00), &quot;covalent&quot;: 1.40, &quot;vdW1&quot;: 2.49, &quot;vdW2&quot;: 1.97},">
            <text:p>"Po": {"atomic number": 84, "element name": "Polonium", "color": (0.67, 0.36, 0.00), "covalent": 1.40, "vdW1": 2.49, "vdW2": 1.97},</text:p>
          </table:table-cell>
          <table:table-cell table:number-columns-repeated="2"/>
        </table:table-row>
        <table:table-row table:style-name="ro1">
          <table:table-cell table:style-name="ce2" office:value-type="float" office:value="85">
            <text:p>85</text:p>
          </table:table-cell>
          <table:table-cell office:value-type="string">
            <text:p>"At"</text:p>
          </table:table-cell>
          <table:table-cell office:value-type="string">
            <text:p>"Astatine"</text:p>
          </table:table-cell>
          <table:table-cell table:style-name="ce4" office:value-type="float" office:value="0.45">
            <text:p>0.45</text:p>
          </table:table-cell>
          <table:table-cell table:style-name="ce4" office:value-type="float" office:value="0.3">
            <text:p>0.30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1.5">
            <text:p>1.50</text:p>
          </table:table-cell>
          <table:table-cell table:style-name="ce4" office:value-type="float" office:value="2.02">
            <text:p>2.02</text:p>
          </table:table-cell>
          <table:table-cell table:style-name="ce4" office:value-type="float" office:value="2.17">
            <text:p>2.17</text:p>
          </table:table-cell>
          <table:table-cell/>
          <table:table-cell table:formula="of:=[.B91]&amp;&quot;: {&quot;&quot;atomic number&quot;&quot;: &quot;&amp;[.A91]&amp;&quot;, &quot;&quot;element name&quot;&quot;: &quot;&amp;[.C91]&amp;&quot;, &quot;&quot;color&quot;&quot;: (&quot;&amp;TEXT([.D91]; [.$K$6])&amp;&quot;, &quot;&amp;TEXT([.E91]; [.$K$6])&amp;&quot;, &quot;&amp;TEXT([.F91]; [.$K$6])&amp;&quot;), &quot;&quot;covalent&quot;&quot;: &quot;&amp;TEXT([.G91]; [.$K$6])&amp;&quot;, &quot;&quot;vdW1&quot;&quot;: &quot;&amp;IF([.I91]=&quot;&quot;;TEXT(0; [.$K$6]);TEXT([.I91]; [.$K$6]))&amp;&quot;, &quot;&quot;vdW2&quot;&quot;: &quot;&amp;IF([.H91]=&quot;&quot;;TEXT(0; [.$K$6]);TEXT([.H91]; [.$K$6]))&amp;&quot;},&quot;" office:value-type="string" office:string-value="&quot;At&quot;: {&quot;atomic number&quot;: 85, &quot;element name&quot;: &quot;Astatine&quot;, &quot;color&quot;: (0.45, 0.30, 0.27), &quot;covalent&quot;: 1.50, &quot;vdW1&quot;: 2.17, &quot;vdW2&quot;: 2.02},">
            <text:p>"At": {"atomic number": 85, "element name": "Astatine", "color": (0.45, 0.30, 0.27), "covalent": 1.50, "vdW1": 2.17, "vdW2": 2.02},</text:p>
          </table:table-cell>
          <table:table-cell table:number-columns-repeated="2"/>
        </table:table-row>
        <table:table-row table:style-name="ro1">
          <table:table-cell table:style-name="ce2" office:value-type="float" office:value="86">
            <text:p>86</text:p>
          </table:table-cell>
          <table:table-cell office:value-type="string">
            <text:p>"Rn"</text:p>
          </table:table-cell>
          <table:table-cell office:value-type="string">
            <text:p>"Radon"</text:p>
          </table:table-cell>
          <table:table-cell table:style-name="ce4" office:value-type="float" office:value="0.25">
            <text:p>0.25</text:p>
          </table:table-cell>
          <table:table-cell table:style-name="ce4" office:value-type="float" office:value="0.5">
            <text:p>0.50</text:p>
          </table:table-cell>
          <table:table-cell table:style-name="ce4" office:value-type="float" office:value="0.58">
            <text:p>0.58</text:p>
          </table:table-cell>
          <table:table-cell table:style-name="ce4" office:value-type="float" office:value="1.5">
            <text:p>1.50</text:p>
          </table:table-cell>
          <table:table-cell table:style-name="ce4" office:value-type="float" office:value="2.2">
            <text:p>2.20</text:p>
          </table:table-cell>
          <table:table-cell table:style-name="ce4"/>
          <table:table-cell/>
          <table:table-cell table:formula="of:=[.B92]&amp;&quot;: {&quot;&quot;atomic number&quot;&quot;: &quot;&amp;[.A92]&amp;&quot;, &quot;&quot;element name&quot;&quot;: &quot;&amp;[.C92]&amp;&quot;, &quot;&quot;color&quot;&quot;: (&quot;&amp;TEXT([.D92]; [.$K$6])&amp;&quot;, &quot;&amp;TEXT([.E92]; [.$K$6])&amp;&quot;, &quot;&amp;TEXT([.F92]; [.$K$6])&amp;&quot;), &quot;&quot;covalent&quot;&quot;: &quot;&amp;TEXT([.G92]; [.$K$6])&amp;&quot;, &quot;&quot;vdW1&quot;&quot;: &quot;&amp;IF([.I92]=&quot;&quot;;TEXT(0; [.$K$6]);TEXT([.I92]; [.$K$6]))&amp;&quot;, &quot;&quot;vdW2&quot;&quot;: &quot;&amp;IF([.H92]=&quot;&quot;;TEXT(0; [.$K$6]);TEXT([.H92]; [.$K$6]))&amp;&quot;},&quot;" office:value-type="string" office:string-value="&quot;Rn&quot;: {&quot;atomic number&quot;: 86, &quot;element name&quot;: &quot;Radon&quot;, &quot;color&quot;: (0.25, 0.50, 0.58), &quot;covalent&quot;: 1.50, &quot;vdW1&quot;: 0.00, &quot;vdW2&quot;: 2.20},">
            <text:p>"Rn": {"atomic number": 86, "element name": "Radon", "color": (0.25, 0.50, 0.58), "covalent": 1.50, "vdW1": 0.00, "vdW2": 2.20},</text:p>
          </table:table-cell>
          <table:table-cell table:number-columns-repeated="2"/>
        </table:table-row>
        <table:table-row table:style-name="ro1">
          <table:table-cell table:style-name="ce2" office:value-type="float" office:value="87">
            <text:p>87</text:p>
          </table:table-cell>
          <table:table-cell office:value-type="string">
            <text:p>"Fr"</text:p>
          </table:table-cell>
          <table:table-cell office:value-type="string">
            <text:p>"Francium"</text:p>
          </table:table-cell>
          <table:table-cell table:style-name="ce4" office:value-type="float" office:value="0.25">
            <text:p>0.25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4">
            <text:p>0.40</text:p>
          </table:table-cell>
          <table:table-cell table:style-name="ce4" office:value-type="float" office:value="2.6">
            <text:p>2.60</text:p>
          </table:table-cell>
          <table:table-cell table:style-name="ce4" office:value-type="float" office:value="3.48">
            <text:p>3.48</text:p>
          </table:table-cell>
          <table:table-cell table:style-name="ce4" office:value-type="float" office:value="3.15">
            <text:p>3.15</text:p>
          </table:table-cell>
          <table:table-cell/>
          <table:table-cell table:formula="of:=[.B93]&amp;&quot;: {&quot;&quot;atomic number&quot;&quot;: &quot;&amp;[.A93]&amp;&quot;, &quot;&quot;element name&quot;&quot;: &quot;&amp;[.C93]&amp;&quot;, &quot;&quot;color&quot;&quot;: (&quot;&amp;TEXT([.D93]; [.$K$6])&amp;&quot;, &quot;&amp;TEXT([.E93]; [.$K$6])&amp;&quot;, &quot;&amp;TEXT([.F93]; [.$K$6])&amp;&quot;), &quot;&quot;covalent&quot;&quot;: &quot;&amp;TEXT([.G93]; [.$K$6])&amp;&quot;, &quot;&quot;vdW1&quot;&quot;: &quot;&amp;IF([.I93]=&quot;&quot;;TEXT(0; [.$K$6]);TEXT([.I93]; [.$K$6]))&amp;&quot;, &quot;&quot;vdW2&quot;&quot;: &quot;&amp;IF([.H93]=&quot;&quot;;TEXT(0; [.$K$6]);TEXT([.H93]; [.$K$6]))&amp;&quot;},&quot;" office:value-type="string" office:string-value="&quot;Fr&quot;: {&quot;atomic number&quot;: 87, &quot;element name&quot;: &quot;Francium&quot;, &quot;color&quot;: (0.25, 0.00, 0.40), &quot;covalent&quot;: 2.60, &quot;vdW1&quot;: 3.15, &quot;vdW2&quot;: 3.48},">
            <text:p>"Fr": {"atomic number": 87, "element name": "Francium", "color": (0.25, 0.00, 0.40), "covalent": 2.60, "vdW1": 3.15, "vdW2": 3.48},</text:p>
          </table:table-cell>
          <table:table-cell table:number-columns-repeated="2"/>
        </table:table-row>
        <table:table-row table:style-name="ro1">
          <table:table-cell table:style-name="ce2" office:value-type="float" office:value="88">
            <text:p>88</text:p>
          </table:table-cell>
          <table:table-cell office:value-type="string">
            <text:p>"Ra"</text:p>
          </table:table-cell>
          <table:table-cell office:value-type="string">
            <text:p>"Radium"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49">
            <text:p>0.49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2.21">
            <text:p>2.21</text:p>
          </table:table-cell>
          <table:table-cell table:number-columns-repeated="2" table:style-name="ce4" office:value-type="float" office:value="2.83">
            <text:p>2.83</text:p>
          </table:table-cell>
          <table:table-cell/>
          <table:table-cell table:formula="of:=[.B94]&amp;&quot;: {&quot;&quot;atomic number&quot;&quot;: &quot;&amp;[.A94]&amp;&quot;, &quot;&quot;element name&quot;&quot;: &quot;&amp;[.C94]&amp;&quot;, &quot;&quot;color&quot;&quot;: (&quot;&amp;TEXT([.D94]; [.$K$6])&amp;&quot;, &quot;&amp;TEXT([.E94]; [.$K$6])&amp;&quot;, &quot;&amp;TEXT([.F94]; [.$K$6])&amp;&quot;), &quot;&quot;covalent&quot;&quot;: &quot;&amp;TEXT([.G94]; [.$K$6])&amp;&quot;, &quot;&quot;vdW1&quot;&quot;: &quot;&amp;IF([.I94]=&quot;&quot;;TEXT(0; [.$K$6]);TEXT([.I94]; [.$K$6]))&amp;&quot;, &quot;&quot;vdW2&quot;&quot;: &quot;&amp;IF([.H94]=&quot;&quot;;TEXT(0; [.$K$6]);TEXT([.H94]; [.$K$6]))&amp;&quot;},&quot;" office:value-type="string" office:string-value="&quot;Ra&quot;: {&quot;atomic number&quot;: 88, &quot;element name&quot;: &quot;Radium&quot;, &quot;color&quot;: (0.00, 0.49, 0.00), &quot;covalent&quot;: 2.21, &quot;vdW1&quot;: 2.83, &quot;vdW2&quot;: 2.83},">
            <text:p>"Ra": {"atomic number": 88, "element name": "Radium", "color": (0.00, 0.49, 0.00), "covalent": 2.21, "vdW1": 2.83, "vdW2": 2.83},</text:p>
          </table:table-cell>
          <table:table-cell table:number-columns-repeated="2"/>
        </table:table-row>
        <table:table-row table:style-name="ro1">
          <table:table-cell table:style-name="ce2" office:value-type="float" office:value="89">
            <text:p>89</text:p>
          </table:table-cell>
          <table:table-cell office:value-type="string">
            <text:p>"Ac"</text:p>
          </table:table-cell>
          <table:table-cell office:value-type="string">
            <text:p>"Actinium"</text:p>
          </table:table-cell>
          <table:table-cell table:style-name="ce4" office:value-type="float" office:value="0.43">
            <text:p>0.43</text:p>
          </table:table-cell>
          <table:table-cell table:style-name="ce4" office:value-type="float" office:value="0.67">
            <text:p>0.67</text:p>
          </table:table-cell>
          <table:table-cell table:style-name="ce4" office:value-type="float" office:value="0.98">
            <text:p>0.98</text:p>
          </table:table-cell>
          <table:table-cell table:style-name="ce4" office:value-type="float" office:value="2.15">
            <text:p>2.15</text:p>
          </table:table-cell>
          <table:table-cell table:number-columns-repeated="2" table:style-name="ce4"/>
          <table:table-cell/>
          <table:table-cell table:formula="of:=[.B95]&amp;&quot;: {&quot;&quot;atomic number&quot;&quot;: &quot;&amp;[.A95]&amp;&quot;, &quot;&quot;element name&quot;&quot;: &quot;&amp;[.C95]&amp;&quot;, &quot;&quot;color&quot;&quot;: (&quot;&amp;TEXT([.D95]; [.$K$6])&amp;&quot;, &quot;&amp;TEXT([.E95]; [.$K$6])&amp;&quot;, &quot;&amp;TEXT([.F95]; [.$K$6])&amp;&quot;), &quot;&quot;covalent&quot;&quot;: &quot;&amp;TEXT([.G95]; [.$K$6])&amp;&quot;, &quot;&quot;vdW1&quot;&quot;: &quot;&amp;IF([.I95]=&quot;&quot;;TEXT(0; [.$K$6]);TEXT([.I95]; [.$K$6]))&amp;&quot;, &quot;&quot;vdW2&quot;&quot;: &quot;&amp;IF([.H95]=&quot;&quot;;TEXT(0; [.$K$6]);TEXT([.H95]; [.$K$6]))&amp;&quot;},&quot;" office:value-type="string" office:string-value="&quot;Ac&quot;: {&quot;atomic number&quot;: 89, &quot;element name&quot;: &quot;Actinium&quot;, &quot;color&quot;: (0.43, 0.67, 0.98), &quot;covalent&quot;: 2.15, &quot;vdW1&quot;: 0.00, &quot;vdW2&quot;: 0.00},">
            <text:p>"Ac": {"atomic number": 89, "element name": "Actinium", "color": (0.43, 0.67, 0.98), "covalent": 2.15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"Th"</text:p>
          </table:table-cell>
          <table:table-cell office:value-type="string">
            <text:p>"Thorium"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72">
            <text:p>0.72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2.06">
            <text:p>2.06</text:p>
          </table:table-cell>
          <table:table-cell table:style-name="ce4"/>
          <table:table-cell table:style-name="ce4" office:value-type="float" office:value="2.45">
            <text:p>2.45</text:p>
          </table:table-cell>
          <table:table-cell/>
          <table:table-cell table:formula="of:=[.B96]&amp;&quot;: {&quot;&quot;atomic number&quot;&quot;: &quot;&amp;[.A96]&amp;&quot;, &quot;&quot;element name&quot;&quot;: &quot;&amp;[.C96]&amp;&quot;, &quot;&quot;color&quot;&quot;: (&quot;&amp;TEXT([.D96]; [.$K$6])&amp;&quot;, &quot;&amp;TEXT([.E96]; [.$K$6])&amp;&quot;, &quot;&amp;TEXT([.F96]; [.$K$6])&amp;&quot;), &quot;&quot;covalent&quot;&quot;: &quot;&amp;TEXT([.G96]; [.$K$6])&amp;&quot;, &quot;&quot;vdW1&quot;&quot;: &quot;&amp;IF([.I96]=&quot;&quot;;TEXT(0; [.$K$6]);TEXT([.I96]; [.$K$6]))&amp;&quot;, &quot;&quot;vdW2&quot;&quot;: &quot;&amp;IF([.H96]=&quot;&quot;;TEXT(0; [.$K$6]);TEXT([.H96]; [.$K$6]))&amp;&quot;},&quot;" office:value-type="string" office:string-value="&quot;Th&quot;: {&quot;atomic number&quot;: 90, &quot;element name&quot;: &quot;Thorium&quot;, &quot;color&quot;: (0.00, 0.72, 1.00), &quot;covalent&quot;: 2.06, &quot;vdW1&quot;: 2.45, &quot;vdW2&quot;: 0.00},">
            <text:p>"Th": {"atomic number": 90, "element name": "Thorium", "color": (0.00, 0.72, 1.00), "covalent": 2.06, "vdW1": 2.45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91">
            <text:p>91</text:p>
          </table:table-cell>
          <table:table-cell office:value-type="string">
            <text:p>"Pa"</text:p>
          </table:table-cell>
          <table:table-cell office:value-type="string">
            <text:p>"Protactinium"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63">
            <text:p>0.63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2">
            <text:p>2.00</text:p>
          </table:table-cell>
          <table:table-cell table:number-columns-repeated="2" table:style-name="ce4"/>
          <table:table-cell/>
          <table:table-cell table:formula="of:=[.B97]&amp;&quot;: {&quot;&quot;atomic number&quot;&quot;: &quot;&amp;[.A97]&amp;&quot;, &quot;&quot;element name&quot;&quot;: &quot;&amp;[.C97]&amp;&quot;, &quot;&quot;color&quot;&quot;: (&quot;&amp;TEXT([.D97]; [.$K$6])&amp;&quot;, &quot;&amp;TEXT([.E97]; [.$K$6])&amp;&quot;, &quot;&amp;TEXT([.F97]; [.$K$6])&amp;&quot;), &quot;&quot;covalent&quot;&quot;: &quot;&amp;TEXT([.G97]; [.$K$6])&amp;&quot;, &quot;&quot;vdW1&quot;&quot;: &quot;&amp;IF([.I97]=&quot;&quot;;TEXT(0; [.$K$6]);TEXT([.I97]; [.$K$6]))&amp;&quot;, &quot;&quot;vdW2&quot;&quot;: &quot;&amp;IF([.H97]=&quot;&quot;;TEXT(0; [.$K$6]);TEXT([.H97]; [.$K$6]))&amp;&quot;},&quot;" office:value-type="string" office:string-value="&quot;Pa&quot;: {&quot;atomic number&quot;: 91, &quot;element name&quot;: &quot;Protactinium&quot;, &quot;color&quot;: (0.00, 0.63, 1.00), &quot;covalent&quot;: 2.00, &quot;vdW1&quot;: 0.00, &quot;vdW2&quot;: 0.00},">
            <text:p>"Pa": {"atomic number": 91, "element name": "Protactinium", "color": (0.00, 0.63, 1.00), "covalent": 2.00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92">
            <text:p>92</text:p>
          </table:table-cell>
          <table:table-cell office:value-type="string">
            <text:p>"U"</text:p>
          </table:table-cell>
          <table:table-cell office:value-type="string">
            <text:p>"Uranium"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56">
            <text:p>0.56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1.96">
            <text:p>1.96</text:p>
          </table:table-cell>
          <table:table-cell table:style-name="ce4"/>
          <table:table-cell table:style-name="ce9" office:value-type="float" office:value="2.41">
            <text:p>2.41</text:p>
          </table:table-cell>
          <table:table-cell/>
          <table:table-cell table:formula="of:=[.B98]&amp;&quot;: {&quot;&quot;atomic number&quot;&quot;: &quot;&amp;[.A98]&amp;&quot;, &quot;&quot;element name&quot;&quot;: &quot;&amp;[.C98]&amp;&quot;, &quot;&quot;color&quot;&quot;: (&quot;&amp;TEXT([.D98]; [.$K$6])&amp;&quot;, &quot;&amp;TEXT([.E98]; [.$K$6])&amp;&quot;, &quot;&amp;TEXT([.F98]; [.$K$6])&amp;&quot;), &quot;&quot;covalent&quot;&quot;: &quot;&amp;TEXT([.G98]; [.$K$6])&amp;&quot;, &quot;&quot;vdW1&quot;&quot;: &quot;&amp;IF([.I98]=&quot;&quot;;TEXT(0; [.$K$6]);TEXT([.I98]; [.$K$6]))&amp;&quot;, &quot;&quot;vdW2&quot;&quot;: &quot;&amp;IF([.H98]=&quot;&quot;;TEXT(0; [.$K$6]);TEXT([.H98]; [.$K$6]))&amp;&quot;},&quot;" office:value-type="string" office:string-value="&quot;U&quot;: {&quot;atomic number&quot;: 92, &quot;element name&quot;: &quot;Uranium&quot;, &quot;color&quot;: (0.00, 0.56, 1.00), &quot;covalent&quot;: 1.96, &quot;vdW1&quot;: 2.41, &quot;vdW2&quot;: 0.00},">
            <text:p>"U": {"atomic number": 92, "element name": "Uranium", "color": (0.00, 0.56, 1.00), "covalent": 1.96, "vdW1": 2.41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93">
            <text:p>93</text:p>
          </table:table-cell>
          <table:table-cell office:value-type="string">
            <text:p>"Np"</text:p>
          </table:table-cell>
          <table:table-cell office:value-type="string">
            <text:p>"Neptunium"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5">
            <text:p>0.50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1.9">
            <text:p>1.90</text:p>
          </table:table-cell>
          <table:table-cell table:number-columns-repeated="2" table:style-name="ce4"/>
          <table:table-cell/>
          <table:table-cell table:formula="of:=[.B99]&amp;&quot;: {&quot;&quot;atomic number&quot;&quot;: &quot;&amp;[.A99]&amp;&quot;, &quot;&quot;element name&quot;&quot;: &quot;&amp;[.C99]&amp;&quot;, &quot;&quot;color&quot;&quot;: (&quot;&amp;TEXT([.D99]; [.$K$6])&amp;&quot;, &quot;&amp;TEXT([.E99]; [.$K$6])&amp;&quot;, &quot;&amp;TEXT([.F99]; [.$K$6])&amp;&quot;), &quot;&quot;covalent&quot;&quot;: &quot;&amp;TEXT([.G99]; [.$K$6])&amp;&quot;, &quot;&quot;vdW1&quot;&quot;: &quot;&amp;IF([.I99]=&quot;&quot;;TEXT(0; [.$K$6]);TEXT([.I99]; [.$K$6]))&amp;&quot;, &quot;&quot;vdW2&quot;&quot;: &quot;&amp;IF([.H99]=&quot;&quot;;TEXT(0; [.$K$6]);TEXT([.H99]; [.$K$6]))&amp;&quot;},&quot;" office:value-type="string" office:string-value="&quot;Np&quot;: {&quot;atomic number&quot;: 93, &quot;element name&quot;: &quot;Neptunium&quot;, &quot;color&quot;: (0.00, 0.50, 1.00), &quot;covalent&quot;: 1.90, &quot;vdW1&quot;: 0.00, &quot;vdW2&quot;: 0.00},">
            <text:p>"Np": {"atomic number": 93, "element name": "Neptunium", "color": (0.00, 0.50, 1.00), "covalent": 1.90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94">
            <text:p>94</text:p>
          </table:table-cell>
          <table:table-cell office:value-type="string">
            <text:p>"Pu"</text:p>
          </table:table-cell>
          <table:table-cell office:value-type="string">
            <text:p>"Plutonium"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41">
            <text:p>0.41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1.87">
            <text:p>1.87</text:p>
          </table:table-cell>
          <table:table-cell table:number-columns-repeated="2" table:style-name="ce4"/>
          <table:table-cell/>
          <table:table-cell table:formula="of:=[.B100]&amp;&quot;: {&quot;&quot;atomic number&quot;&quot;: &quot;&amp;[.A100]&amp;&quot;, &quot;&quot;element name&quot;&quot;: &quot;&amp;[.C100]&amp;&quot;, &quot;&quot;color&quot;&quot;: (&quot;&amp;TEXT([.D100]; [.$K$6])&amp;&quot;, &quot;&amp;TEXT([.E100]; [.$K$6])&amp;&quot;, &quot;&amp;TEXT([.F100]; [.$K$6])&amp;&quot;), &quot;&quot;covalent&quot;&quot;: &quot;&amp;TEXT([.G100]; [.$K$6])&amp;&quot;, &quot;&quot;vdW1&quot;&quot;: &quot;&amp;IF([.I100]=&quot;&quot;;TEXT(0; [.$K$6]);TEXT([.I100]; [.$K$6]))&amp;&quot;, &quot;&quot;vdW2&quot;&quot;: &quot;&amp;IF([.H100]=&quot;&quot;;TEXT(0; [.$K$6]);TEXT([.H100]; [.$K$6]))&amp;&quot;},&quot;" office:value-type="string" office:string-value="&quot;Pu&quot;: {&quot;atomic number&quot;: 94, &quot;element name&quot;: &quot;Plutonium&quot;, &quot;color&quot;: (0.00, 0.41, 1.00), &quot;covalent&quot;: 1.87, &quot;vdW1&quot;: 0.00, &quot;vdW2&quot;: 0.00},">
            <text:p>"Pu": {"atomic number": 94, "element name": "Plutonium", "color": (0.00, 0.41, 1.00), "covalent": 1.87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95">
            <text:p>95</text:p>
          </table:table-cell>
          <table:table-cell office:value-type="string">
            <text:p>"Am"</text:p>
          </table:table-cell>
          <table:table-cell office:value-type="string">
            <text:p>"Americium"</text:p>
          </table:table-cell>
          <table:table-cell table:style-name="ce4" office:value-type="float" office:value="0.32">
            <text:p>0.32</text:p>
          </table:table-cell>
          <table:table-cell table:style-name="ce4" office:value-type="float" office:value="0.36">
            <text:p>0.36</text:p>
          </table:table-cell>
          <table:table-cell table:style-name="ce4" office:value-type="float" office:value="0.94">
            <text:p>0.94</text:p>
          </table:table-cell>
          <table:table-cell table:style-name="ce4" office:value-type="float" office:value="1.8">
            <text:p>1.80</text:p>
          </table:table-cell>
          <table:table-cell table:number-columns-repeated="2" table:style-name="ce4"/>
          <table:table-cell/>
          <table:table-cell table:formula="of:=[.B101]&amp;&quot;: {&quot;&quot;atomic number&quot;&quot;: &quot;&amp;[.A101]&amp;&quot;, &quot;&quot;element name&quot;&quot;: &quot;&amp;[.C101]&amp;&quot;, &quot;&quot;color&quot;&quot;: (&quot;&amp;TEXT([.D101]; [.$K$6])&amp;&quot;, &quot;&amp;TEXT([.E101]; [.$K$6])&amp;&quot;, &quot;&amp;TEXT([.F101]; [.$K$6])&amp;&quot;), &quot;&quot;covalent&quot;&quot;: &quot;&amp;TEXT([.G101]; [.$K$6])&amp;&quot;, &quot;&quot;vdW1&quot;&quot;: &quot;&amp;IF([.I101]=&quot;&quot;;TEXT(0; [.$K$6]);TEXT([.I101]; [.$K$6]))&amp;&quot;, &quot;&quot;vdW2&quot;&quot;: &quot;&amp;IF([.H101]=&quot;&quot;;TEXT(0; [.$K$6]);TEXT([.H101]; [.$K$6]))&amp;&quot;},&quot;" office:value-type="string" office:string-value="&quot;Am&quot;: {&quot;atomic number&quot;: 95, &quot;element name&quot;: &quot;Americium&quot;, &quot;color&quot;: (0.32, 0.36, 0.94), &quot;covalent&quot;: 1.80, &quot;vdW1&quot;: 0.00, &quot;vdW2&quot;: 0.00},">
            <text:p>"Am": {"atomic number": 95, "element name": "Americium", "color": (0.32, 0.36, 0.94), "covalent": 1.80, "vdW1": 0.00, "vdW2": 0.00},</text:p>
          </table:table-cell>
          <table:table-cell table:number-columns-repeated="2"/>
        </table:table-row>
        <table:table-row table:style-name="ro1">
          <table:table-cell table:style-name="ce2" office:value-type="float" office:value="96">
            <text:p>96</text:p>
          </table:table-cell>
          <table:table-cell office:value-type="string">
            <text:p>"Cm"</text:p>
          </table:table-cell>
          <table:table-cell office:value-type="string">
            <text:p>"Curium"</text:p>
          </table:table-cell>
          <table:table-cell table:style-name="ce4" office:value-type="float" office:value="0.47">
            <text:p>0.47</text:p>
          </table:table-cell>
          <table:table-cell table:style-name="ce4" office:value-type="float" office:value="0.36">
            <text:p>0.36</text:p>
          </table:table-cell>
          <table:table-cell table:style-name="ce4" office:value-type="float" office:value="0.89">
            <text:p>0.89</text:p>
          </table:table-cell>
          <table:table-cell table:style-name="ce4" office:value-type="float" office:value="1.69">
            <text:p>1.69</text:p>
          </table:table-cell>
          <table:table-cell table:number-columns-repeated="2" table:style-name="ce4"/>
          <table:table-cell/>
          <table:table-cell table:formula="of:=[.B102]&amp;&quot;: {&quot;&quot;atomic number&quot;&quot;: &quot;&amp;[.A102]&amp;&quot;, &quot;&quot;element name&quot;&quot;: &quot;&amp;[.C102]&amp;&quot;, &quot;&quot;color&quot;&quot;: (&quot;&amp;TEXT([.D102]; [.$K$6])&amp;&quot;, &quot;&amp;TEXT([.E102]; [.$K$6])&amp;&quot;, &quot;&amp;TEXT([.F102]; [.$K$6])&amp;&quot;), &quot;&quot;covalent&quot;&quot;: &quot;&amp;TEXT([.G102]; [.$K$6])&amp;&quot;, &quot;&quot;vdW1&quot;&quot;: &quot;&amp;IF([.I102]=&quot;&quot;;TEXT(0; [.$K$6]);TEXT([.I102]; [.$K$6]))&amp;&quot;, &quot;&quot;vdW2&quot;&quot;: &quot;&amp;IF([.H102]=&quot;&quot;;TEXT(0; [.$K$6]);TEXT([.H102]; [.$K$6]))&amp;&quot;},&quot;" office:value-type="string" office:string-value="&quot;Cm&quot;: {&quot;atomic number&quot;: 96, &quot;element name&quot;: &quot;Curium&quot;, &quot;color&quot;: (0.47, 0.36, 0.89), &quot;covalent&quot;: 1.69, &quot;vdW1&quot;: 0.00, &quot;vdW2&quot;: 0.00},">
            <text:p>"Cm": {"atomic number": 96, "element name": "Curium", "color": (0.47, 0.36, 0.89), "covalent": 1.69, "vdW1": 0.00, "vdW2": 0.00},</text:p>
          </table:table-cell>
          <table:table-cell table:number-columns-repeated="2"/>
        </table:table-row>
        <table:table-row table:style-name="ro2">
          <table:table-cell table:formula="of:=[.A102]+1" office:value-type="float" office:value="97">
            <text:p>97</text:p>
          </table:table-cell>
          <table:table-cell office:value-type="string">
            <text:p>"Bk"</text:p>
          </table:table-cell>
          <table:table-cell office:value-type="string">
            <text:p>"Berkelium"</text:p>
          </table:table-cell>
          <table:table-cell table:style-name="ce4" office:value-type="float" office:value="0.54">
            <text:p>0.54</text:p>
          </table:table-cell>
          <table:table-cell table:style-name="ce4" office:value-type="float" office:value="0.3">
            <text:p>0.30</text:p>
          </table:table-cell>
          <table:table-cell table:style-name="ce4" office:value-type="float" office:value="0.89">
            <text:p>0.89</text:p>
          </table:table-cell>
          <table:table-cell table:style-name="ce4" office:value-type="float" office:value="2">
            <text:p>2.00</text:p>
          </table:table-cell>
          <table:table-cell table:number-columns-repeated="2" table:style-name="ce4"/>
          <table:table-cell/>
          <table:table-cell table:formula="of:=[.B103]&amp;&quot;: {&quot;&quot;atomic number&quot;&quot;: &quot;&amp;[.A103]&amp;&quot;, &quot;&quot;element name&quot;&quot;: &quot;&amp;[.C103]&amp;&quot;, &quot;&quot;color&quot;&quot;: (&quot;&amp;TEXT([.D103]; [.$K$6])&amp;&quot;, &quot;&amp;TEXT([.E103]; [.$K$6])&amp;&quot;, &quot;&amp;TEXT([.F103]; [.$K$6])&amp;&quot;), &quot;&quot;covalent&quot;&quot;: &quot;&amp;TEXT([.G103]; [.$K$6])&amp;&quot;, &quot;&quot;vdW1&quot;&quot;: &quot;&amp;IF([.I103]=&quot;&quot;;TEXT(0; [.$K$6]);TEXT([.I103]; [.$K$6]))&amp;&quot;, &quot;&quot;vdW2&quot;&quot;: &quot;&amp;IF([.H103]=&quot;&quot;;TEXT(0; [.$K$6]);TEXT([.H103]; [.$K$6]))&amp;&quot;},&quot;" office:value-type="string" office:string-value="&quot;Bk&quot;: {&quot;atomic number&quot;: 97, &quot;element name&quot;: &quot;Berkelium&quot;, &quot;color&quot;: (0.54, 0.30, 0.89), &quot;covalent&quot;: 2.00, &quot;vdW1&quot;: 0.00, &quot;vdW2&quot;: 0.00},">
            <text:p>"Bk": {"atomic number": 97, "element name": "Berkelium", "color": (0.54, 0.30, 0.89), "covalent": 2.00, "vdW1": 0.00, "vdW2": 0.00},</text:p>
          </table:table-cell>
          <table:table-cell table:number-columns-repeated="2"/>
        </table:table-row>
        <table:table-row table:style-name="ro2">
          <table:table-cell table:formula="of:=[.A103]+1" office:value-type="float" office:value="98">
            <text:p>98</text:p>
          </table:table-cell>
          <table:table-cell office:value-type="string">
            <text:p>"Cf"</text:p>
          </table:table-cell>
          <table:table-cell office:value-type="string">
            <text:p>"Californium"</text:p>
          </table:table-cell>
          <table:table-cell table:style-name="ce4" office:value-type="float" office:value="0.63">
            <text:p>0.63</text:p>
          </table:table-cell>
          <table:table-cell table:style-name="ce4" office:value-type="float" office:value="0.21">
            <text:p>0.21</text:p>
          </table:table-cell>
          <table:table-cell table:style-name="ce4" office:value-type="float" office:value="0.83">
            <text:p>0.83</text:p>
          </table:table-cell>
          <table:table-cell table:style-name="ce4" office:value-type="float" office:value="2">
            <text:p>2.00</text:p>
          </table:table-cell>
          <table:table-cell table:number-columns-repeated="2" table:style-name="ce4"/>
          <table:table-cell/>
          <table:table-cell table:formula="of:=[.B104]&amp;&quot;: {&quot;&quot;atomic number&quot;&quot;: &quot;&amp;[.A104]&amp;&quot;, &quot;&quot;element name&quot;&quot;: &quot;&amp;[.C104]&amp;&quot;, &quot;&quot;color&quot;&quot;: (&quot;&amp;TEXT([.D104]; [.$K$6])&amp;&quot;, &quot;&amp;TEXT([.E104]; [.$K$6])&amp;&quot;, &quot;&amp;TEXT([.F104]; [.$K$6])&amp;&quot;), &quot;&quot;covalent&quot;&quot;: &quot;&amp;TEXT([.G104]; [.$K$6])&amp;&quot;, &quot;&quot;vdW1&quot;&quot;: &quot;&amp;IF([.I104]=&quot;&quot;;TEXT(0; [.$K$6]);TEXT([.I104]; [.$K$6]))&amp;&quot;, &quot;&quot;vdW2&quot;&quot;: &quot;&amp;IF([.H104]=&quot;&quot;;TEXT(0; [.$K$6]);TEXT([.H104]; [.$K$6]))&amp;&quot;},&quot;" office:value-type="string" office:string-value="&quot;Cf&quot;: {&quot;atomic number&quot;: 98, &quot;element name&quot;: &quot;Californium&quot;, &quot;color&quot;: (0.63, 0.21, 0.83), &quot;covalent&quot;: 2.00, &quot;vdW1&quot;: 0.00, &quot;vdW2&quot;: 0.00},">
            <text:p>"Cf": {"atomic number": 98, "element name": "Californium", "color": (0.63, 0.21, 0.83), "covalent": 2.00, "vdW1": 0.00, "vdW2": 0.00},</text:p>
          </table:table-cell>
          <table:table-cell table:number-columns-repeated="2"/>
        </table:table-row>
        <table:table-row table:style-name="ro2">
          <table:table-cell table:formula="of:=[.A104]+1" office:value-type="float" office:value="99">
            <text:p>99</text:p>
          </table:table-cell>
          <table:table-cell office:value-type="string">
            <text:p>"Es"</text:p>
          </table:table-cell>
          <table:table-cell office:value-type="string">
            <text:p>"Einsteinium"</text:p>
          </table:table-cell>
          <table:table-cell table:style-name="ce4" office:value-type="float" office:value="0.7">
            <text:p>0.70</text:p>
          </table:table-cell>
          <table:table-cell table:style-name="ce4" office:value-type="float" office:value="0.12">
            <text:p>0.12</text:p>
          </table:table-cell>
          <table:table-cell table:style-name="ce4" office:value-type="float" office:value="0.83">
            <text:p>0.83</text:p>
          </table:table-cell>
          <table:table-cell table:style-name="ce4" office:value-type="float" office:value="2">
            <text:p>2.00</text:p>
          </table:table-cell>
          <table:table-cell table:number-columns-repeated="2" table:style-name="ce4"/>
          <table:table-cell/>
          <table:table-cell table:formula="of:=[.B105]&amp;&quot;: {&quot;&quot;atomic number&quot;&quot;: &quot;&amp;[.A105]&amp;&quot;, &quot;&quot;element name&quot;&quot;: &quot;&amp;[.C105]&amp;&quot;, &quot;&quot;color&quot;&quot;: (&quot;&amp;TEXT([.D105]; [.$K$6])&amp;&quot;, &quot;&amp;TEXT([.E105]; [.$K$6])&amp;&quot;, &quot;&amp;TEXT([.F105]; [.$K$6])&amp;&quot;), &quot;&quot;covalent&quot;&quot;: &quot;&amp;TEXT([.G105]; [.$K$6])&amp;&quot;, &quot;&quot;vdW1&quot;&quot;: &quot;&amp;IF([.I105]=&quot;&quot;;TEXT(0; [.$K$6]);TEXT([.I105]; [.$K$6]))&amp;&quot;, &quot;&quot;vdW2&quot;&quot;: &quot;&amp;IF([.H105]=&quot;&quot;;TEXT(0; [.$K$6]);TEXT([.H105]; [.$K$6]))&amp;&quot;},&quot;" office:value-type="string" office:string-value="&quot;Es&quot;: {&quot;atomic number&quot;: 99, &quot;element name&quot;: &quot;Einsteinium&quot;, &quot;color&quot;: (0.70, 0.12, 0.83), &quot;covalent&quot;: 2.00, &quot;vdW1&quot;: 0.00, &quot;vdW2&quot;: 0.00},">
            <text:p>"Es": {"atomic number": 99, "element name": "Einsteinium", "color": (0.70, 0.12, 0.83), "covalent": 2.00, "vdW1": 0.00, "vdW2": 0.00},</text:p>
          </table:table-cell>
          <table:table-cell table:number-columns-repeated="2"/>
        </table:table-row>
        <table:table-row table:style-name="ro2">
          <table:table-cell table:formula="of:=[.A105]+1" office:value-type="float" office:value="100">
            <text:p>100</text:p>
          </table:table-cell>
          <table:table-cell office:value-type="string">
            <text:p>"Fm"</text:p>
          </table:table-cell>
          <table:table-cell office:value-type="string">
            <text:p>"Fermium"</text:p>
          </table:table-cell>
          <table:table-cell table:style-name="ce4" office:value-type="float" office:value="0.7">
            <text:p>0.70</text:p>
          </table:table-cell>
          <table:table-cell table:style-name="ce4" office:value-type="float" office:value="0.12">
            <text:p>0.12</text:p>
          </table:table-cell>
          <table:table-cell table:style-name="ce4" office:value-type="float" office:value="0.72">
            <text:p>0.72</text:p>
          </table:table-cell>
          <table:table-cell table:style-name="ce4" office:value-type="float" office:value="2">
            <text:p>2.00</text:p>
          </table:table-cell>
          <table:table-cell table:number-columns-repeated="2" table:style-name="ce4"/>
          <table:table-cell/>
          <table:table-cell table:formula="of:=[.B106]&amp;&quot;: {&quot;&quot;atomic number&quot;&quot;: &quot;&amp;[.A106]&amp;&quot;, &quot;&quot;element name&quot;&quot;: &quot;&amp;[.C106]&amp;&quot;, &quot;&quot;color&quot;&quot;: (&quot;&amp;TEXT([.D106]; [.$K$6])&amp;&quot;, &quot;&amp;TEXT([.E106]; [.$K$6])&amp;&quot;, &quot;&amp;TEXT([.F106]; [.$K$6])&amp;&quot;), &quot;&quot;covalent&quot;&quot;: &quot;&amp;TEXT([.G106]; [.$K$6])&amp;&quot;, &quot;&quot;vdW1&quot;&quot;: &quot;&amp;IF([.I106]=&quot;&quot;;TEXT(0; [.$K$6]);TEXT([.I106]; [.$K$6]))&amp;&quot;, &quot;&quot;vdW2&quot;&quot;: &quot;&amp;IF([.H106]=&quot;&quot;;TEXT(0; [.$K$6]);TEXT([.H106]; [.$K$6]))&amp;&quot;},&quot;" office:value-type="string" office:string-value="&quot;Fm&quot;: {&quot;atomic number&quot;: 100, &quot;element name&quot;: &quot;Fermium&quot;, &quot;color&quot;: (0.70, 0.12, 0.72), &quot;covalent&quot;: 2.00, &quot;vdW1&quot;: 0.00, &quot;vdW2&quot;: 0.00},">
            <text:p>"Fm": {"atomic number": 100, "element name": "Fermium", "color": (0.70, 0.12, 0.72), "covalent": 2.00, "vdW1": 0.00, "vdW2": 0.00},</text:p>
          </table:table-cell>
          <table:table-cell table:number-columns-repeated="2"/>
        </table:table-row>
        <table:table-row table:style-name="ro2">
          <table:table-cell table:formula="of:=[.A106]+1" office:value-type="float" office:value="101">
            <text:p>101</text:p>
          </table:table-cell>
          <table:table-cell office:value-type="string">
            <text:p>"Md"</text:p>
          </table:table-cell>
          <table:table-cell office:value-type="string">
            <text:p>"Mendelevium"</text:p>
          </table:table-cell>
          <table:table-cell table:style-name="ce4" office:value-type="float" office:value="0.7">
            <text:p>0.70</text:p>
          </table:table-cell>
          <table:table-cell table:style-name="ce4" office:value-type="float" office:value="0.05">
            <text:p>0.05</text:p>
          </table:table-cell>
          <table:table-cell table:style-name="ce4" office:value-type="float" office:value="0.65">
            <text:p>0.65</text:p>
          </table:table-cell>
          <table:table-cell table:style-name="ce4" office:value-type="float" office:value="2">
            <text:p>2.00</text:p>
          </table:table-cell>
          <table:table-cell table:number-columns-repeated="2" table:style-name="ce4"/>
          <table:table-cell/>
          <table:table-cell table:formula="of:=[.B107]&amp;&quot;: {&quot;&quot;atomic number&quot;&quot;: &quot;&amp;[.A107]&amp;&quot;, &quot;&quot;element name&quot;&quot;: &quot;&amp;[.C107]&amp;&quot;, &quot;&quot;color&quot;&quot;: (&quot;&amp;TEXT([.D107]; [.$K$6])&amp;&quot;, &quot;&amp;TEXT([.E107]; [.$K$6])&amp;&quot;, &quot;&amp;TEXT([.F107]; [.$K$6])&amp;&quot;), &quot;&quot;covalent&quot;&quot;: &quot;&amp;TEXT([.G107]; [.$K$6])&amp;&quot;, &quot;&quot;vdW1&quot;&quot;: &quot;&amp;IF([.I107]=&quot;&quot;;TEXT(0; [.$K$6]);TEXT([.I107]; [.$K$6]))&amp;&quot;, &quot;&quot;vdW2&quot;&quot;: &quot;&amp;IF([.H107]=&quot;&quot;;TEXT(0; [.$K$6]);TEXT([.H107]; [.$K$6]))&amp;&quot;},&quot;" office:value-type="string" office:string-value="&quot;Md&quot;: {&quot;atomic number&quot;: 101, &quot;element name&quot;: &quot;Mendelevium&quot;, &quot;color&quot;: (0.70, 0.05, 0.65), &quot;covalent&quot;: 2.00, &quot;vdW1&quot;: 0.00, &quot;vdW2&quot;: 0.00},">
            <text:p>"Md": {"atomic number": 101, "element name": "Mendelevium", "color": (0.70, 0.05, 0.65), "covalent": 2.00, "vdW1": 0.00, "vdW2": 0.00},</text:p>
          </table:table-cell>
          <table:table-cell table:number-columns-repeated="2"/>
        </table:table-row>
        <table:table-row table:style-name="ro2">
          <table:table-cell table:formula="of:=[.A107]+1" office:value-type="float" office:value="102">
            <text:p>102</text:p>
          </table:table-cell>
          <table:table-cell office:value-type="string">
            <text:p>"No"</text:p>
          </table:table-cell>
          <table:table-cell office:value-type="string">
            <text:p>"Nobelium"</text:p>
          </table:table-cell>
          <table:table-cell table:style-name="ce4" office:value-type="float" office:value="0.74">
            <text:p>0.74</text:p>
          </table:table-cell>
          <table:table-cell table:style-name="ce4" office:value-type="float" office:value="0.05">
            <text:p>0.05</text:p>
          </table:table-cell>
          <table:table-cell table:style-name="ce4" office:value-type="float" office:value="0.52">
            <text:p>0.52</text:p>
          </table:table-cell>
          <table:table-cell table:style-name="ce4" office:value-type="float" office:value="2">
            <text:p>2.00</text:p>
          </table:table-cell>
          <table:table-cell table:number-columns-repeated="2" table:style-name="ce4"/>
          <table:table-cell/>
          <table:table-cell table:formula="of:=[.B108]&amp;&quot;: {&quot;&quot;atomic number&quot;&quot;: &quot;&amp;[.A108]&amp;&quot;, &quot;&quot;element name&quot;&quot;: &quot;&amp;[.C108]&amp;&quot;, &quot;&quot;color&quot;&quot;: (&quot;&amp;TEXT([.D108]; [.$K$6])&amp;&quot;, &quot;&amp;TEXT([.E108]; [.$K$6])&amp;&quot;, &quot;&amp;TEXT([.F108]; [.$K$6])&amp;&quot;), &quot;&quot;covalent&quot;&quot;: &quot;&amp;TEXT([.G108]; [.$K$6])&amp;&quot;, &quot;&quot;vdW1&quot;&quot;: &quot;&amp;IF([.I108]=&quot;&quot;;TEXT(0; [.$K$6]);TEXT([.I108]; [.$K$6]))&amp;&quot;, &quot;&quot;vdW2&quot;&quot;: &quot;&amp;IF([.H108]=&quot;&quot;;TEXT(0; [.$K$6]);TEXT([.H108]; [.$K$6]))&amp;&quot;},&quot;" office:value-type="string" office:string-value="&quot;No&quot;: {&quot;atomic number&quot;: 102, &quot;element name&quot;: &quot;Nobelium&quot;, &quot;color&quot;: (0.74, 0.05, 0.52), &quot;covalent&quot;: 2.00, &quot;vdW1&quot;: 0.00, &quot;vdW2&quot;: 0.00},">
            <text:p>"No": {"atomic number": 102, "element name": "Nobelium", "color": (0.74, 0.05, 0.52), "covalent": 2.00, "vdW1": 0.00, "vdW2": 0.00},</text:p>
          </table:table-cell>
          <table:table-cell table:number-columns-repeated="2"/>
        </table:table-row>
        <table:table-row table:style-name="ro2">
          <table:table-cell table:formula="of:=[.A108]+1" office:value-type="float" office:value="103">
            <text:p>103</text:p>
          </table:table-cell>
          <table:table-cell office:value-type="string">
            <text:p>"Lr"</text:p>
          </table:table-cell>
          <table:table-cell office:value-type="string">
            <text:p>"Lawrencium"</text:p>
          </table:table-cell>
          <table:table-cell table:style-name="ce4" office:value-type="float" office:value="0.78">
            <text:p>0.78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4">
            <text:p>0.40</text:p>
          </table:table-cell>
          <table:table-cell table:style-name="ce4" office:value-type="float" office:value="2">
            <text:p>2.00</text:p>
          </table:table-cell>
          <table:table-cell table:number-columns-repeated="2" table:style-name="ce4"/>
          <table:table-cell/>
          <table:table-cell table:formula="of:=[.B109]&amp;&quot;: {&quot;&quot;atomic number&quot;&quot;: &quot;&amp;[.A109]&amp;&quot;, &quot;&quot;element name&quot;&quot;: &quot;&amp;[.C109]&amp;&quot;, &quot;&quot;color&quot;&quot;: (&quot;&amp;TEXT([.D109]; [.$K$6])&amp;&quot;, &quot;&amp;TEXT([.E109]; [.$K$6])&amp;&quot;, &quot;&amp;TEXT([.F109]; [.$K$6])&amp;&quot;), &quot;&quot;covalent&quot;&quot;: &quot;&amp;TEXT([.G109]; [.$K$6])&amp;&quot;, &quot;&quot;vdW1&quot;&quot;: &quot;&amp;IF([.I109]=&quot;&quot;;TEXT(0; [.$K$6]);TEXT([.I109]; [.$K$6]))&amp;&quot;, &quot;&quot;vdW2&quot;&quot;: &quot;&amp;IF([.H109]=&quot;&quot;;TEXT(0; [.$K$6]);TEXT([.H109]; [.$K$6]))&amp;&quot;},&quot;" office:value-type="string" office:string-value="&quot;Lr&quot;: {&quot;atomic number&quot;: 103, &quot;element name&quot;: &quot;Lawrencium&quot;, &quot;color&quot;: (0.78, 0.00, 0.40), &quot;covalent&quot;: 2.00, &quot;vdW1&quot;: 0.00, &quot;vdW2&quot;: 0.00},">
            <text:p>"Lr": {"atomic number": 103, "element name": "Lawrencium", "color": (0.78, 0.00, 0.40), "covalent": 2.00, "vdW1": 0.00, "vdW2": 0.00},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"Vac"</text:p>
          </table:table-cell>
          <table:table-cell office:value-type="string">
            <text:p>"Vacancy"</text:p>
          </table:table-cell>
          <table:table-cell table:number-columns-repeated="3" table:style-name="ce4" office:value-type="float" office:value="0.5">
            <text:p>0.50</text:p>
          </table:table-cell>
          <table:table-cell table:number-columns-repeated="3" table:style-name="ce4" office:value-type="float" office:value="1">
            <text:p>1.00</text:p>
          </table:table-cell>
          <table:table-cell/>
          <table:table-cell table:formula="of:=[.B110]&amp;&quot;: {&quot;&quot;atomic number&quot;&quot;: &quot;&amp;[.A110]&amp;&quot;, &quot;&quot;element name&quot;&quot;: &quot;&amp;[.C110]&amp;&quot;, &quot;&quot;color&quot;&quot;: (&quot;&amp;TEXT([.D110]; [.$K$6])&amp;&quot;, &quot;&amp;TEXT([.E110]; [.$K$6])&amp;&quot;, &quot;&amp;TEXT([.F110]; [.$K$6])&amp;&quot;), &quot;&quot;covalent&quot;&quot;: &quot;&amp;TEXT([.G110]; [.$K$6])&amp;&quot;, &quot;&quot;vdW1&quot;&quot;: &quot;&amp;IF([.I110]=&quot;&quot;;TEXT(0; [.$K$6]);TEXT([.I110]; [.$K$6]))&amp;&quot;, &quot;&quot;vdW2&quot;&quot;: &quot;&amp;IF([.H110]=&quot;&quot;;TEXT(0; [.$K$6]);TEXT([.H110]; [.$K$6]))&amp;&quot;},&quot;" office:value-type="string" office:string-value="&quot;Vac&quot;: {&quot;atomic number&quot;: 0, &quot;element name&quot;: &quot;Vacancy&quot;, &quot;color&quot;: (0.50, 0.50, 0.50), &quot;covalent&quot;: 1.00, &quot;vdW1&quot;: 1.00, &quot;vdW2&quot;: 1.00},">
            <text:p>"Vac": {"atomic number": 0, "element name": "Vacancy", "color": (0.50, 0.50, 0.50), "covalent": 1.00, "vdW1": 1.00, "vdW2": 1.00},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string">
            <text:p>"Default"</text:p>
          </table:table-cell>
          <table:table-cell table:number-columns-repeated="6" table:style-name="ce4" office:value-type="float" office:value="1">
            <text:p>1.00</text:p>
          </table:table-cell>
          <table:table-cell/>
          <table:table-cell table:formula="of:=[.B111]&amp;&quot;: {&quot;&quot;atomic number&quot;&quot;: &quot;&amp;[.A111]&amp;&quot;, &quot;&quot;element name&quot;&quot;: &quot;&amp;[.C111]&amp;&quot;, &quot;&quot;color&quot;&quot;: (&quot;&amp;TEXT([.D111]; [.$K$6])&amp;&quot;, &quot;&amp;TEXT([.E111]; [.$K$6])&amp;&quot;, &quot;&amp;TEXT([.F111]; [.$K$6])&amp;&quot;), &quot;&quot;covalent&quot;&quot;: &quot;&amp;TEXT([.G111]; [.$K$6])&amp;&quot;, &quot;&quot;vdW1&quot;&quot;: &quot;&amp;IF([.I111]=&quot;&quot;;TEXT(0; [.$K$6]);TEXT([.I111]; [.$K$6]))&amp;&quot;, &quot;&quot;vdW2&quot;&quot;: &quot;&amp;IF([.H111]=&quot;&quot;;TEXT(0; [.$K$6]);TEXT([.H111]; [.$K$6]))&amp;&quot;},&quot;" office:value-type="string" office:string-value="&quot;Default&quot;: {&quot;atomic number&quot;: 0, &quot;element name&quot;: &quot;Default&quot;, &quot;color&quot;: (1.00, 1.00, 1.00), &quot;covalent&quot;: 1.00, &quot;vdW1&quot;: 1.00, &quot;vdW2&quot;: 1.00},">
            <text:p>"Default": {"atomic number": 0, "element name": "Default", "color": (1.00, 1.00, 1.00), "covalent": 1.00, "vdW1": 1.00, "vdW2": 1.00},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4"/>
          <table:table-cell table:number-columns-repeated="6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8"/>
          <table:table-cell table:style-name="ce5"/>
          <table:table-cell table:number-columns-repeated="4"/>
        </table:table-row>
        <table:table-row table:style-name="ro2" table:number-rows-repeated="5">
          <table:table-cell table:number-columns-repeated="2"/>
          <table:table-cell table:style-name="ce3"/>
          <table:table-cell table:number-columns-repeated="5"/>
          <table:table-cell table:style-name="ce5"/>
          <table:table-cell table:number-columns-repeated="4"/>
        </table:table-row>
        <table:table-row table:style-name="ro2">
          <table:table-cell table:number-columns-repeated="2"/>
          <table:table-cell table:style-name="ce3"/>
          <table:table-cell table:style-name="ce5" table:number-columns-repeated="7"/>
          <table:table-cell table:number-columns-repeated="3"/>
        </table:table-row>
        <table:table-row table:style-name="ro2" table:number-rows-repeated="37">
          <table:table-cell table:number-columns-repeated="2"/>
          <table:table-cell table:style-name="ce3"/>
          <table:table-cell table:style-name="ce6"/>
          <table:table-cell table:style-name="ce7"/>
          <table:table-cell table:style-name="ce8"/>
          <table:table-cell table:style-name="ce7"/>
          <table:table-cell table:style-name="ce5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6"/>
          <table:table-cell table:style-name="ce5" table:number-columns-repeated="6"/>
          <table:table-cell table:number-columns-repeated="3"/>
        </table:table-row>
        <table:table-row table:style-name="ro2" table:number-rows-repeated="13">
          <table:table-cell table:number-columns-repeated="2"/>
          <table:table-cell table:style-name="ce3"/>
          <table:table-cell table:style-name="ce5" table:number-columns-repeated="7"/>
          <table:table-cell table:number-columns-repeated="3"/>
        </table:table-row>
        <table:table-row table:style-name="ro2" table:number-rows-repeated="3">
          <table:table-cell table:number-columns-repeated="2"/>
          <table:table-cell table:style-name="ce3"/>
          <table:table-cell table:style-name="ce5" table:number-columns-repeated="5"/>
          <table:table-cell/>
          <table:table-cell table:style-name="ce5"/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5" table:number-columns-repeated="3"/>
          <table:table-cell/>
          <table:table-cell table:style-name="ce5"/>
          <table:table-cell/>
          <table:table-cell table:style-name="ce5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3"/>
          <table:table-cell table:style-name="ce5" table:number-columns-repeated="5"/>
          <table:table-cell/>
          <table:table-cell table:style-name="ce5"/>
          <table:table-cell table:number-columns-repeated="3"/>
        </table:table-row>
        <table:table-row table:style-name="ro2" table:number-rows-repeated="43">
          <table:table-cell table:number-columns-repeated="2"/>
          <table:table-cell table:style-name="ce3"/>
          <table:table-cell table:number-columns-repeated="10"/>
        </table:table-row>
        <table:table-row table:style-name="ro2" table:number-rows-repeated="10483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Altvater</meta:initial-creator>
    <meta:creation-date>2014-04-03T11:28:03</meta:creation-date>
    <dc:date>2014-04-03T15:05:39</dc:date>
    <dc:creator>Florian Altvater</dc:creator>
    <meta:editing-duration>PT2H11M42S</meta:editing-duration>
    <meta:editing-cycles>5</meta:editing-cycles>
    <meta:generator>LibreOffice/3.5$Linux_X86_64 LibreOffice_project/350m1$Build-2</meta:generator>
    <meta:document-statistic meta:table-count="3" meta:cell-count="1166" meta:object-count="0"/>
  </office:meta>
</office:document-meta>
</file>